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3.956cm"/>
    </style:style>
    <style:style style:name="co3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0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1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arch_by_userid_fakeus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po de hasheo</text:p>
          </table:table-cell>
          <table:table-cell office:value-type="string" calcext:value-type="string">
            <text:p><text:s/>Número de busquedas</text:p>
          </table:table-cell>
          <table:table-cell office:value-type="string" calcext:value-type="string">
            <text:p><text:s/>Tiempo(s)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194" calcext:value-type="float">
            <text:p>0,0000341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4372" calcext:value-type="float">
            <text:p>0,0000443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928" calcext:value-type="float">
            <text:p>0,0000289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232" calcext:value-type="float">
            <text:p>0,0000392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909" calcext:value-type="float">
            <text:p>0,0000269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272" calcext:value-type="float">
            <text:p>0,0000452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701" calcext:value-type="float">
            <text:p>0,0000317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988" calcext:value-type="float">
            <text:p>0,0000319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12" calcext:value-type="float">
            <text:p>0,000026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294" calcext:value-type="float">
            <text:p>0,0000362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061" calcext:value-type="float">
            <text:p>0,0000260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982" calcext:value-type="float">
            <text:p>0,0000279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807" calcext:value-type="float">
            <text:p>0,0000328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409" calcext:value-type="float">
            <text:p>0,0000264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437" calcext:value-type="float">
            <text:p>0,0000264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41" calcext:value-type="float">
            <text:p>0,000030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117" calcext:value-type="float">
            <text:p>0,0000251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24" calcext:value-type="float">
            <text:p>0,000025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944" calcext:value-type="float">
            <text:p>0,0000309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13" calcext:value-type="float">
            <text:p>0,000025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154" calcext:value-type="float">
            <text:p>0,0000291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119" calcext:value-type="float">
            <text:p>0,0000311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552" calcext:value-type="float">
            <text:p>0,0000275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256" calcext:value-type="float">
            <text:p>0,0000272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025" calcext:value-type="float">
            <text:p>0,0000310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825" calcext:value-type="float">
            <text:p>0,0000258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426" calcext:value-type="float">
            <text:p>0,0000254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093" calcext:value-type="float">
            <text:p>0,0000300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907" calcext:value-type="float">
            <text:p>0,0000249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511" calcext:value-type="float">
            <text:p>0,0000255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571" calcext:value-type="float">
            <text:p>0,0000305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044" calcext:value-type="float">
            <text:p>0,0000260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59" calcext:value-type="float">
            <text:p>0,000025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076" calcext:value-type="float">
            <text:p>0,0000320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031" calcext:value-type="float">
            <text:p>0,0000270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508" calcext:value-type="float">
            <text:p>0,0000265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672" calcext:value-type="float">
            <text:p>0,0000306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604" calcext:value-type="float">
            <text:p>0,0000246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299" calcext:value-type="float">
            <text:p>0,0000262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29" calcext:value-type="float">
            <text:p>0,000031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004" calcext:value-type="float">
            <text:p>0,0000290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552" calcext:value-type="float">
            <text:p>0,0000345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314" calcext:value-type="float">
            <text:p>0,0000313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308" calcext:value-type="float">
            <text:p>0,0000263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139" calcext:value-type="float">
            <text:p>0,0000261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702" calcext:value-type="float">
            <text:p>0,0000307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725" calcext:value-type="float">
            <text:p>0,0000397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639" calcext:value-type="float">
            <text:p>0,0000256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438" calcext:value-type="float">
            <text:p>0,0000384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508" calcext:value-type="float">
            <text:p>0,0000375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628" calcext:value-type="float">
            <text:p>0,0000456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298" calcext:value-type="float">
            <text:p>0,0000402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759" calcext:value-type="float">
            <text:p>0,0000457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612" calcext:value-type="float">
            <text:p>0,0000386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458" calcext:value-type="float">
            <text:p>0,0000374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574" calcext:value-type="float">
            <text:p>0,0000325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146" calcext:value-type="float">
            <text:p>0,0000381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249" calcext:value-type="float">
            <text:p>0,0000352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148" calcext:value-type="float">
            <text:p>0,0000301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381" calcext:value-type="float">
            <text:p>0,0000313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26" calcext:value-type="float">
            <text:p>0,000032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035" calcext:value-type="float">
            <text:p>0,0000330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588" calcext:value-type="float">
            <text:p>0,0000285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202" calcext:value-type="float">
            <text:p>0,0000322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128" calcext:value-type="float">
            <text:p>0,0000281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629" calcext:value-type="float">
            <text:p>0,0000286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387" calcext:value-type="float">
            <text:p>0,0000313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329" calcext:value-type="float">
            <text:p>0,0000263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211" calcext:value-type="float">
            <text:p>0,0000292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183" calcext:value-type="float">
            <text:p>0,000061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031" calcext:value-type="float">
            <text:p>0,0000320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65" calcext:value-type="float">
            <text:p>0,000030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9329" calcext:value-type="float">
            <text:p>0,0000693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667" calcext:value-type="float">
            <text:p>0,0000306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695" calcext:value-type="float">
            <text:p>0,0000296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038" calcext:value-type="float">
            <text:p>0,0000320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403" calcext:value-type="float">
            <text:p>0,0000274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736" calcext:value-type="float">
            <text:p>0,0000267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076" calcext:value-type="float">
            <text:p>0,0000310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31" calcext:value-type="float">
            <text:p>0,000026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274" calcext:value-type="float">
            <text:p>0,0000272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949" calcext:value-type="float">
            <text:p>0,000049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386" calcext:value-type="float">
            <text:p>0,0000263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98" calcext:value-type="float">
            <text:p>0,000026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602" calcext:value-type="float">
            <text:p>0,0000306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063" calcext:value-type="float">
            <text:p>0,0000260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82" calcext:value-type="float">
            <text:p>0,000029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406" calcext:value-type="float">
            <text:p>0,0000484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373" calcext:value-type="float">
            <text:p>0,0000293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294" calcext:value-type="float">
            <text:p>0,0000302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855" calcext:value-type="float">
            <text:p>0,0000328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158" calcext:value-type="float">
            <text:p>0,0000281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235" calcext:value-type="float">
            <text:p>0,0000292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4703" calcext:value-type="float">
            <text:p>0,0000447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594" calcext:value-type="float">
            <text:p>0,0000355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478" calcext:value-type="float">
            <text:p>0,0000324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7669" calcext:value-type="float">
            <text:p>0,0000576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475" calcext:value-type="float">
            <text:p>0,0000344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977" calcext:value-type="float">
            <text:p>0,0000299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29" calcext:value-type="float">
            <text:p>0,000035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65" calcext:value-type="float">
            <text:p>0,000038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739" calcext:value-type="float">
            <text:p>0,0000417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095" calcext:value-type="float">
            <text:p>0,0000390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964" calcext:value-type="float">
            <text:p>0,0000319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745" calcext:value-type="float">
            <text:p>0,0000327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4178" calcext:value-type="float">
            <text:p>0,0000541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9355" calcext:value-type="float">
            <text:p>0,0000493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9333" calcext:value-type="float">
            <text:p>0,0000493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957" calcext:value-type="float">
            <text:p>0,0000429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042" calcext:value-type="float">
            <text:p>0,0000380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2866" calcext:value-type="float">
            <text:p>0,0000728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473" calcext:value-type="float">
            <text:p>0,0000434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217" calcext:value-type="float">
            <text:p>0,0000362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528" calcext:value-type="float">
            <text:p>0,0000345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59" calcext:value-type="float">
            <text:p>0,00000005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75" calcext:value-type="float">
            <text:p>0,0000000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4259" calcext:value-type="float">
            <text:p>0,0000642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1641" calcext:value-type="float">
            <text:p>0,0000516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397" calcext:value-type="float">
            <text:p>0,0000463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4" calcext:value-type="float">
            <text:p>0,0000000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465" calcext:value-type="float">
            <text:p>0,0000464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096" calcext:value-type="float">
            <text:p>0,0000360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714" calcext:value-type="float">
            <text:p>0,0000357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7" calcext:value-type="float">
            <text:p>0,0000000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358" calcext:value-type="float">
            <text:p>0,0000413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7255" calcext:value-type="float">
            <text:p>0,0000472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101" calcext:value-type="float">
            <text:p>0,0000361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8" calcext:value-type="float">
            <text:p>0,0000000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59" calcext:value-type="float">
            <text:p>0,000059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756" calcext:value-type="float">
            <text:p>0,0000377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099" calcext:value-type="float">
            <text:p>0,0000340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915" calcext:value-type="float">
            <text:p>0,0000409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264" calcext:value-type="float">
            <text:p>0,0000362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057" calcext:value-type="float">
            <text:p>0,0000360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7" calcext:value-type="float">
            <text:p>0,00003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213" calcext:value-type="float">
            <text:p>0,0000352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174" calcext:value-type="float">
            <text:p>0,0000451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3163" calcext:value-type="float">
            <text:p>0,0000531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4801" calcext:value-type="float">
            <text:p>0,0000448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07" calcext:value-type="float">
            <text:p>0,000040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034" calcext:value-type="float">
            <text:p>0,0000380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9312" calcext:value-type="float">
            <text:p>0,0001293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425" calcext:value-type="float">
            <text:p>0,0000304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1" calcext:value-type="float">
            <text:p>0,0000000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958" calcext:value-type="float">
            <text:p>0,0000369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2735" calcext:value-type="float">
            <text:p>0,0000527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378" calcext:value-type="float">
            <text:p>0,0000293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439" calcext:value-type="float">
            <text:p>0,0000354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9" calcext:value-type="float">
            <text:p>0,00003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946" calcext:value-type="float">
            <text:p>0,0000339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337" calcext:value-type="float">
            <text:p>0,0000353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511" calcext:value-type="float">
            <text:p>0,0000325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536" calcext:value-type="float">
            <text:p>0,0000305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269" calcext:value-type="float">
            <text:p>0,0000352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711" calcext:value-type="float">
            <text:p>0,0000267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532" calcext:value-type="float">
            <text:p>0,0000265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925" calcext:value-type="float">
            <text:p>0,0000419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891" calcext:value-type="float">
            <text:p>0,0000318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208" calcext:value-type="float">
            <text:p>0,0000312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623" calcext:value-type="float">
            <text:p>0,0000366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691" calcext:value-type="float">
            <text:p>0,0000316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883" calcext:value-type="float">
            <text:p>0,0000418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99" calcext:value-type="float">
            <text:p>0,0000000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537" calcext:value-type="float">
            <text:p>0,0000375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5" calcext:value-type="float">
            <text:p>0,00003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987" calcext:value-type="float">
            <text:p>0,0000319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018" calcext:value-type="float">
            <text:p>0,0000370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03" calcext:value-type="float">
            <text:p>0,000030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406" calcext:value-type="float">
            <text:p>0,0000294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745" calcext:value-type="float">
            <text:p>0,0000347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597" calcext:value-type="float">
            <text:p>0,0000275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54" calcext:value-type="float">
            <text:p>0,000028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779" calcext:value-type="float">
            <text:p>0,0000337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915" calcext:value-type="float">
            <text:p>0,0000269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058" calcext:value-type="float">
            <text:p>0,0000260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6814" calcext:value-type="float">
            <text:p>0,0001468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054" calcext:value-type="float">
            <text:p>0,0000430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003" calcext:value-type="float">
            <text:p>0,0000300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815" calcext:value-type="float">
            <text:p>0,0000358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228" calcext:value-type="float">
            <text:p>0,0000272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89" calcext:value-type="float">
            <text:p>0,000028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196" calcext:value-type="float">
            <text:p>0,0000341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536" calcext:value-type="float">
            <text:p>0,000065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1561" calcext:value-type="float">
            <text:p>0,0000515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539" calcext:value-type="float">
            <text:p>0,0000485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793" calcext:value-type="float">
            <text:p>0,0000357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273" calcext:value-type="float">
            <text:p>0,0000332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9809" calcext:value-type="float">
            <text:p>0,0000498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425" calcext:value-type="float">
            <text:p>0,0000454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59" calcext:value-type="float">
            <text:p>0,000033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5411" calcext:value-type="float">
            <text:p>0,0000654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83" calcext:value-type="float">
            <text:p>0,000033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516" calcext:value-type="float">
            <text:p>0,0000335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1207" calcext:value-type="float">
            <text:p>0,0000912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4873" calcext:value-type="float">
            <text:p>0,0000548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9772" calcext:value-type="float">
            <text:p>0,0000497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465" calcext:value-type="float">
            <text:p>0,0000484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948" calcext:value-type="float">
            <text:p>0,0000359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369" calcext:value-type="float">
            <text:p>0,0000343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055" calcext:value-type="float">
            <text:p>0,0000480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051" calcext:value-type="float">
            <text:p>0,0000350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182" calcext:value-type="float">
            <text:p>0,0000331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977" calcext:value-type="float">
            <text:p>0,0000459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541" calcext:value-type="float">
            <text:p>0,0000305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778" calcext:value-type="float">
            <text:p>0,0000317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5359" calcext:value-type="float">
            <text:p>0,0000553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" calcext:value-type="float">
            <text:p>0,0000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696" calcext:value-type="float">
            <text:p>0,0000296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4766" calcext:value-type="float">
            <text:p>0,0000447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198" calcext:value-type="float">
            <text:p>0,0000271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566" calcext:value-type="float">
            <text:p>0,0000325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873" calcext:value-type="float">
            <text:p>0,0000488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875" calcext:value-type="float">
            <text:p>0,0000288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054" calcext:value-type="float">
            <text:p>0,0000340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2843" calcext:value-type="float">
            <text:p>0,0000928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573" calcext:value-type="float">
            <text:p>0,0000295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739" calcext:value-type="float">
            <text:p>0,0000297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317" calcext:value-type="float">
            <text:p>0,0000393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471" calcext:value-type="float">
            <text:p>0,0000284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108" calcext:value-type="float">
            <text:p>0,0000281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796" calcext:value-type="float">
            <text:p>0,0000337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45" calcext:value-type="float">
            <text:p>0,000030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193" calcext:value-type="float">
            <text:p>0,0000361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208" calcext:value-type="float">
            <text:p>0,0000362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654" calcext:value-type="float">
            <text:p>0,0000356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856" calcext:value-type="float">
            <text:p>0,0000298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409" calcext:value-type="float">
            <text:p>0,0000334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456" calcext:value-type="float">
            <text:p>0,0000284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418" calcext:value-type="float">
            <text:p>0,0000264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0332" calcext:value-type="float">
            <text:p>0,0000503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792" calcext:value-type="float">
            <text:p>0,0000267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0877" calcext:value-type="float">
            <text:p>0,0000608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057" calcext:value-type="float">
            <text:p>0,0000360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434" calcext:value-type="float">
            <text:p>0,0000304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02" calcext:value-type="float">
            <text:p>0,000029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571" calcext:value-type="float">
            <text:p>0,0000705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022" calcext:value-type="float">
            <text:p>0,0000290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433" calcext:value-type="float">
            <text:p>0,0000394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933" calcext:value-type="float">
            <text:p>0,0000389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355" calcext:value-type="float">
            <text:p>0,0000403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6805" calcext:value-type="float">
            <text:p>0,0000568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216" calcext:value-type="float">
            <text:p>0,0000382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1" calcext:value-type="float">
            <text:p>0,00003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021" calcext:value-type="float">
            <text:p>0,0000340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225" calcext:value-type="float">
            <text:p>0,0000392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742" calcext:value-type="float">
            <text:p>0,0000417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554" calcext:value-type="float">
            <text:p>0,0000325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75" calcext:value-type="float">
            <text:p>0,0000000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398" calcext:value-type="float">
            <text:p>0,0000383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219" calcext:value-type="float">
            <text:p>0,0000322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666" calcext:value-type="float">
            <text:p>0,0000396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338" calcext:value-type="float">
            <text:p>0,0000383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214" calcext:value-type="float">
            <text:p>0,0000322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426" calcext:value-type="float">
            <text:p>0,0000314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326" calcext:value-type="float">
            <text:p>0,0000393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139" calcext:value-type="float">
            <text:p>0,0000341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965" calcext:value-type="float">
            <text:p>0,0000369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764" calcext:value-type="float">
            <text:p>0,0000387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898" calcext:value-type="float">
            <text:p>0,0000338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9806" calcext:value-type="float">
            <text:p>0,0000498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021" calcext:value-type="float">
            <text:p>0,0000390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915" calcext:value-type="float">
            <text:p>0,0000329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459" calcext:value-type="float">
            <text:p>0,0000464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694" calcext:value-type="float">
            <text:p>0,0000336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341" calcext:value-type="float">
            <text:p>0,0000293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569" calcext:value-type="float">
            <text:p>0,0000285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949" calcext:value-type="float">
            <text:p>0,0000329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546" calcext:value-type="float">
            <text:p>0,0000285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897" calcext:value-type="float">
            <text:p>0,0000268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7194" calcext:value-type="float">
            <text:p>0,0000471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303" calcext:value-type="float">
            <text:p>0,0000393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954" calcext:value-type="float">
            <text:p>0,0000319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966" calcext:value-type="float">
            <text:p>0,0000359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4527" calcext:value-type="float">
            <text:p>0,0000545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988" calcext:value-type="float">
            <text:p>0,0000309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1" calcext:value-type="float">
            <text:p>0,0000000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035" calcext:value-type="float">
            <text:p>0,0000360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121" calcext:value-type="float">
            <text:p>0,0000301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549" calcext:value-type="float">
            <text:p>0,0000295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179" calcext:value-type="float">
            <text:p>0,0000331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8007" calcext:value-type="float">
            <text:p>0,0000580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23" calcext:value-type="float">
            <text:p>0,000028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32" calcext:value-type="float">
            <text:p>0,000034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763" calcext:value-type="float">
            <text:p>0,0000407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882" calcext:value-type="float">
            <text:p>0,0000288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222" calcext:value-type="float">
            <text:p>0,0000322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27" calcext:value-type="float">
            <text:p>0,000032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945" calcext:value-type="float">
            <text:p>0,0000269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429" calcext:value-type="float">
            <text:p>0,0000344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886" calcext:value-type="float">
            <text:p>0,0000308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18" calcext:value-type="float">
            <text:p>0,00006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77" calcext:value-type="float">
            <text:p>0,000035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48" calcext:value-type="float">
            <text:p>0,000030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796" calcext:value-type="float">
            <text:p>0,0000297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028" calcext:value-type="float">
            <text:p>0,0000340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005" calcext:value-type="float">
            <text:p>0,0000290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409" calcext:value-type="float">
            <text:p>0,0000304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187" calcext:value-type="float">
            <text:p>0,0000331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699" calcext:value-type="float">
            <text:p>0,0000266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978" calcext:value-type="float">
            <text:p>0,0000319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116" calcext:value-type="float">
            <text:p>0,0000321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181" calcext:value-type="float">
            <text:p>0,0000331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763" calcext:value-type="float">
            <text:p>0,0000267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268" calcext:value-type="float">
            <text:p>0,0000322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22" calcext:value-type="float">
            <text:p>0,000026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124" calcext:value-type="float">
            <text:p>0,0000281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589" calcext:value-type="float">
            <text:p>0,0000325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895" calcext:value-type="float">
            <text:p>0,0000418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64" calcext:value-type="float">
            <text:p>0,000032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9473" calcext:value-type="float">
            <text:p>0,0000694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8899" calcext:value-type="float">
            <text:p>0,0000588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6305" calcext:value-type="float">
            <text:p>0,0001563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8173" calcext:value-type="float">
            <text:p>0,0000681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712" calcext:value-type="float">
            <text:p>0,000057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8213" calcext:value-type="float">
            <text:p>0,0000682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4627" calcext:value-type="float">
            <text:p>0,0000646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5959" calcext:value-type="float">
            <text:p>0,0000559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0172" calcext:value-type="float">
            <text:p>0,0000701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0531" calcext:value-type="float">
            <text:p>0,0000705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0307" calcext:value-type="float">
            <text:p>0,0000603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7438" calcext:value-type="float">
            <text:p>0,0000574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7211" calcext:value-type="float">
            <text:p>0,0000672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6244" calcext:value-type="float">
            <text:p>0,0000562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5064" calcext:value-type="float">
            <text:p>0,0000550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5372" calcext:value-type="float">
            <text:p>0,0000653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5188" calcext:value-type="float">
            <text:p>0,0000751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4197" calcext:value-type="float">
            <text:p>0,0000541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4014" calcext:value-type="float">
            <text:p>0,0000740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2204" calcext:value-type="float">
            <text:p>0,0000822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2362" calcext:value-type="float">
            <text:p>0,0000623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1614" calcext:value-type="float">
            <text:p>0,0000716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5916" calcext:value-type="float">
            <text:p>0,0000559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8009" calcext:value-type="float">
            <text:p>0,0000580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6795" calcext:value-type="float">
            <text:p>0,0000667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5481" calcext:value-type="float">
            <text:p>0,0000654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7704" calcext:value-type="float">
            <text:p>0,0001077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829" calcext:value-type="float">
            <text:p>0,000068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7843" calcext:value-type="float">
            <text:p>0,0000578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4993" calcext:value-type="float">
            <text:p>0,0000749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7193" calcext:value-type="float">
            <text:p>0,0000671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7911" calcext:value-type="float">
            <text:p>0,0000579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4772" calcext:value-type="float">
            <text:p>0,0001547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7869" calcext:value-type="float">
            <text:p>0,0000678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2691" calcext:value-type="float">
            <text:p>0,0000726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1408" calcext:value-type="float">
            <text:p>0,0000714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7296" calcext:value-type="float">
            <text:p>0,0000672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6644" calcext:value-type="float">
            <text:p>0,0000566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456" calcext:value-type="float">
            <text:p>0,000054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6101" calcext:value-type="float">
            <text:p>0,0000661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4429" calcext:value-type="float">
            <text:p>0,0000644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3024" calcext:value-type="float">
            <text:p>0,0000630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5078" calcext:value-type="float">
            <text:p>0,0000850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0904" calcext:value-type="float">
            <text:p>0,0000609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91" calcext:value-type="float">
            <text:p>0,00005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5466" calcext:value-type="float">
            <text:p>0,0000654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4493" calcext:value-type="float">
            <text:p>0,0000644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9479" calcext:value-type="float">
            <text:p>0,0000994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8481" calcext:value-type="float">
            <text:p>0,0000684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9213" calcext:value-type="float">
            <text:p>0,0000592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3893" calcext:value-type="float">
            <text:p>0,0000638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7546" calcext:value-type="float">
            <text:p>0,0000675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913" calcext:value-type="float">
            <text:p>0,000079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3564" calcext:value-type="float">
            <text:p>0,0001135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4943" calcext:value-type="float">
            <text:p>0,0000749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9901" calcext:value-type="float">
            <text:p>0,0000599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8294" calcext:value-type="float">
            <text:p>0,0000582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59" calcext:value-type="float">
            <text:p>0,0000000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2613" calcext:value-type="float">
            <text:p>0,0000926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9398" calcext:value-type="float">
            <text:p>0,0000593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7469" calcext:value-type="float">
            <text:p>0,0000574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6047" calcext:value-type="float">
            <text:p>0,0000660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3474" calcext:value-type="float">
            <text:p>0,0000834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9921" calcext:value-type="float">
            <text:p>0,0000599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7778" calcext:value-type="float">
            <text:p>0,0000677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6275" calcext:value-type="float">
            <text:p>0,0000562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4693" calcext:value-type="float">
            <text:p>0,0000546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5761" calcext:value-type="float">
            <text:p>0,0000657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5739" calcext:value-type="float">
            <text:p>0,0000557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7449" calcext:value-type="float">
            <text:p>0,0000574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6677" calcext:value-type="float">
            <text:p>0,0000666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8932" calcext:value-type="float">
            <text:p>0,0001889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7916" calcext:value-type="float">
            <text:p>0,0001279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715" calcext:value-type="float">
            <text:p>0,000077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7591" calcext:value-type="float">
            <text:p>0,0000575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0693" calcext:value-type="float">
            <text:p>0,0000606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5772" calcext:value-type="float">
            <text:p>0,0000657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7812" calcext:value-type="float">
            <text:p>0,0000578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0269" calcext:value-type="float">
            <text:p>0,0000702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5881" calcext:value-type="float">
            <text:p>0,0000658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8702" calcext:value-type="float">
            <text:p>0,0000687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1171" calcext:value-type="float">
            <text:p>0,0000611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52" calcext:value-type="float">
            <text:p>0,00006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4586" calcext:value-type="float">
            <text:p>0,0000545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4573" calcext:value-type="float">
            <text:p>0,0000545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3917" calcext:value-type="float">
            <text:p>0,0000639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6978" calcext:value-type="float">
            <text:p>0,0000569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8675" calcext:value-type="float">
            <text:p>0,0000586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3429" calcext:value-type="float">
            <text:p>0,0003034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6562" calcext:value-type="float">
            <text:p>0,0000865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9509" calcext:value-type="float">
            <text:p>0,0000595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7999" calcext:value-type="float">
            <text:p>0,0000679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7928" calcext:value-type="float">
            <text:p>0,0000579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681" calcext:value-type="float">
            <text:p>0,000056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8744" calcext:value-type="float">
            <text:p>0,0000687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6373" calcext:value-type="float">
            <text:p>0,0000563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59" calcext:value-type="float">
            <text:p>0,00005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6241" calcext:value-type="float">
            <text:p>0,0000662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5002" calcext:value-type="float">
            <text:p>0,0000550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5626" calcext:value-type="float">
            <text:p>0,0000556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5291" calcext:value-type="float">
            <text:p>0,0000652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347" calcext:value-type="float">
            <text:p>0,000063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8224" calcext:value-type="float">
            <text:p>0,0001782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57" calcext:value-type="float">
            <text:p>0,0000000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8862" calcext:value-type="float">
            <text:p>0,0001788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8426" calcext:value-type="float">
            <text:p>0,0001584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4938" calcext:value-type="float">
            <text:p>0,0001349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57" calcext:value-type="float">
            <text:p>0,0000000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2766" calcext:value-type="float">
            <text:p>0,0001127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5198" calcext:value-type="float">
            <text:p>0,0001951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7859" calcext:value-type="float">
            <text:p>0,0001078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1673" calcext:value-type="float">
            <text:p>0,0000716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9512" calcext:value-type="float">
            <text:p>0,0001695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6123" calcext:value-type="float">
            <text:p>0,0000961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9404" calcext:value-type="float">
            <text:p>0,0000694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5766" calcext:value-type="float">
            <text:p>0,0000657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9751" calcext:value-type="float">
            <text:p>0,0000997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8139" calcext:value-type="float">
            <text:p>0,0000781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1549" calcext:value-type="float">
            <text:p>0,0000615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9763" calcext:value-type="float">
            <text:p>0,0000597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4517" calcext:value-type="float">
            <text:p>0,0000845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0583" calcext:value-type="float">
            <text:p>0,0000705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7595" calcext:value-type="float">
            <text:p>0,0001575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37" calcext:value-type="float">
            <text:p>0,00007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0299" calcext:value-type="float">
            <text:p>0,0000602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9166" calcext:value-type="float">
            <text:p>0,0000591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0112" calcext:value-type="float">
            <text:p>0,0000701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0425" calcext:value-type="float">
            <text:p>0,0000604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9688" calcext:value-type="float">
            <text:p>0,0000596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8445" calcext:value-type="float">
            <text:p>0,0000684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4208" calcext:value-type="float">
            <text:p>0,0001242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87961" calcext:value-type="float">
            <text:p>0,0003879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5091" calcext:value-type="float">
            <text:p>0,0001350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2053" calcext:value-type="float">
            <text:p>0,0001020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0025" calcext:value-type="float">
            <text:p>0,0001000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8" calcext:value-type="float">
            <text:p>0,0000000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5691" calcext:value-type="float">
            <text:p>0,0000856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1855" calcext:value-type="float">
            <text:p>0,0000618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4121" calcext:value-type="float">
            <text:p>0,0000641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0616" calcext:value-type="float">
            <text:p>0,0000706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1212" calcext:value-type="float">
            <text:p>0,0000612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7524" calcext:value-type="float">
            <text:p>0,0001375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9354" calcext:value-type="float">
            <text:p>0,0000693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5127" calcext:value-type="float">
            <text:p>0,0000651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7421" calcext:value-type="float">
            <text:p>0,0000574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0756" calcext:value-type="float">
            <text:p>0,0000707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8159" calcext:value-type="float">
            <text:p>0,0000981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8779" calcext:value-type="float">
            <text:p>0,0000587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7818" calcext:value-type="float">
            <text:p>0,0000678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8108" calcext:value-type="float">
            <text:p>0,0000881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5386" calcext:value-type="float">
            <text:p>0,0001553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6571" calcext:value-type="float">
            <text:p>0,0000965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9566" calcext:value-type="float">
            <text:p>0,0000595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8197" calcext:value-type="float">
            <text:p>0,0000581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1951" calcext:value-type="float">
            <text:p>0,0001119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0273" calcext:value-type="float">
            <text:p>0,0001402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2886" calcext:value-type="float">
            <text:p>0,0000628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983" calcext:value-type="float">
            <text:p>0,000069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8151" calcext:value-type="float">
            <text:p>0,0000581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3618" calcext:value-type="float">
            <text:p>0,0002036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6656" calcext:value-type="float">
            <text:p>0,0000966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0659" calcext:value-type="float">
            <text:p>0,0001306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2387" calcext:value-type="float">
            <text:p>0,0000923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71" calcext:value-type="float">
            <text:p>0,0000000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3" calcext:value-type="float">
            <text:p>0,0000000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1458" calcext:value-type="float">
            <text:p>0,0000714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2957" calcext:value-type="float">
            <text:p>0,0000629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975" calcext:value-type="float">
            <text:p>0,000059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54" calcext:value-type="float">
            <text:p>0,0000000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7208" calcext:value-type="float">
            <text:p>0,0000872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217" calcext:value-type="float">
            <text:p>0,000062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4433" calcext:value-type="float">
            <text:p>0,0000644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2161" calcext:value-type="float">
            <text:p>0,0000721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1984" calcext:value-type="float">
            <text:p>0,0000619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2987" calcext:value-type="float">
            <text:p>0,0000629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0855" calcext:value-type="float">
            <text:p>0,0000708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4805" calcext:value-type="float">
            <text:p>0,0000648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6051" calcext:value-type="float">
            <text:p>0,0000560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1975" calcext:value-type="float">
            <text:p>0,0000719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2299" calcext:value-type="float">
            <text:p>0,0000622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8523" calcext:value-type="float">
            <text:p>0,0000585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9073" calcext:value-type="float">
            <text:p>0,0000990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6854" calcext:value-type="float">
            <text:p>0,0001268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7593" calcext:value-type="float">
            <text:p>0,0001575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9132" calcext:value-type="float">
            <text:p>0,0000691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0988" calcext:value-type="float">
            <text:p>0,0000609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2246" calcext:value-type="float">
            <text:p>0,0000622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5004" calcext:value-type="float">
            <text:p>0,0000750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5086" calcext:value-type="float">
            <text:p>0,0000650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703" calcext:value-type="float">
            <text:p>0,000057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7994" calcext:value-type="float">
            <text:p>0,0000679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7975" calcext:value-type="float">
            <text:p>0,0001179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4665" calcext:value-type="float">
            <text:p>0,0001546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8765" calcext:value-type="float">
            <text:p>0,0000687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9913" calcext:value-type="float">
            <text:p>0,0000599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6329" calcext:value-type="float">
            <text:p>0,0000563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0921" calcext:value-type="float">
            <text:p>0,0001009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0821" calcext:value-type="float">
            <text:p>0,0000608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828" calcext:value-type="float">
            <text:p>0,000058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5342" calcext:value-type="float">
            <text:p>0,0000653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2064" calcext:value-type="float">
            <text:p>0,0000820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2248" calcext:value-type="float">
            <text:p>0,0001022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9591" calcext:value-type="float">
            <text:p>0,0000695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0815" calcext:value-type="float">
            <text:p>0,0000608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6981" calcext:value-type="float">
            <text:p>0,0000569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9" calcext:value-type="float">
            <text:p>0,0000000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116" calcext:value-type="float">
            <text:p>0,000081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6286" calcext:value-type="float">
            <text:p>0,0000662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8513" calcext:value-type="float">
            <text:p>0,0000585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3569" calcext:value-type="float">
            <text:p>0,0000735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4585" calcext:value-type="float">
            <text:p>0,0000645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3942" calcext:value-type="float">
            <text:p>0,0001439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0532" calcext:value-type="float">
            <text:p>0,0000705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9193" calcext:value-type="float">
            <text:p>0,0000591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7762" calcext:value-type="float">
            <text:p>0,0000577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0176" calcext:value-type="float">
            <text:p>0,0000701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3662" calcext:value-type="float">
            <text:p>0,0000836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679" calcext:value-type="float">
            <text:p>0,000056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2093" calcext:value-type="float">
            <text:p>0,0000820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4393" calcext:value-type="float">
            <text:p>0,0000943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717" calcext:value-type="float">
            <text:p>0,000147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9959" calcext:value-type="float">
            <text:p>0,0000699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8804" calcext:value-type="float">
            <text:p>0,0000588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1246" calcext:value-type="float">
            <text:p>0,0000612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9117" calcext:value-type="float">
            <text:p>0,0001291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1034" calcext:value-type="float">
            <text:p>0,0000610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7702" calcext:value-type="float">
            <text:p>0,0000577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6981" calcext:value-type="float">
            <text:p>0,0000669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263" calcext:value-type="float">
            <text:p>0,000092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6266" calcext:value-type="float">
            <text:p>0,0001262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989" calcext:value-type="float">
            <text:p>0,000069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0064" calcext:value-type="float">
            <text:p>0,0000600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5793" calcext:value-type="float">
            <text:p>0,0000557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3557" calcext:value-type="float">
            <text:p>0,0000735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1182" calcext:value-type="float">
            <text:p>0,0000611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8491" calcext:value-type="float">
            <text:p>0,0000584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6778" calcext:value-type="float">
            <text:p>0,0000667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0404" calcext:value-type="float">
            <text:p>0,0000704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9027" calcext:value-type="float">
            <text:p>0,0001090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9785" calcext:value-type="float">
            <text:p>0,0000697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8059" calcext:value-type="float">
            <text:p>0,0000580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916" calcext:value-type="float">
            <text:p>0,000059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0292" calcext:value-type="float">
            <text:p>0,0000702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0987" calcext:value-type="float">
            <text:p>0,0000609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796" calcext:value-type="float">
            <text:p>0,000057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8" calcext:value-type="float">
            <text:p>0,0000000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9881" calcext:value-type="float">
            <text:p>0,0000798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3691" calcext:value-type="float">
            <text:p>0,0000636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0173" calcext:value-type="float">
            <text:p>0,0001501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9165" calcext:value-type="float">
            <text:p>0,0000691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8728" calcext:value-type="float">
            <text:p>0,0000587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2558" calcext:value-type="float">
            <text:p>0,0000725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142" calcext:value-type="float">
            <text:p>0,000071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1424" calcext:value-type="float">
            <text:p>0,0000614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9061" calcext:value-type="float">
            <text:p>0,0000590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7895" calcext:value-type="float">
            <text:p>0,0000878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1539" calcext:value-type="float">
            <text:p>0,0000615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982" calcext:value-type="float">
            <text:p>0,000139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9801" calcext:value-type="float">
            <text:p>0,0000698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1413" calcext:value-type="float">
            <text:p>0,0000614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8111" calcext:value-type="float">
            <text:p>0,0000881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0345" calcext:value-type="float">
            <text:p>0,0000703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7236" calcext:value-type="float">
            <text:p>0,0000672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8742" calcext:value-type="float">
            <text:p>0,0000587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5231" calcext:value-type="float">
            <text:p>0,0001352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6297" calcext:value-type="float">
            <text:p>0,0001462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8867" calcext:value-type="float">
            <text:p>0,0000588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8736" calcext:value-type="float">
            <text:p>0,0000687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9787" calcext:value-type="float">
            <text:p>0,0000597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0835" calcext:value-type="float">
            <text:p>0,0002408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1281" calcext:value-type="float">
            <text:p>0,0000712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0502" calcext:value-type="float">
            <text:p>0,0000605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8146" calcext:value-type="float">
            <text:p>0,0000581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1432" calcext:value-type="float">
            <text:p>0,0000914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2414" calcext:value-type="float">
            <text:p>0,0001424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8786" calcext:value-type="float">
            <text:p>0,0000587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0104" calcext:value-type="float">
            <text:p>0,0000701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9196" calcext:value-type="float">
            <text:p>0,0000591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0293" calcext:value-type="float">
            <text:p>0,0000702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9102" calcext:value-type="float">
            <text:p>0,0000891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1055" calcext:value-type="float">
            <text:p>0,0000610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8588" calcext:value-type="float">
            <text:p>0,0000585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5189" calcext:value-type="float">
            <text:p>0,0001451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3332" calcext:value-type="float">
            <text:p>0,0001533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4342" calcext:value-type="float">
            <text:p>0,0000743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9255" calcext:value-type="float">
            <text:p>0,0000692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888" calcext:value-type="float">
            <text:p>0,000058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6009" calcext:value-type="float">
            <text:p>0,0001860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2861" calcext:value-type="float">
            <text:p>0,0000828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9801" calcext:value-type="float">
            <text:p>0,0000598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8391" calcext:value-type="float">
            <text:p>0,0000583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9232" calcext:value-type="float">
            <text:p>0,0000792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4426" calcext:value-type="float">
            <text:p>0,0001144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9898" calcext:value-type="float">
            <text:p>0,0000598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902" calcext:value-type="float">
            <text:p>0,000069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3592" calcext:value-type="float">
            <text:p>0,0000835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6523" calcext:value-type="float">
            <text:p>0,0000665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9647" calcext:value-type="float">
            <text:p>0,0000696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0233" calcext:value-type="float">
            <text:p>0,0000602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6652" calcext:value-type="float">
            <text:p>0,0000566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2" calcext:value-type="float">
            <text:p>0,0000000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9823" calcext:value-type="float">
            <text:p>0,0002098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9862" calcext:value-type="float">
            <text:p>0,0000598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3868" calcext:value-type="float">
            <text:p>0,0000638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8705" calcext:value-type="float">
            <text:p>0,0000687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9839" calcext:value-type="float">
            <text:p>0,0000698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7454" calcext:value-type="float">
            <text:p>0,0000674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9968" calcext:value-type="float">
            <text:p>0,0000699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0259" calcext:value-type="float">
            <text:p>0,0000602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9177" calcext:value-type="float">
            <text:p>0,0000591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7" calcext:value-type="float">
            <text:p>0,0000000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1024" calcext:value-type="float">
            <text:p>0,0001710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1746" calcext:value-type="float">
            <text:p>0,0001117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6055" calcext:value-type="float">
            <text:p>0,0001060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6392" calcext:value-type="float">
            <text:p>0,0001363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02904" calcext:value-type="float">
            <text:p>0,0003029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806" calcext:value-type="float">
            <text:p>0,000108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2525" calcext:value-type="float">
            <text:p>0,0001525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7329" calcext:value-type="float">
            <text:p>0,0001073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1866" calcext:value-type="float">
            <text:p>0,0001018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3646" calcext:value-type="float">
            <text:p>0,0001536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4335" calcext:value-type="float">
            <text:p>0,000243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3078" calcext:value-type="float">
            <text:p>0,0001230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9579" calcext:value-type="float">
            <text:p>0,0002095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6837" calcext:value-type="float">
            <text:p>0,0001268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0888" calcext:value-type="float">
            <text:p>0,0001408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9735" calcext:value-type="float">
            <text:p>0,0001397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9723" calcext:value-type="float">
            <text:p>0,0001297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9815" calcext:value-type="float">
            <text:p>0,0001598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1935" calcext:value-type="float">
            <text:p>0,0001419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5884" calcext:value-type="float">
            <text:p>0,0001558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2048" calcext:value-type="float">
            <text:p>0,0001220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2471" calcext:value-type="float">
            <text:p>0,0001424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3077" calcext:value-type="float">
            <text:p>0,0001330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7685" calcext:value-type="float">
            <text:p>0,0001276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3863" calcext:value-type="float">
            <text:p>0,0001438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0274" calcext:value-type="float">
            <text:p>0,0001302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9506" calcext:value-type="float">
            <text:p>0,0001195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93729" calcext:value-type="float">
            <text:p>0,0001937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4953" calcext:value-type="float">
            <text:p>0,0001549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5794" calcext:value-type="float">
            <text:p>0,0001457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6537" calcext:value-type="float">
            <text:p>0,0001865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1939" calcext:value-type="float">
            <text:p>0,0001519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3065" calcext:value-type="float">
            <text:p>0,0001430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114" calcext:value-type="float">
            <text:p>0,0000001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9649" calcext:value-type="float">
            <text:p>0,0001896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5076" calcext:value-type="float">
            <text:p>0,0001750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9331" calcext:value-type="float">
            <text:p>0,0001493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9173" calcext:value-type="float">
            <text:p>0,0001891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0047" calcext:value-type="float">
            <text:p>0,0001500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4941" calcext:value-type="float">
            <text:p>0,0001449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7544" calcext:value-type="float">
            <text:p>0,0001875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6269" calcext:value-type="float">
            <text:p>0,0001562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3933" calcext:value-type="float">
            <text:p>0,0001439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7457" calcext:value-type="float">
            <text:p>0,0001774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079" calcext:value-type="float">
            <text:p>0,000130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022" calcext:value-type="float">
            <text:p>0,000120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3748" calcext:value-type="float">
            <text:p>0,0001437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7233" calcext:value-type="float">
            <text:p>0,0001272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0698" calcext:value-type="float">
            <text:p>0,0001206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5783" calcext:value-type="float">
            <text:p>0,0001457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0077" calcext:value-type="float">
            <text:p>0,0001300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1805" calcext:value-type="float">
            <text:p>0,0001218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0278" calcext:value-type="float">
            <text:p>0,0001602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7351" calcext:value-type="float">
            <text:p>0,0001273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8131" calcext:value-type="float">
            <text:p>0,0001181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6866" calcext:value-type="float">
            <text:p>0,0005168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1632" calcext:value-type="float">
            <text:p>0,0001316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3519" calcext:value-type="float">
            <text:p>0,0001235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83" calcext:value-type="float">
            <text:p>0,0000000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4892" calcext:value-type="float">
            <text:p>0,0001448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7775" calcext:value-type="float">
            <text:p>0,0001277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1383" calcext:value-type="float">
            <text:p>0,0001213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5671" calcext:value-type="float">
            <text:p>0,0001456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4719" calcext:value-type="float">
            <text:p>0,0001547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6958" calcext:value-type="float">
            <text:p>0,0001469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4127" calcext:value-type="float">
            <text:p>0,0001441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4032" calcext:value-type="float">
            <text:p>0,0001140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4952" calcext:value-type="float">
            <text:p>0,0001449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6912" calcext:value-type="float">
            <text:p>0,0001269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6411" calcext:value-type="float">
            <text:p>0,0001064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2945" calcext:value-type="float">
            <text:p>0,0001229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1154" calcext:value-type="float">
            <text:p>0,0001211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5722" calcext:value-type="float">
            <text:p>0,0001057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0043" calcext:value-type="float">
            <text:p>0,0001000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1" calcext:value-type="float">
            <text:p>0,0000000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0488" calcext:value-type="float">
            <text:p>0,0001204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3235" calcext:value-type="float">
            <text:p>0,0001032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1565" calcext:value-type="float">
            <text:p>0,0001015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0973" calcext:value-type="float">
            <text:p>0,0001209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3809" calcext:value-type="float">
            <text:p>0,0001038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1194" calcext:value-type="float">
            <text:p>0,0001011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9009" calcext:value-type="float">
            <text:p>0,0001190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0787" calcext:value-type="float">
            <text:p>0,0001007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9014" calcext:value-type="float">
            <text:p>0,0000990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8998" calcext:value-type="float">
            <text:p>0,0001189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3623" calcext:value-type="float">
            <text:p>0,0001036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9545" calcext:value-type="float">
            <text:p>0,0000995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0055" calcext:value-type="float">
            <text:p>0,0001200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3754" calcext:value-type="float">
            <text:p>0,0001037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2219" calcext:value-type="float">
            <text:p>0,0001022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7236" calcext:value-type="float">
            <text:p>0,0001172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3775" calcext:value-type="float">
            <text:p>0,0001037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0719" calcext:value-type="float">
            <text:p>0,0001007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3824" calcext:value-type="float">
            <text:p>0,0001238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1526" calcext:value-type="float">
            <text:p>0,0001015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9103" calcext:value-type="float">
            <text:p>0,0000991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9362" calcext:value-type="float">
            <text:p>0,0001593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6794" calcext:value-type="float">
            <text:p>0,0001267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9498" calcext:value-type="float">
            <text:p>0,0000994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2048" calcext:value-type="float">
            <text:p>0,0001220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0515" calcext:value-type="float">
            <text:p>0,0001305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9706" calcext:value-type="float">
            <text:p>0,0000997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4976" calcext:value-type="float">
            <text:p>0,0001249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0032" calcext:value-type="float">
            <text:p>0,0001200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0507" calcext:value-type="float">
            <text:p>0,0001005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4508" calcext:value-type="float">
            <text:p>0,0001445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4135" calcext:value-type="float">
            <text:p>0,0001241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69" calcext:value-type="float">
            <text:p>0,00009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7135" calcext:value-type="float">
            <text:p>0,0001171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1867" calcext:value-type="float">
            <text:p>0,0001218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0261" calcext:value-type="float">
            <text:p>0,0001002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739" calcext:value-type="float">
            <text:p>0,000127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9139" calcext:value-type="float">
            <text:p>0,0001291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6039" calcext:value-type="float">
            <text:p>0,0001360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8822" calcext:value-type="float">
            <text:p>0,0001188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0777" calcext:value-type="float">
            <text:p>0,0001007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9012" calcext:value-type="float">
            <text:p>0,0000990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0214" calcext:value-type="float">
            <text:p>0,0001302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4131" calcext:value-type="float">
            <text:p>0,0001041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0882" calcext:value-type="float">
            <text:p>0,0001008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0943" calcext:value-type="float">
            <text:p>0,0001209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4538" calcext:value-type="float">
            <text:p>0,0001045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0661" calcext:value-type="float">
            <text:p>0,0001006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882" calcext:value-type="float">
            <text:p>0,000118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054" calcext:value-type="float">
            <text:p>0,000100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8409" calcext:value-type="float">
            <text:p>0,0000984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3018" calcext:value-type="float">
            <text:p>0,0001230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0892" calcext:value-type="float">
            <text:p>0,0001008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0012" calcext:value-type="float">
            <text:p>0,0001000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1061" calcext:value-type="float">
            <text:p>0,0001210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429" calcext:value-type="float">
            <text:p>0,000104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0051" calcext:value-type="float">
            <text:p>0,0001000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8889" calcext:value-type="float">
            <text:p>0,0001188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3787" calcext:value-type="float">
            <text:p>0,0001037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0163" calcext:value-type="float">
            <text:p>0,0001001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8625" calcext:value-type="float">
            <text:p>0,0001186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1545" calcext:value-type="float">
            <text:p>0,0001015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0921" calcext:value-type="float">
            <text:p>0,0001009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9739" calcext:value-type="float">
            <text:p>0,0001197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2018" calcext:value-type="float">
            <text:p>0,0001020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7592" calcext:value-type="float">
            <text:p>0,0000975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1759" calcext:value-type="float">
            <text:p>0,0001417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6791" calcext:value-type="float">
            <text:p>0,0001167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7641" calcext:value-type="float">
            <text:p>0,0001176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6909" calcext:value-type="float">
            <text:p>0,0001369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8037" calcext:value-type="float">
            <text:p>0,0001180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5812" calcext:value-type="float">
            <text:p>0,0001258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3107" calcext:value-type="float">
            <text:p>0,0001331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4566" calcext:value-type="float">
            <text:p>0,0001145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9" calcext:value-type="float">
            <text:p>0,0001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3428" calcext:value-type="float">
            <text:p>0,0001334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4768" calcext:value-type="float">
            <text:p>0,0001147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143" calcext:value-type="float">
            <text:p>0,000111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1314" calcext:value-type="float">
            <text:p>0,0001313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3902" calcext:value-type="float">
            <text:p>0,0001139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9035" calcext:value-type="float">
            <text:p>0,0001090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0329" calcext:value-type="float">
            <text:p>0,0001203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1247" calcext:value-type="float">
            <text:p>0,0001012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1405" calcext:value-type="float">
            <text:p>0,0001014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4228" calcext:value-type="float">
            <text:p>0,0001442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0054" calcext:value-type="float">
            <text:p>0,0001300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8559" calcext:value-type="float">
            <text:p>0,0000985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0703" calcext:value-type="float">
            <text:p>0,0001207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0562" calcext:value-type="float">
            <text:p>0,0001205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0915" calcext:value-type="float">
            <text:p>0,0001009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0639" calcext:value-type="float">
            <text:p>0,0001206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3294" calcext:value-type="float">
            <text:p>0,0001032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4436" calcext:value-type="float">
            <text:p>0,0001244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0816" calcext:value-type="float">
            <text:p>0,0001208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3829" calcext:value-type="float">
            <text:p>0,0001038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5808" calcext:value-type="float">
            <text:p>0,0001258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1536" calcext:value-type="float">
            <text:p>0,0001215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2226" calcext:value-type="float">
            <text:p>0,0001022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0415" calcext:value-type="float">
            <text:p>0,0001104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7669" calcext:value-type="float">
            <text:p>0,0001176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0166" calcext:value-type="float">
            <text:p>0,0001001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159" calcext:value-type="float">
            <text:p>0,000111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1476" calcext:value-type="float">
            <text:p>0,0001214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3394" calcext:value-type="float">
            <text:p>0,0001033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31" calcext:value-type="float">
            <text:p>0,00010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0167" calcext:value-type="float">
            <text:p>0,0001201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1295" calcext:value-type="float">
            <text:p>0,0001012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9352" calcext:value-type="float">
            <text:p>0,0000993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8957" calcext:value-type="float">
            <text:p>0,0001189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2657" calcext:value-type="float">
            <text:p>0,0001026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875" calcext:value-type="float">
            <text:p>0,000098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0723" calcext:value-type="float">
            <text:p>0,0001207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1135" calcext:value-type="float">
            <text:p>0,0001011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8815" calcext:value-type="float">
            <text:p>0,0000988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1229" calcext:value-type="float">
            <text:p>0,0001212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3734" calcext:value-type="float">
            <text:p>0,0001037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1444" calcext:value-type="float">
            <text:p>0,0001014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9452" calcext:value-type="float">
            <text:p>0,0001194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2963" calcext:value-type="float">
            <text:p>0,0001029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0963" calcext:value-type="float">
            <text:p>0,0001009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8843" calcext:value-type="float">
            <text:p>0,0001188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3519" calcext:value-type="float">
            <text:p>0,0001035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1138" calcext:value-type="float">
            <text:p>0,0001011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3558" calcext:value-type="float">
            <text:p>0,0001435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559" calcext:value-type="float">
            <text:p>0,000115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7393" calcext:value-type="float">
            <text:p>0,0001073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0192" calcext:value-type="float">
            <text:p>0,0001201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5166" calcext:value-type="float">
            <text:p>0,0001051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3147" calcext:value-type="float">
            <text:p>0,0001031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7982" calcext:value-type="float">
            <text:p>0,0001279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1007" calcext:value-type="float">
            <text:p>0,0001110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9076" calcext:value-type="float">
            <text:p>0,0001090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0795" calcext:value-type="float">
            <text:p>0,0001507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7813" calcext:value-type="float">
            <text:p>0,0001078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3104" calcext:value-type="float">
            <text:p>0,0001031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2343" calcext:value-type="float">
            <text:p>0,0001223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5787" calcext:value-type="float">
            <text:p>0,0001057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3566" calcext:value-type="float">
            <text:p>0,0001035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1492" calcext:value-type="float">
            <text:p>0,0001214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6298" calcext:value-type="float">
            <text:p>0,0001062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1765" calcext:value-type="float">
            <text:p>0,0001017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0607" calcext:value-type="float">
            <text:p>0,0001206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2117" calcext:value-type="float">
            <text:p>0,0001021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8166" calcext:value-type="float">
            <text:p>0,0000981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902" calcext:value-type="float">
            <text:p>0,000119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2851" calcext:value-type="float">
            <text:p>0,0001028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0171" calcext:value-type="float">
            <text:p>0,0001001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3104" calcext:value-type="float">
            <text:p>0,0001231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2714" calcext:value-type="float">
            <text:p>0,0001027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1184" calcext:value-type="float">
            <text:p>0,0001011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9929" calcext:value-type="float">
            <text:p>0,0001199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9098" calcext:value-type="float">
            <text:p>0,0001290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8791" calcext:value-type="float">
            <text:p>0,0001187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1347" calcext:value-type="float">
            <text:p>0,0001213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4852" calcext:value-type="float">
            <text:p>0,0001048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007" calcext:value-type="float">
            <text:p>0,000100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5652" calcext:value-type="float">
            <text:p>0,0001356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857" calcext:value-type="float">
            <text:p>0,000118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1448" calcext:value-type="float">
            <text:p>0,0001114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4443" calcext:value-type="float">
            <text:p>0,0001244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7714" calcext:value-type="float">
            <text:p>0,0001077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116" calcext:value-type="float">
            <text:p>0,000101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1061" calcext:value-type="float">
            <text:p>0,0001210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5205" calcext:value-type="float">
            <text:p>0,0001052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167" calcext:value-type="float">
            <text:p>0,000101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0901" calcext:value-type="float">
            <text:p>0,0001209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2942" calcext:value-type="float">
            <text:p>0,0001029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1784" calcext:value-type="float">
            <text:p>0,0001017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5934" calcext:value-type="float">
            <text:p>0,0001259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4975" calcext:value-type="float">
            <text:p>0,0001049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774" calcext:value-type="float">
            <text:p>0,000097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4708" calcext:value-type="float">
            <text:p>0,0001447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2311" calcext:value-type="float">
            <text:p>0,0001023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0388" calcext:value-type="float">
            <text:p>0,0001003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8082" calcext:value-type="float">
            <text:p>0,0001480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8616" calcext:value-type="float">
            <text:p>0,0001186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1876" calcext:value-type="float">
            <text:p>0,0001118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2448" calcext:value-type="float">
            <text:p>0,0001624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6391" calcext:value-type="float">
            <text:p>0,0001163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1053" calcext:value-type="float">
            <text:p>0,0001110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3519" calcext:value-type="float">
            <text:p>0,0001435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2185" calcext:value-type="float">
            <text:p>0,0001421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4779" calcext:value-type="float">
            <text:p>0,0001147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7282" calcext:value-type="float">
            <text:p>0,0001472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2064" calcext:value-type="float">
            <text:p>0,0001220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3653" calcext:value-type="float">
            <text:p>0,0001136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8542" calcext:value-type="float">
            <text:p>0,0001485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6118" calcext:value-type="float">
            <text:p>0,0001161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384" calcext:value-type="float">
            <text:p>0,000113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2443" calcext:value-type="float">
            <text:p>0,0001424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1416" calcext:value-type="float">
            <text:p>0,0001614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4104" calcext:value-type="float">
            <text:p>0,0001141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7479" calcext:value-type="float">
            <text:p>0,0001474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6721" calcext:value-type="float">
            <text:p>0,0001567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0246" calcext:value-type="float">
            <text:p>0,0001102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4667" calcext:value-type="float">
            <text:p>0,0001446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4114" calcext:value-type="float">
            <text:p>0,0001141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4338" calcext:value-type="float">
            <text:p>0,0001143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1521" calcext:value-type="float">
            <text:p>0,0001415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4348" calcext:value-type="float">
            <text:p>0,0001143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8997" calcext:value-type="float">
            <text:p>0,0001089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3719" calcext:value-type="float">
            <text:p>0,0001337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3096" calcext:value-type="float">
            <text:p>0,0001130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0822" calcext:value-type="float">
            <text:p>0,0001108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8124" calcext:value-type="float">
            <text:p>0,0001281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2228" calcext:value-type="float">
            <text:p>0,0001122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937" calcext:value-type="float">
            <text:p>0,000109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5497" calcext:value-type="float">
            <text:p>0,0001354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2286" calcext:value-type="float">
            <text:p>0,0001022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9073" calcext:value-type="float">
            <text:p>0,0000990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4456" calcext:value-type="float">
            <text:p>0,0001544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5872" calcext:value-type="float">
            <text:p>0,0001058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0199" calcext:value-type="float">
            <text:p>0,0001001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7692" calcext:value-type="float">
            <text:p>0,0001176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2792" calcext:value-type="float">
            <text:p>0,0001027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9914" calcext:value-type="float">
            <text:p>0,0000999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8525" calcext:value-type="float">
            <text:p>0,0001185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0859" calcext:value-type="float">
            <text:p>0,0001008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8945" calcext:value-type="float">
            <text:p>0,0000989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7049" calcext:value-type="float">
            <text:p>0,0001470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3889" calcext:value-type="float">
            <text:p>0,0001038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9961" calcext:value-type="float">
            <text:p>0,0000999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8535" calcext:value-type="float">
            <text:p>0,0001185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5009" calcext:value-type="float">
            <text:p>0,0001150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0028" calcext:value-type="float">
            <text:p>0,0001200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927" calcext:value-type="float">
            <text:p>0,000119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5331" calcext:value-type="float">
            <text:p>0,0001053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0354" calcext:value-type="float">
            <text:p>0,0001003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1" calcext:value-type="float">
            <text:p>0,0000000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0847" calcext:value-type="float">
            <text:p>0,0002308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6692" calcext:value-type="float">
            <text:p>0,0001966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0532" calcext:value-type="float">
            <text:p>0,0001905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7978" calcext:value-type="float">
            <text:p>0,0002279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6545" calcext:value-type="float">
            <text:p>0,0001965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0522" calcext:value-type="float">
            <text:p>0,0001905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7928" calcext:value-type="float">
            <text:p>0,0002279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7349" calcext:value-type="float">
            <text:p>0,0001973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8427" calcext:value-type="float">
            <text:p>0,0001884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8438" calcext:value-type="float">
            <text:p>0,0002284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675" calcext:value-type="float">
            <text:p>0,000196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862" calcext:value-type="float">
            <text:p>0,000188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6184" calcext:value-type="float">
            <text:p>0,0002261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6521" calcext:value-type="float">
            <text:p>0,0001965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1737" calcext:value-type="float">
            <text:p>0,0001917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1995" calcext:value-type="float">
            <text:p>0,0002319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47105" calcext:value-type="float">
            <text:p>0,0002471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9365" calcext:value-type="float">
            <text:p>0,0002593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8516" calcext:value-type="float">
            <text:p>0,0002285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3893" calcext:value-type="float">
            <text:p>0,0001938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0512" calcext:value-type="float">
            <text:p>0,0001905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7621" calcext:value-type="float">
            <text:p>0,0002276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7771" calcext:value-type="float">
            <text:p>0,0001977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2048" calcext:value-type="float">
            <text:p>0,0002020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6751" calcext:value-type="float">
            <text:p>0,0002367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0618" calcext:value-type="float">
            <text:p>0,0002306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0675" calcext:value-type="float">
            <text:p>0,0001906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4752" calcext:value-type="float">
            <text:p>0,0002547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3397" calcext:value-type="float">
            <text:p>0,0002233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7178" calcext:value-type="float">
            <text:p>0,0002171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7833" calcext:value-type="float">
            <text:p>0,0002278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6172" calcext:value-type="float">
            <text:p>0,0001961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8986" calcext:value-type="float">
            <text:p>0,0001889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4712" calcext:value-type="float">
            <text:p>0,0002547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3305" calcext:value-type="float">
            <text:p>0,0002133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9425" calcext:value-type="float">
            <text:p>0,0001894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6136" calcext:value-type="float">
            <text:p>0,0002261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6588" calcext:value-type="float">
            <text:p>0,0001965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7754" calcext:value-type="float">
            <text:p>0,0001877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7824" calcext:value-type="float">
            <text:p>0,0002278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6062" calcext:value-type="float">
            <text:p>0,0001960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8075" calcext:value-type="float">
            <text:p>0,0001880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2731" calcext:value-type="float">
            <text:p>0,0002327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6235" calcext:value-type="float">
            <text:p>0,0001962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2812" calcext:value-type="float">
            <text:p>0,0001928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7945" calcext:value-type="float">
            <text:p>0,0002279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759" calcext:value-type="float">
            <text:p>0,000197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9337" calcext:value-type="float">
            <text:p>0,0001893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5509" calcext:value-type="float">
            <text:p>0,0002255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6356" calcext:value-type="float">
            <text:p>0,0001963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0425" calcext:value-type="float">
            <text:p>0,0001904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1" calcext:value-type="float">
            <text:p>0,0000000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7662" calcext:value-type="float">
            <text:p>0,0002276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5482" calcext:value-type="float">
            <text:p>0,0001954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4662" calcext:value-type="float">
            <text:p>0,0001946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5305" calcext:value-type="float">
            <text:p>0,0002253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8676" calcext:value-type="float">
            <text:p>0,0001986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9604" calcext:value-type="float">
            <text:p>0,0001896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5804" calcext:value-type="float">
            <text:p>0,0002558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92" calcext:value-type="float">
            <text:p>0,00019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2024" calcext:value-type="float">
            <text:p>0,0001920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6344" calcext:value-type="float">
            <text:p>0,0002263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7593" calcext:value-type="float">
            <text:p>0,0001975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9892" calcext:value-type="float">
            <text:p>0,0001898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0232" calcext:value-type="float">
            <text:p>0,0002302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5768" calcext:value-type="float">
            <text:p>0,0001957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9969" calcext:value-type="float">
            <text:p>0,0001899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9777" calcext:value-type="float">
            <text:p>0,0002297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9288" calcext:value-type="float">
            <text:p>0,0001992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8524" calcext:value-type="float">
            <text:p>0,0001885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8415" calcext:value-type="float">
            <text:p>0,0002284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498" calcext:value-type="float">
            <text:p>0,000194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1649" calcext:value-type="float">
            <text:p>0,0001916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7082" calcext:value-type="float">
            <text:p>0,0002270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8185" calcext:value-type="float">
            <text:p>0,0001981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9038" calcext:value-type="float">
            <text:p>0,0001890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7371" calcext:value-type="float">
            <text:p>0,0002273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5667" calcext:value-type="float">
            <text:p>0,0001956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8492" calcext:value-type="float">
            <text:p>0,0001884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6347" calcext:value-type="float">
            <text:p>0,0002263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9787" calcext:value-type="float">
            <text:p>0,0001997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7905" calcext:value-type="float">
            <text:p>0,0001879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7173" calcext:value-type="float">
            <text:p>0,0002271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3101" calcext:value-type="float">
            <text:p>0,0001931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9051" calcext:value-type="float">
            <text:p>0,0001890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8527" calcext:value-type="float">
            <text:p>0,0002285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7337" calcext:value-type="float">
            <text:p>0,0001973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9615" calcext:value-type="float">
            <text:p>0,0001896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0115" calcext:value-type="float">
            <text:p>0,0002301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6991" calcext:value-type="float">
            <text:p>0,0001969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9614" calcext:value-type="float">
            <text:p>0,0001896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6603" calcext:value-type="float">
            <text:p>0,0002266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4557" calcext:value-type="float">
            <text:p>0,0001945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0591" calcext:value-type="float">
            <text:p>0,0001905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605" calcext:value-type="float">
            <text:p>0,000226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6142" calcext:value-type="float">
            <text:p>0,0001961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7524" calcext:value-type="float">
            <text:p>0,0001875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4828" calcext:value-type="float">
            <text:p>0,0002248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6868" calcext:value-type="float">
            <text:p>0,0001968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0584" calcext:value-type="float">
            <text:p>0,0001905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847" calcext:value-type="float">
            <text:p>0,000228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0455" calcext:value-type="float">
            <text:p>0,0002004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494" calcext:value-type="float">
            <text:p>0,000194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43366" calcext:value-type="float">
            <text:p>0,0002433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7618" calcext:value-type="float">
            <text:p>0,0001976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0743" calcext:value-type="float">
            <text:p>0,0001907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2995" calcext:value-type="float">
            <text:p>0,0002629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0452" calcext:value-type="float">
            <text:p>0,0002204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2933" calcext:value-type="float">
            <text:p>0,0002029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1044" calcext:value-type="float">
            <text:p>0,0002610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097" calcext:value-type="float">
            <text:p>0,000210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8966" calcext:value-type="float">
            <text:p>0,0001889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6199" calcext:value-type="float">
            <text:p>0,0002261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4667" calcext:value-type="float">
            <text:p>0,0001946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6896" calcext:value-type="float">
            <text:p>0,0001868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7644" calcext:value-type="float">
            <text:p>0,0002276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6226" calcext:value-type="float">
            <text:p>0,0001962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8878" calcext:value-type="float">
            <text:p>0,0001888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3857" calcext:value-type="float">
            <text:p>0,0002238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4765" calcext:value-type="float">
            <text:p>0,0001947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9669" calcext:value-type="float">
            <text:p>0,0001896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7677" calcext:value-type="float">
            <text:p>0,0002276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7269" calcext:value-type="float">
            <text:p>0,0001972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8385" calcext:value-type="float">
            <text:p>0,0001883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8416" calcext:value-type="float">
            <text:p>0,0002284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3664" calcext:value-type="float">
            <text:p>0,0001936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2681" calcext:value-type="float">
            <text:p>0,0001926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5255" calcext:value-type="float">
            <text:p>0,0002252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5009" calcext:value-type="float">
            <text:p>0,0001950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6661" calcext:value-type="float">
            <text:p>0,0001866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7108" calcext:value-type="float">
            <text:p>0,0002271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3962" calcext:value-type="float">
            <text:p>0,0001939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8397" calcext:value-type="float">
            <text:p>0,0001883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6883" calcext:value-type="float">
            <text:p>0,0002268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4837" calcext:value-type="float">
            <text:p>0,0001948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8151" calcext:value-type="float">
            <text:p>0,0001881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8824" calcext:value-type="float">
            <text:p>0,0002288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7818" calcext:value-type="float">
            <text:p>0,0001978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0733" calcext:value-type="float">
            <text:p>0,0001907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6391" calcext:value-type="float">
            <text:p>0,0002263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4835" calcext:value-type="float">
            <text:p>0,0001948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8363" calcext:value-type="float">
            <text:p>0,0001883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692" calcext:value-type="float">
            <text:p>0,000226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5654" calcext:value-type="float">
            <text:p>0,0001956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8259" calcext:value-type="float">
            <text:p>0,0001882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6482" calcext:value-type="float">
            <text:p>0,0002264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6524" calcext:value-type="float">
            <text:p>0,0001965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855" calcext:value-type="float">
            <text:p>0,000188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2522" calcext:value-type="float">
            <text:p>0,0002325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3438" calcext:value-type="float">
            <text:p>0,0002134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9017" calcext:value-type="float">
            <text:p>0,0001890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7129" calcext:value-type="float">
            <text:p>0,0002271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6223" calcext:value-type="float">
            <text:p>0,0001962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9158" calcext:value-type="float">
            <text:p>0,0001891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0283" calcext:value-type="float">
            <text:p>0,0002502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3326" calcext:value-type="float">
            <text:p>0,0002333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7881" calcext:value-type="float">
            <text:p>0,0002078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95053" calcext:value-type="float">
            <text:p>0,0002950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8096" calcext:value-type="float">
            <text:p>0,0002580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3405" calcext:value-type="float">
            <text:p>0,0002334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7293" calcext:value-type="float">
            <text:p>0,0002772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4716" calcext:value-type="float">
            <text:p>0,0002347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1947" calcext:value-type="float">
            <text:p>0,0002119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9561" calcext:value-type="float">
            <text:p>0,0002295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8954" calcext:value-type="float">
            <text:p>0,0001989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7848" calcext:value-type="float">
            <text:p>0,0001878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9997" calcext:value-type="float">
            <text:p>0,0002599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0439" calcext:value-type="float">
            <text:p>0,0002204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9264" calcext:value-type="float">
            <text:p>0,0001892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4663" calcext:value-type="float">
            <text:p>0,0002246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4775" calcext:value-type="float">
            <text:p>0,0001947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3431" calcext:value-type="float">
            <text:p>0,0002034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8761" calcext:value-type="float">
            <text:p>0,0002287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5639" calcext:value-type="float">
            <text:p>0,0001956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9204" calcext:value-type="float">
            <text:p>0,0001892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8988" calcext:value-type="float">
            <text:p>0,0002589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1372" calcext:value-type="float">
            <text:p>0,0002113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8062" calcext:value-type="float">
            <text:p>0,0001880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7099" calcext:value-type="float">
            <text:p>0,0002270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2229" calcext:value-type="float">
            <text:p>0,0002122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3295" calcext:value-type="float">
            <text:p>0,0002232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6667" calcext:value-type="float">
            <text:p>0,0002266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7325" calcext:value-type="float">
            <text:p>0,0001973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945" calcext:value-type="float">
            <text:p>0,000189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874" calcext:value-type="float">
            <text:p>0,000258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3478" calcext:value-type="float">
            <text:p>0,0002234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1061" calcext:value-type="float">
            <text:p>0,0002110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3874" calcext:value-type="float">
            <text:p>0,0002538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7666" calcext:value-type="float">
            <text:p>0,0002176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1358" calcext:value-type="float">
            <text:p>0,0002013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1485" calcext:value-type="float">
            <text:p>0,0002314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2055" calcext:value-type="float">
            <text:p>0,0002020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2017" calcext:value-type="float">
            <text:p>0,0001920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2477" calcext:value-type="float">
            <text:p>0,0002324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9278" calcext:value-type="float">
            <text:p>0,0001992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0183" calcext:value-type="float">
            <text:p>0,0002001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4395" calcext:value-type="float">
            <text:p>0,0002243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7085" calcext:value-type="float">
            <text:p>0,0001970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2514" calcext:value-type="float">
            <text:p>0,0001925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744" calcext:value-type="float">
            <text:p>0,000257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9379" calcext:value-type="float">
            <text:p>0,0002193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2924" calcext:value-type="float">
            <text:p>0,0002229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83" calcext:value-type="float">
            <text:p>0,00022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431" calcext:value-type="float">
            <text:p>0,000194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0892" calcext:value-type="float">
            <text:p>0,0001908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43252" calcext:value-type="float">
            <text:p>0,0002432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5289" calcext:value-type="float">
            <text:p>0,0001952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8054" calcext:value-type="float">
            <text:p>0,0001880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5809" calcext:value-type="float">
            <text:p>0,0002358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7059" calcext:value-type="float">
            <text:p>0,0002070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1908" calcext:value-type="float">
            <text:p>0,0002119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6612" calcext:value-type="float">
            <text:p>0,0002266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5121" calcext:value-type="float">
            <text:p>0,0001951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7945" calcext:value-type="float">
            <text:p>0,0001879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44978" calcext:value-type="float">
            <text:p>0,0002449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6434" calcext:value-type="float">
            <text:p>0,0001964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766" calcext:value-type="float">
            <text:p>0,000187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4927" calcext:value-type="float">
            <text:p>0,0002249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5045" calcext:value-type="float">
            <text:p>0,0001950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8894" calcext:value-type="float">
            <text:p>0,0001888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9575" calcext:value-type="float">
            <text:p>0,0002395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2644" calcext:value-type="float">
            <text:p>0,0001926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9775" calcext:value-type="float">
            <text:p>0,0001897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43394" calcext:value-type="float">
            <text:p>0,0002433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6195" calcext:value-type="float">
            <text:p>0,0001961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8431" calcext:value-type="float">
            <text:p>0,0002084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7826" calcext:value-type="float">
            <text:p>0,0002278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27978" calcext:value-type="float">
            <text:p>0,0003279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8636" calcext:value-type="float">
            <text:p>0,0001886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6751" calcext:value-type="float">
            <text:p>0,0002267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6138" calcext:value-type="float">
            <text:p>0,0001961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8368" calcext:value-type="float">
            <text:p>0,0001883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6686" calcext:value-type="float">
            <text:p>0,0002566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1628" calcext:value-type="float">
            <text:p>0,0002116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946" calcext:value-type="float">
            <text:p>0,000189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49253" calcext:value-type="float">
            <text:p>0,0002492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7851" calcext:value-type="float">
            <text:p>0,0001978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8856" calcext:value-type="float">
            <text:p>0,0001888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6612" calcext:value-type="float">
            <text:p>0,0002566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0941" calcext:value-type="float">
            <text:p>0,0002109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8381" calcext:value-type="float">
            <text:p>0,0001883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7454" calcext:value-type="float">
            <text:p>0,0002274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4886" calcext:value-type="float">
            <text:p>0,0001948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9931" calcext:value-type="float">
            <text:p>0,0001999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7008" calcext:value-type="float">
            <text:p>0,0002270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549" calcext:value-type="float">
            <text:p>0,000195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8423" calcext:value-type="float">
            <text:p>0,0001884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46945" calcext:value-type="float">
            <text:p>0,0002469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4507" calcext:value-type="float">
            <text:p>0,0001945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8776" calcext:value-type="float">
            <text:p>0,0001887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7116" calcext:value-type="float">
            <text:p>0,0002371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0342" calcext:value-type="float">
            <text:p>0,0002103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0988" calcext:value-type="float">
            <text:p>0,0002209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3984" calcext:value-type="float">
            <text:p>0,0002239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5736" calcext:value-type="float">
            <text:p>0,0001957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8115" calcext:value-type="float">
            <text:p>0,0001881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8011" calcext:value-type="float">
            <text:p>0,0002280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6222" calcext:value-type="float">
            <text:p>0,0001962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8478" calcext:value-type="float">
            <text:p>0,0001884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9048" calcext:value-type="float">
            <text:p>0,0002290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0261" calcext:value-type="float">
            <text:p>0,0002102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2704" calcext:value-type="float">
            <text:p>0,0002227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7144" calcext:value-type="float">
            <text:p>0,0002271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4779" calcext:value-type="float">
            <text:p>0,0001947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8347" calcext:value-type="float">
            <text:p>0,0001883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5424" calcext:value-type="float">
            <text:p>0,0002254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2013" calcext:value-type="float">
            <text:p>0,0001920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0552" calcext:value-type="float">
            <text:p>0,0001905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4363" calcext:value-type="float">
            <text:p>0,0002343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0933" calcext:value-type="float">
            <text:p>0,0002209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387" calcext:value-type="float">
            <text:p>0,000213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4673" calcext:value-type="float">
            <text:p>0,0002246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6669" calcext:value-type="float">
            <text:p>0,0001966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8853" calcext:value-type="float">
            <text:p>0,0001888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5555" calcext:value-type="float">
            <text:p>0,0002255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6324" calcext:value-type="float">
            <text:p>0,0001963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2021" calcext:value-type="float">
            <text:p>0,0002120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47619" calcext:value-type="float">
            <text:p>0,0002476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662" calcext:value-type="float">
            <text:p>0,000196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8181" calcext:value-type="float">
            <text:p>0,0001881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6405" calcext:value-type="float">
            <text:p>0,0002264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7198" calcext:value-type="float">
            <text:p>0,0001971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5696" calcext:value-type="float">
            <text:p>0,0002056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9033" calcext:value-type="float">
            <text:p>0,0002290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4549" calcext:value-type="float">
            <text:p>0,0002545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9763" calcext:value-type="float">
            <text:p>0,0001897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7657" calcext:value-type="float">
            <text:p>0,0002376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3972" calcext:value-type="float">
            <text:p>0,0002339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4481" calcext:value-type="float">
            <text:p>0,0002144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0105" calcext:value-type="float">
            <text:p>0,0002501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5378" calcext:value-type="float">
            <text:p>0,0002153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7575" calcext:value-type="float">
            <text:p>0,0002075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4933" calcext:value-type="float">
            <text:p>0,000249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0369" calcext:value-type="float">
            <text:p>0,0002103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9282" calcext:value-type="float">
            <text:p>0,0001892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6851" calcext:value-type="float">
            <text:p>0,0002268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6271" calcext:value-type="float">
            <text:p>0,0001962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7712" calcext:value-type="float">
            <text:p>0,0001877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7767" calcext:value-type="float">
            <text:p>0,0002277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4193" calcext:value-type="float">
            <text:p>0,0001941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1739" calcext:value-type="float">
            <text:p>0,0001917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0676" calcext:value-type="float">
            <text:p>0,0002806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7749" calcext:value-type="float">
            <text:p>0,0002577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2279" calcext:value-type="float">
            <text:p>0,0002322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936" calcext:value-type="float">
            <text:p>0,000279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0624" calcext:value-type="float">
            <text:p>0,0002406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6868" calcext:value-type="float">
            <text:p>0,0002368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0373" calcext:value-type="float">
            <text:p>0,0002803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0125" calcext:value-type="float">
            <text:p>0,0002401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4763" calcext:value-type="float">
            <text:p>0,0002347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02265" calcext:value-type="float">
            <text:p>0,0003022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4395" calcext:value-type="float">
            <text:p>0,0002943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295" calcext:value-type="float">
            <text:p>0,000262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7696" calcext:value-type="float">
            <text:p>0,0002776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6471" calcext:value-type="float">
            <text:p>0,0002664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3868" calcext:value-type="float">
            <text:p>0,0002338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0101" calcext:value-type="float">
            <text:p>0,0003101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6559" calcext:value-type="float">
            <text:p>0,0002465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7315" calcext:value-type="float">
            <text:p>0,0002373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28455" calcext:value-type="float">
            <text:p>0,0003284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6449" calcext:value-type="float">
            <text:p>0,0002864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3232" calcext:value-type="float">
            <text:p>0,0002732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0292" calcext:value-type="float">
            <text:p>0,0002802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2426" calcext:value-type="float">
            <text:p>0,0002424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3121" calcext:value-type="float">
            <text:p>0,0002331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8326" calcext:value-type="float">
            <text:p>0,0002883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8582" calcext:value-type="float">
            <text:p>0,0002685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9558" calcext:value-type="float">
            <text:p>0,0002395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8834" calcext:value-type="float">
            <text:p>0,0002788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376" calcext:value-type="float">
            <text:p>0,000243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4611" calcext:value-type="float">
            <text:p>0,0002346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05023" calcext:value-type="float">
            <text:p>0,0003050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3577" calcext:value-type="float">
            <text:p>0,0002635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2151" calcext:value-type="float">
            <text:p>0,0002621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9236" calcext:value-type="float">
            <text:p>0,0002792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2257" calcext:value-type="float">
            <text:p>0,0002422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2931" calcext:value-type="float">
            <text:p>0,0002329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02279" calcext:value-type="float">
            <text:p>0,0003022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9951" calcext:value-type="float">
            <text:p>0,0002699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9346" calcext:value-type="float">
            <text:p>0,0002593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0351" calcext:value-type="float">
            <text:p>0,0002803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0998" calcext:value-type="float">
            <text:p>0,0002409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4386" calcext:value-type="float">
            <text:p>0,0002343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3387" calcext:value-type="float">
            <text:p>0,0003133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6144" calcext:value-type="float">
            <text:p>0,0002661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727" calcext:value-type="float">
            <text:p>0,000247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0822" calcext:value-type="float">
            <text:p>0,0002808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3307" calcext:value-type="float">
            <text:p>0,0002433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3769" calcext:value-type="float">
            <text:p>0,0002337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04314" calcext:value-type="float">
            <text:p>0,0003043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6587" calcext:value-type="float">
            <text:p>0,0002565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686" calcext:value-type="float">
            <text:p>0,000246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8934" calcext:value-type="float">
            <text:p>0,0002789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2974" calcext:value-type="float">
            <text:p>0,0002429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2957" calcext:value-type="float">
            <text:p>0,0002329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8544" calcext:value-type="float">
            <text:p>0,0002785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0203" calcext:value-type="float">
            <text:p>0,0002402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9748" calcext:value-type="float">
            <text:p>0,0002497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9165" calcext:value-type="float">
            <text:p>0,0002791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0832" calcext:value-type="float">
            <text:p>0,0002408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3474" calcext:value-type="float">
            <text:p>0,0002334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7402" calcext:value-type="float">
            <text:p>0,0002774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6327" calcext:value-type="float">
            <text:p>0,0002563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3146" calcext:value-type="float">
            <text:p>0,0002331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1862" calcext:value-type="float">
            <text:p>0,0002818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908" calcext:value-type="float">
            <text:p>0,000239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4164" calcext:value-type="float">
            <text:p>0,0002341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3297" calcext:value-type="float">
            <text:p>0,0002832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1777" calcext:value-type="float">
            <text:p>0,0002417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2648" calcext:value-type="float">
            <text:p>0,0002326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0848" calcext:value-type="float">
            <text:p>0,0002808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3715" calcext:value-type="float">
            <text:p>0,0002437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2975" calcext:value-type="float">
            <text:p>0,0002329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0508" calcext:value-type="float">
            <text:p>0,000305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7292" calcext:value-type="float">
            <text:p>0,0002672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0959" calcext:value-type="float">
            <text:p>0,0002609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0649" calcext:value-type="float">
            <text:p>0,0002806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1878" calcext:value-type="float">
            <text:p>0,0002418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4312" calcext:value-type="float">
            <text:p>0,0002343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9794" calcext:value-type="float">
            <text:p>0,0002997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8389" calcext:value-type="float">
            <text:p>0,0002483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3555" calcext:value-type="float">
            <text:p>0,0002335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0034" calcext:value-type="float">
            <text:p>0,0002800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9668" calcext:value-type="float">
            <text:p>0,0002496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3138" calcext:value-type="float">
            <text:p>0,0002331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04292" calcext:value-type="float">
            <text:p>0,0003042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3604" calcext:value-type="float">
            <text:p>0,0002736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4471" calcext:value-type="float">
            <text:p>0,0002644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0993" calcext:value-type="float">
            <text:p>0,0002809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4521" calcext:value-type="float">
            <text:p>0,0002445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4341" calcext:value-type="float">
            <text:p>0,0002343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6978" calcext:value-type="float">
            <text:p>0,0002869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1307" calcext:value-type="float">
            <text:p>0,0002413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6482" calcext:value-type="float">
            <text:p>0,0002364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3781" calcext:value-type="float">
            <text:p>0,0002837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3413" calcext:value-type="float">
            <text:p>0,0002434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6386" calcext:value-type="float">
            <text:p>0,0002363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9948" calcext:value-type="float">
            <text:p>0,0002799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3081" calcext:value-type="float">
            <text:p>0,0002430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2355" calcext:value-type="float">
            <text:p>0,0002323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3221" calcext:value-type="float">
            <text:p>0,0002832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9624" calcext:value-type="float">
            <text:p>0,0002796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3941" calcext:value-type="float">
            <text:p>0,0002639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121" calcext:value-type="float">
            <text:p>0,000281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9459" calcext:value-type="float">
            <text:p>0,0002394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4347" calcext:value-type="float">
            <text:p>0,0002343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07719" calcext:value-type="float">
            <text:p>0,0003077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7013" calcext:value-type="float">
            <text:p>0,0003170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8501" calcext:value-type="float">
            <text:p>0,0002485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3603" calcext:value-type="float">
            <text:p>0,0002836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1838" calcext:value-type="float">
            <text:p>0,0002418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5055" calcext:value-type="float">
            <text:p>0,0002350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0012" calcext:value-type="float">
            <text:p>0,0002800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1031" calcext:value-type="float">
            <text:p>0,0002410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3714" calcext:value-type="float">
            <text:p>0,0002337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2095" calcext:value-type="float">
            <text:p>0,0002820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1553" calcext:value-type="float">
            <text:p>0,0002415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2891" calcext:value-type="float">
            <text:p>0,0002328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8869" calcext:value-type="float">
            <text:p>0,0002788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8069" calcext:value-type="float">
            <text:p>0,0002380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3287" calcext:value-type="float">
            <text:p>0,0002332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7788" calcext:value-type="float">
            <text:p>0,0002977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764" calcext:value-type="float">
            <text:p>0,000257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3079" calcext:value-type="float">
            <text:p>0,0002330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8176" calcext:value-type="float">
            <text:p>0,0002781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4763" calcext:value-type="float">
            <text:p>0,0002447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5388" calcext:value-type="float">
            <text:p>0,0002653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5915" calcext:value-type="float">
            <text:p>0,0002959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1718" calcext:value-type="float">
            <text:p>0,0002417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1474" calcext:value-type="float">
            <text:p>0,0002314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6374" calcext:value-type="float">
            <text:p>0,0002863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1677" calcext:value-type="float">
            <text:p>0,0002416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3514" calcext:value-type="float">
            <text:p>0,0002335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9643" calcext:value-type="float">
            <text:p>0,0002796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0672" calcext:value-type="float">
            <text:p>0,0002406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5349" calcext:value-type="float">
            <text:p>0,0002353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0205" calcext:value-type="float">
            <text:p>0,0003102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6078" calcext:value-type="float">
            <text:p>0,0002560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9567" calcext:value-type="float">
            <text:p>0,0002395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8607" calcext:value-type="float">
            <text:p>0,0002786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0242" calcext:value-type="float">
            <text:p>0,0002402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3107" calcext:value-type="float">
            <text:p>0,0002331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1434" calcext:value-type="float">
            <text:p>0,0002914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4876" calcext:value-type="float">
            <text:p>0,0002548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5158" calcext:value-type="float">
            <text:p>0,0002451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0301" calcext:value-type="float">
            <text:p>0,0002803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1678" calcext:value-type="float">
            <text:p>0,0002416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2992" calcext:value-type="float">
            <text:p>0,0002329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6742" calcext:value-type="float">
            <text:p>0,0002867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4595" calcext:value-type="float">
            <text:p>0,0002445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3518" calcext:value-type="float">
            <text:p>0,0002335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1394" calcext:value-type="float">
            <text:p>0,0002813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3696" calcext:value-type="float">
            <text:p>0,0002436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5022" calcext:value-type="float">
            <text:p>0,0002350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0517" calcext:value-type="float">
            <text:p>0,0002805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0346" calcext:value-type="float">
            <text:p>0,0002403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4666" calcext:value-type="float">
            <text:p>0,0002546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8954" calcext:value-type="float">
            <text:p>0,0002789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0904" calcext:value-type="float">
            <text:p>0,0002409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3375" calcext:value-type="float">
            <text:p>0,0002333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8594" calcext:value-type="float">
            <text:p>0,0002785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4478" calcext:value-type="float">
            <text:p>0,0002444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0852" calcext:value-type="float">
            <text:p>0,0002308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0541" calcext:value-type="float">
            <text:p>0,0002805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0633" calcext:value-type="float">
            <text:p>0,0002406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2865" calcext:value-type="float">
            <text:p>0,0002328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7003" calcext:value-type="float">
            <text:p>0,0002770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344" calcext:value-type="float">
            <text:p>0,000243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4491" calcext:value-type="float">
            <text:p>0,0002344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6451" calcext:value-type="float">
            <text:p>0,0002864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3218" calcext:value-type="float">
            <text:p>0,0002432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1602" calcext:value-type="float">
            <text:p>0,0002316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383" calcext:value-type="float">
            <text:p>0,000283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408" calcext:value-type="float">
            <text:p>0,000244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4733" calcext:value-type="float">
            <text:p>0,0002347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3158" calcext:value-type="float">
            <text:p>0,0002831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6792" calcext:value-type="float">
            <text:p>0,0002767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6638" calcext:value-type="float">
            <text:p>0,0002666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22496" calcext:value-type="float">
            <text:p>0,0003224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8791" calcext:value-type="float">
            <text:p>0,0002687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8056" calcext:value-type="float">
            <text:p>0,0002580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9068" calcext:value-type="float">
            <text:p>0,000390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1727" calcext:value-type="float">
            <text:p>0,0002717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9937" calcext:value-type="float">
            <text:p>0,0002599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4107" calcext:value-type="float">
            <text:p>0,0002841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005" calcext:value-type="float">
            <text:p>0,000240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5312" calcext:value-type="float">
            <text:p>0,0002353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3385" calcext:value-type="float">
            <text:p>0,0003133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09771" calcext:value-type="float">
            <text:p>0,0003097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8553" calcext:value-type="float">
            <text:p>0,0002685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9199" calcext:value-type="float">
            <text:p>0,0002791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9432" calcext:value-type="float">
            <text:p>0,0002394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2598" calcext:value-type="float">
            <text:p>0,0002325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09239" calcext:value-type="float">
            <text:p>0,0003092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0537" calcext:value-type="float">
            <text:p>0,0002705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2349" calcext:value-type="float">
            <text:p>0,0002523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9367" calcext:value-type="float">
            <text:p>0,0002793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2053" calcext:value-type="float">
            <text:p>0,0002420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2546" calcext:value-type="float">
            <text:p>0,0002325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0659" calcext:value-type="float">
            <text:p>0,0002806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9947" calcext:value-type="float">
            <text:p>0,0002399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7402" calcext:value-type="float">
            <text:p>0,0002374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0918" calcext:value-type="float">
            <text:p>0,0002809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3267" calcext:value-type="float">
            <text:p>0,0002432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2438" calcext:value-type="float">
            <text:p>0,0002924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0961" calcext:value-type="float">
            <text:p>0,0002809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1468" calcext:value-type="float">
            <text:p>0,0002414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2787" calcext:value-type="float">
            <text:p>0,0002327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1305" calcext:value-type="float">
            <text:p>0,0002813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2573" calcext:value-type="float">
            <text:p>0,0002425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5052" calcext:value-type="float">
            <text:p>0,0002350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2097" calcext:value-type="float">
            <text:p>0,0003120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9155" calcext:value-type="float">
            <text:p>0,0002691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2009" calcext:value-type="float">
            <text:p>0,0002520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1415" calcext:value-type="float">
            <text:p>0,0002814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1128" calcext:value-type="float">
            <text:p>0,0002411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3043" calcext:value-type="float">
            <text:p>0,0002330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9036" calcext:value-type="float">
            <text:p>0,0002790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2495" calcext:value-type="float">
            <text:p>0,0002424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9576" calcext:value-type="float">
            <text:p>0,0002395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0923" calcext:value-type="float">
            <text:p>0,0002809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9089" calcext:value-type="float">
            <text:p>0,0002590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3191" calcext:value-type="float">
            <text:p>0,0002331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195" calcext:value-type="float">
            <text:p>0,000281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2605" calcext:value-type="float">
            <text:p>0,0002426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4375" calcext:value-type="float">
            <text:p>0,0002343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5277" calcext:value-type="float">
            <text:p>0,0002952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1932" calcext:value-type="float">
            <text:p>0,0002419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238" calcext:value-type="float">
            <text:p>0,000232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0739" calcext:value-type="float">
            <text:p>0,0003107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7522" calcext:value-type="float">
            <text:p>0,0002675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4403" calcext:value-type="float">
            <text:p>0,0002644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964" calcext:value-type="float">
            <text:p>0,000279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3775" calcext:value-type="float">
            <text:p>0,0002437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4766" calcext:value-type="float">
            <text:p>0,0002347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327" calcext:value-type="float">
            <text:p>0,000293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4293" calcext:value-type="float">
            <text:p>0,0002542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7018" calcext:value-type="float">
            <text:p>0,0002570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9803" calcext:value-type="float">
            <text:p>0,0002798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6374" calcext:value-type="float">
            <text:p>0,0002463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5325" calcext:value-type="float">
            <text:p>0,0002353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5441" calcext:value-type="float">
            <text:p>0,0002854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1592" calcext:value-type="float">
            <text:p>0,0002515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2846" calcext:value-type="float">
            <text:p>0,0002328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9119" calcext:value-type="float">
            <text:p>0,0002791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8129" calcext:value-type="float">
            <text:p>0,0002581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3691" calcext:value-type="float">
            <text:p>0,0002336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1463" calcext:value-type="float">
            <text:p>0,0002814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1803" calcext:value-type="float">
            <text:p>0,0002418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2853" calcext:value-type="float">
            <text:p>0,0002328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05451" calcext:value-type="float">
            <text:p>0,0003054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6492" calcext:value-type="float">
            <text:p>0,0002464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8896" calcext:value-type="float">
            <text:p>0,0002488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0962" calcext:value-type="float">
            <text:p>0,0002809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4726" calcext:value-type="float">
            <text:p>0,0002447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2686" calcext:value-type="float">
            <text:p>0,0002326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1" calcext:value-type="float">
            <text:p>0,0000000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9546" calcext:value-type="float">
            <text:p>0,0002795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209" calcext:value-type="float">
            <text:p>0,000242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5016" calcext:value-type="float">
            <text:p>0,0002350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6801" calcext:value-type="float">
            <text:p>0,0002968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8129" calcext:value-type="float">
            <text:p>0,0002581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7815" calcext:value-type="float">
            <text:p>0,0002478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9687" calcext:value-type="float">
            <text:p>0,0002796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2102" calcext:value-type="float">
            <text:p>0,0002421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3719" calcext:value-type="float">
            <text:p>0,0002337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2109" calcext:value-type="float">
            <text:p>0,0002921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0218" calcext:value-type="float">
            <text:p>0,0002402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3676" calcext:value-type="float">
            <text:p>0,0002336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9908" calcext:value-type="float">
            <text:p>0,0002799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2372" calcext:value-type="float">
            <text:p>0,0002423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1539" calcext:value-type="float">
            <text:p>0,0002315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6839" calcext:value-type="float">
            <text:p>0,0002868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2551" calcext:value-type="float">
            <text:p>0,0002425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2943" calcext:value-type="float">
            <text:p>0,0002329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8685" calcext:value-type="float">
            <text:p>0,0002786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0655" calcext:value-type="float">
            <text:p>0,0002406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3644" calcext:value-type="float">
            <text:p>0,0002336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8457" calcext:value-type="float">
            <text:p>0,0002784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2531" calcext:value-type="float">
            <text:p>0,0002425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218" calcext:value-type="float">
            <text:p>0,000232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3384" calcext:value-type="float">
            <text:p>0,0002833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199" calcext:value-type="float">
            <text:p>0,000241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7423" calcext:value-type="float">
            <text:p>0,0002574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2124" calcext:value-type="float">
            <text:p>0,0002821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9" calcext:value-type="float">
            <text:p>0,0002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3037" calcext:value-type="float">
            <text:p>0,0002330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0341" calcext:value-type="float">
            <text:p>0,0002803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1981" calcext:value-type="float">
            <text:p>0,0002419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0951" calcext:value-type="float">
            <text:p>0,0002309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3222" calcext:value-type="float">
            <text:p>0,0002832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4817" calcext:value-type="float">
            <text:p>0,0002448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5336" calcext:value-type="float">
            <text:p>0,0002353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8718" calcext:value-type="float">
            <text:p>0,0002787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2688" calcext:value-type="float">
            <text:p>0,0002426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2953" calcext:value-type="float">
            <text:p>0,0002329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2161" calcext:value-type="float">
            <text:p>0,0002821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7645" calcext:value-type="float">
            <text:p>0,0002576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9055" calcext:value-type="float">
            <text:p>0,0002390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9255" calcext:value-type="float">
            <text:p>0,0002792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3409" calcext:value-type="float">
            <text:p>0,0002434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2473" calcext:value-type="float">
            <text:p>0,0002324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7788" calcext:value-type="float">
            <text:p>0,0003377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8249" calcext:value-type="float">
            <text:p>0,0002882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0386" calcext:value-type="float">
            <text:p>0,0003603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84185" calcext:value-type="float">
            <text:p>0,0003841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0506" calcext:value-type="float">
            <text:p>0,0003305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4465" calcext:value-type="float">
            <text:p>0,0003044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5405" calcext:value-type="float">
            <text:p>0,0003654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3949" calcext:value-type="float">
            <text:p>0,0003239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964" calcext:value-type="float">
            <text:p>0,000329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92938" calcext:value-type="float">
            <text:p>0,0003929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0644" calcext:value-type="float">
            <text:p>0,0003206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5213" calcext:value-type="float">
            <text:p>0,0003052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5367" calcext:value-type="float">
            <text:p>0,0003453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8474" calcext:value-type="float">
            <text:p>0,0002884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809" calcext:value-type="float">
            <text:p>0,000278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5174" calcext:value-type="float">
            <text:p>0,000351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9595" calcext:value-type="float">
            <text:p>0,0002895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9943" calcext:value-type="float">
            <text:p>0,0002799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0649" calcext:value-type="float">
            <text:p>0,0003406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98543" calcext:value-type="float">
            <text:p>0,0002985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0156" calcext:value-type="float">
            <text:p>0,0002801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4058" calcext:value-type="float">
            <text:p>0,0003340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7484" calcext:value-type="float">
            <text:p>0,0002874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7468" calcext:value-type="float">
            <text:p>0,0002774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4395" calcext:value-type="float">
            <text:p>0,0003343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6167" calcext:value-type="float">
            <text:p>0,0002861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6959" calcext:value-type="float">
            <text:p>0,0002769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537" calcext:value-type="float">
            <text:p>0,000335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90118" calcext:value-type="float">
            <text:p>0,0002901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9541" calcext:value-type="float">
            <text:p>0,0002795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9876" calcext:value-type="float">
            <text:p>0,0003698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94719" calcext:value-type="float">
            <text:p>0,0002947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9637" calcext:value-type="float">
            <text:p>0,0002796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1997" calcext:value-type="float">
            <text:p>0,0003619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373" calcext:value-type="float">
            <text:p>0,000313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54704" calcext:value-type="float">
            <text:p>0,0005547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6306" calcext:value-type="float">
            <text:p>0,0003663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0879" calcext:value-type="float">
            <text:p>0,0003108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3011" calcext:value-type="float">
            <text:p>0,0002830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5436" calcext:value-type="float">
            <text:p>0,0003654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0357" calcext:value-type="float">
            <text:p>0,0003203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9466" calcext:value-type="float">
            <text:p>0,0002894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4243" calcext:value-type="float">
            <text:p>0,0003342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906" calcext:value-type="float">
            <text:p>0,000289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3834" calcext:value-type="float">
            <text:p>0,0002838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4435" calcext:value-type="float">
            <text:p>0,0003344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8098" calcext:value-type="float">
            <text:p>0,0002880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9445" calcext:value-type="float">
            <text:p>0,0002794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7897" calcext:value-type="float">
            <text:p>0,0003478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93328" calcext:value-type="float">
            <text:p>0,0002933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9291" calcext:value-type="float">
            <text:p>0,000292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53269" calcext:value-type="float">
            <text:p>0,0003532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0605" calcext:value-type="float">
            <text:p>0,0003206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8939" calcext:value-type="float">
            <text:p>0,0002889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6628" calcext:value-type="float">
            <text:p>0,0003366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7368" calcext:value-type="float">
            <text:p>0,0003073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5237" calcext:value-type="float">
            <text:p>0,0003052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5355" calcext:value-type="float">
            <text:p>0,0003353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90347" calcext:value-type="float">
            <text:p>0,0002903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9463" calcext:value-type="float">
            <text:p>0,0002794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3942" calcext:value-type="float">
            <text:p>0,0003339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737" calcext:value-type="float">
            <text:p>0,000287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9055" calcext:value-type="float">
            <text:p>0,0002790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6335" calcext:value-type="float">
            <text:p>0,0003663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9509" calcext:value-type="float">
            <text:p>0,0003195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6253" calcext:value-type="float">
            <text:p>0,0003062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5411" calcext:value-type="float">
            <text:p>0,0003354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8918" calcext:value-type="float">
            <text:p>0,0002889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1199" calcext:value-type="float">
            <text:p>0,0003011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319" calcext:value-type="float">
            <text:p>0,000333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2268" calcext:value-type="float">
            <text:p>0,0003222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2499" calcext:value-type="float">
            <text:p>0,0003224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148" calcext:value-type="float">
            <text:p>0,000341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96668" calcext:value-type="float">
            <text:p>0,0002966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7156" calcext:value-type="float">
            <text:p>0,0003471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6926" calcext:value-type="float">
            <text:p>0,0003369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4802" calcext:value-type="float">
            <text:p>0,0003148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6473" calcext:value-type="float">
            <text:p>0,0003264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2457" calcext:value-type="float">
            <text:p>0,0003324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90003" calcext:value-type="float">
            <text:p>0,0002900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7196" calcext:value-type="float">
            <text:p>0,0002771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4128" calcext:value-type="float">
            <text:p>0,0003341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90086" calcext:value-type="float">
            <text:p>0,0002900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0533" calcext:value-type="float">
            <text:p>0,0002805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58247" calcext:value-type="float">
            <text:p>0,0003582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5878" calcext:value-type="float">
            <text:p>0,0003058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7571" calcext:value-type="float">
            <text:p>0,0002775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6556" calcext:value-type="float">
            <text:p>0,0003365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9854" calcext:value-type="float">
            <text:p>0,0002898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2395" calcext:value-type="float">
            <text:p>0,0002823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4375" calcext:value-type="float">
            <text:p>0,0003343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8962" calcext:value-type="float">
            <text:p>0,0002889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7778" calcext:value-type="float">
            <text:p>0,0002777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8909" calcext:value-type="float">
            <text:p>0,0003489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7548" calcext:value-type="float">
            <text:p>0,0002875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0538" calcext:value-type="float">
            <text:p>0,0002805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6457" calcext:value-type="float">
            <text:p>0,0003364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3011" calcext:value-type="float">
            <text:p>0,0003030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1786" calcext:value-type="float">
            <text:p>0,0002817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4628" calcext:value-type="float">
            <text:p>0,0003346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90445" calcext:value-type="float">
            <text:p>0,0002904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0311" calcext:value-type="float">
            <text:p>0,0002803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83032" calcext:value-type="float">
            <text:p>0,0003830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92032" calcext:value-type="float">
            <text:p>0,0002920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8368" calcext:value-type="float">
            <text:p>0,0002783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3503" calcext:value-type="float">
            <text:p>0,0003335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93458" calcext:value-type="float">
            <text:p>0,0002934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7791" calcext:value-type="float">
            <text:p>0,0002777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1752" calcext:value-type="float">
            <text:p>0,0003617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1768" calcext:value-type="float">
            <text:p>0,0003217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9979" calcext:value-type="float">
            <text:p>0,0003099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5569" calcext:value-type="float">
            <text:p>0,000355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9333" calcext:value-type="float">
            <text:p>0,0003193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1029" calcext:value-type="float">
            <text:p>0,0003110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5617" calcext:value-type="float">
            <text:p>0,0003356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8314" calcext:value-type="float">
            <text:p>0,0002883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8795" calcext:value-type="float">
            <text:p>0,0002787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8097" calcext:value-type="float">
            <text:p>0,0003380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9547" calcext:value-type="float">
            <text:p>0,0002895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9271" calcext:value-type="float">
            <text:p>0,0002792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5873" calcext:value-type="float">
            <text:p>0,0003358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8733" calcext:value-type="float">
            <text:p>0,0002887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4893" calcext:value-type="float">
            <text:p>0,0002748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1869" calcext:value-type="float">
            <text:p>0,0003318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9926" calcext:value-type="float">
            <text:p>0,0002899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6933" calcext:value-type="float">
            <text:p>0,0002769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418" calcext:value-type="float">
            <text:p>0,000334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8037" calcext:value-type="float">
            <text:p>0,0002880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6766" calcext:value-type="float">
            <text:p>0,0002767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6436" calcext:value-type="float">
            <text:p>0,0003364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9164" calcext:value-type="float">
            <text:p>0,0002891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7887" calcext:value-type="float">
            <text:p>0,0002778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7267" calcext:value-type="float">
            <text:p>0,0003672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90778" calcext:value-type="float">
            <text:p>0,0002907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6294" calcext:value-type="float">
            <text:p>0,0002762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95536" calcext:value-type="float">
            <text:p>0,0003955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5535" calcext:value-type="float">
            <text:p>0,0003155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9104" calcext:value-type="float">
            <text:p>0,000291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6094" calcext:value-type="float">
            <text:p>0,0003360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90258" calcext:value-type="float">
            <text:p>0,0002902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7211" calcext:value-type="float">
            <text:p>0,0002772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7015" calcext:value-type="float">
            <text:p>0,0003370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7955" calcext:value-type="float">
            <text:p>0,0002879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6696" calcext:value-type="float">
            <text:p>0,0002766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6022" calcext:value-type="float">
            <text:p>0,0003360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8612" calcext:value-type="float">
            <text:p>0,0002886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0486" calcext:value-type="float">
            <text:p>0,0002804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8787" calcext:value-type="float">
            <text:p>0,0003387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4681" calcext:value-type="float">
            <text:p>0,0003446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7114" calcext:value-type="float">
            <text:p>0,0002771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7386" calcext:value-type="float">
            <text:p>0,0003673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96903" calcext:value-type="float">
            <text:p>0,0002969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5141" calcext:value-type="float">
            <text:p>0,0002851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6959" calcext:value-type="float">
            <text:p>0,0003369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92326" calcext:value-type="float">
            <text:p>0,0002923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0177" calcext:value-type="float">
            <text:p>0,0002801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5137" calcext:value-type="float">
            <text:p>0,0003351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99004" calcext:value-type="float">
            <text:p>0,0002990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6645" calcext:value-type="float">
            <text:p>0,0002766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706" calcext:value-type="float">
            <text:p>0,000337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92844" calcext:value-type="float">
            <text:p>0,0002928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868" calcext:value-type="float">
            <text:p>0,000308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7527" calcext:value-type="float">
            <text:p>0,0003375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8883" calcext:value-type="float">
            <text:p>0,0002888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7668" calcext:value-type="float">
            <text:p>0,0002776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7" calcext:value-type="float">
            <text:p>0,0003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8212" calcext:value-type="float">
            <text:p>0,0002882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918" calcext:value-type="float">
            <text:p>0,000279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4476" calcext:value-type="float">
            <text:p>0,0003344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8821" calcext:value-type="float">
            <text:p>0,0002888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0724" calcext:value-type="float">
            <text:p>0,0002807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4708" calcext:value-type="float">
            <text:p>0,0003647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3301" calcext:value-type="float">
            <text:p>0,0003233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97555" calcext:value-type="float">
            <text:p>0,0002975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0004" calcext:value-type="float">
            <text:p>0,0003600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0333" calcext:value-type="float">
            <text:p>0,0003003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93373" calcext:value-type="float">
            <text:p>0,0002933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5737" calcext:value-type="float">
            <text:p>0,0003357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8831" calcext:value-type="float">
            <text:p>0,0002888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5407" calcext:value-type="float">
            <text:p>0,0002754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7356" calcext:value-type="float">
            <text:p>0,0003373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91239" calcext:value-type="float">
            <text:p>0,0002912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0732" calcext:value-type="float">
            <text:p>0,0002807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3623" calcext:value-type="float">
            <text:p>0,0003336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1343" calcext:value-type="float">
            <text:p>0,0003213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2844" calcext:value-type="float">
            <text:p>0,0002828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70608" calcext:value-type="float">
            <text:p>0,0003706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4666" calcext:value-type="float">
            <text:p>0,0003346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7058" calcext:value-type="float">
            <text:p>0,0003270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83497" calcext:value-type="float">
            <text:p>0,0003834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3805" calcext:value-type="float">
            <text:p>0,0003338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6717" calcext:value-type="float">
            <text:p>0,0003167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24958" calcext:value-type="float">
            <text:p>0,0004249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5164" calcext:value-type="float">
            <text:p>0,0003451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0493" calcext:value-type="float">
            <text:p>0,0003104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83436" calcext:value-type="float">
            <text:p>0,0003834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1199" calcext:value-type="float">
            <text:p>0,0003411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1655" calcext:value-type="float">
            <text:p>0,0002816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8759" calcext:value-type="float">
            <text:p>0,0003487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8547" calcext:value-type="float">
            <text:p>0,0002885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8993" calcext:value-type="float">
            <text:p>0,0002789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5672" calcext:value-type="float">
            <text:p>0,0003356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6667" calcext:value-type="float">
            <text:p>0,0002866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7424" calcext:value-type="float">
            <text:p>0,0002774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4729" calcext:value-type="float">
            <text:p>0,0003347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8361" calcext:value-type="float">
            <text:p>0,0002883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6998" calcext:value-type="float">
            <text:p>0,0002769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52661" calcext:value-type="float">
            <text:p>0,0003526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0154" calcext:value-type="float">
            <text:p>0,0003101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7679" calcext:value-type="float">
            <text:p>0,0003276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3687" calcext:value-type="float">
            <text:p>0,0003336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8395" calcext:value-type="float">
            <text:p>0,0002883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6817" calcext:value-type="float">
            <text:p>0,0002768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887" calcext:value-type="float">
            <text:p>0,000368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4794" calcext:value-type="float">
            <text:p>0,0003047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93149" calcext:value-type="float">
            <text:p>0,0002931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4217" calcext:value-type="float">
            <text:p>0,0003342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7652" calcext:value-type="float">
            <text:p>0,0002876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6266" calcext:value-type="float">
            <text:p>0,0002762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4686" calcext:value-type="float">
            <text:p>0,0003346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6816" calcext:value-type="float">
            <text:p>0,0002868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797" calcext:value-type="float">
            <text:p>0,000277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81688" calcext:value-type="float">
            <text:p>0,0003816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7508" calcext:value-type="float">
            <text:p>0,0003175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5134" calcext:value-type="float">
            <text:p>0,0003051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91392" calcext:value-type="float">
            <text:p>0,0003913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6259" calcext:value-type="float">
            <text:p>0,0003262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6613" calcext:value-type="float">
            <text:p>0,0003366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53831" calcext:value-type="float">
            <text:p>0,0003538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4382" calcext:value-type="float">
            <text:p>0,0003143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0609" calcext:value-type="float">
            <text:p>0,0002806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3522" calcext:value-type="float">
            <text:p>0,0003635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0479" calcext:value-type="float">
            <text:p>0,0003104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98106" calcext:value-type="float">
            <text:p>0,0002981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4467" calcext:value-type="float">
            <text:p>0,0003344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9481" calcext:value-type="float">
            <text:p>0,0002894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8074" calcext:value-type="float">
            <text:p>0,0002780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397" calcext:value-type="float">
            <text:p>0,000363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5957" calcext:value-type="float">
            <text:p>0,0003159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6296" calcext:value-type="float">
            <text:p>0,0003062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687" calcext:value-type="float">
            <text:p>0,000346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9188" calcext:value-type="float">
            <text:p>0,000291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95618" calcext:value-type="float">
            <text:p>0,0002956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4271" calcext:value-type="float">
            <text:p>0,0003342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7369" calcext:value-type="float">
            <text:p>0,0002873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8131" calcext:value-type="float">
            <text:p>0,0002781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083" calcext:value-type="float">
            <text:p>0,000360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7693" calcext:value-type="float">
            <text:p>0,0003176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7698" calcext:value-type="float">
            <text:p>0,0003076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5532" calcext:value-type="float">
            <text:p>0,0003355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8114" calcext:value-type="float">
            <text:p>0,0002881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0311" calcext:value-type="float">
            <text:p>0,0002803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2411" calcext:value-type="float">
            <text:p>0,0003424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91854" calcext:value-type="float">
            <text:p>0,0002918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8334" calcext:value-type="float">
            <text:p>0,0002783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73293" calcext:value-type="float">
            <text:p>0,0003732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4534" calcext:value-type="float">
            <text:p>0,0003445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8867" calcext:value-type="float">
            <text:p>0,0003088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59079" calcext:value-type="float">
            <text:p>0,0003590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90325" calcext:value-type="float">
            <text:p>0,0002903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068" calcext:value-type="float">
            <text:p>0,000280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5792" calcext:value-type="float">
            <text:p>0,0003357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8018" calcext:value-type="float">
            <text:p>0,0002880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9826" calcext:value-type="float">
            <text:p>0,0002798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76646" calcext:value-type="float">
            <text:p>0,0003766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8174" calcext:value-type="float">
            <text:p>0,0002881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7759" calcext:value-type="float">
            <text:p>0,0002777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53873" calcext:value-type="float">
            <text:p>0,0003538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5021" calcext:value-type="float">
            <text:p>0,0003150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7608" calcext:value-type="float">
            <text:p>0,0003076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165" calcext:value-type="float">
            <text:p>0,000331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385" calcext:value-type="float">
            <text:p>0,000313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815" calcext:value-type="float">
            <text:p>0,000278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4231" calcext:value-type="float">
            <text:p>0,0003642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97244" calcext:value-type="float">
            <text:p>0,0002972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92107" calcext:value-type="float">
            <text:p>0,0002921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8452" calcext:value-type="float">
            <text:p>0,0003484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90117" calcext:value-type="float">
            <text:p>0,0002901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1923" calcext:value-type="float">
            <text:p>0,0002819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3581" calcext:value-type="float">
            <text:p>0,0003335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0136" calcext:value-type="float">
            <text:p>0,0003101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8319" calcext:value-type="float">
            <text:p>0,0002783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15457" calcext:value-type="float">
            <text:p>0,0004154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1272" calcext:value-type="float">
            <text:p>0,0003212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9919" calcext:value-type="float">
            <text:p>0,0003099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4371" calcext:value-type="float">
            <text:p>0,0003343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7491" calcext:value-type="float">
            <text:p>0,0002874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9514" calcext:value-type="float">
            <text:p>0,0002795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4057" calcext:value-type="float">
            <text:p>0,0003640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97237" calcext:value-type="float">
            <text:p>0,0002972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4782" calcext:value-type="float">
            <text:p>0,0002847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58304" calcext:value-type="float">
            <text:p>0,0003583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4089" calcext:value-type="float">
            <text:p>0,0003140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7984" calcext:value-type="float">
            <text:p>0,0003079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2193" calcext:value-type="float">
            <text:p>0,0003321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7496" calcext:value-type="float">
            <text:p>0,0002874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7705" calcext:value-type="float">
            <text:p>0,0002777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8097" calcext:value-type="float">
            <text:p>0,0003680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4245" calcext:value-type="float">
            <text:p>0,0003142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9875" calcext:value-type="float">
            <text:p>0,000298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6661" calcext:value-type="float">
            <text:p>0,0003866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4282" calcext:value-type="float">
            <text:p>0,0003342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48016" calcext:value-type="float">
            <text:p>0,0003480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9158" calcext:value-type="float">
            <text:p>0,0003891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3578" calcext:value-type="float">
            <text:p>0,0003335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4297" calcext:value-type="float">
            <text:p>0,0003242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6427" calcext:value-type="float">
            <text:p>0,0003864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7433" calcext:value-type="float">
            <text:p>0,0003374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2976" calcext:value-type="float">
            <text:p>0,0003229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48113" calcext:value-type="float">
            <text:p>0,0004481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1161" calcext:value-type="float">
            <text:p>0,0003711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4326" calcext:value-type="float">
            <text:p>0,0003643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38635" calcext:value-type="float">
            <text:p>0,0004386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6101" calcext:value-type="float">
            <text:p>0,0003661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0439" calcext:value-type="float">
            <text:p>0,0003604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3373" calcext:value-type="float">
            <text:p>0,000433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7329" calcext:value-type="float">
            <text:p>0,0003973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7794" calcext:value-type="float">
            <text:p>0,0003377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39892" calcext:value-type="float">
            <text:p>0,0004398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7227" calcext:value-type="float">
            <text:p>0,0003972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8269" calcext:value-type="float">
            <text:p>0,0003682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43222" calcext:value-type="float">
            <text:p>0,0004432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3934" calcext:value-type="float">
            <text:p>0,0003739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1718" calcext:value-type="float">
            <text:p>0,0003617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1341" calcext:value-type="float">
            <text:p>0,0004013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8965" calcext:value-type="float">
            <text:p>0,0003389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6119" calcext:value-type="float">
            <text:p>0,0003261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14243" calcext:value-type="float">
            <text:p>0,0004142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4883" calcext:value-type="float">
            <text:p>0,0003648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5732" calcext:value-type="float">
            <text:p>0,0003357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7824" calcext:value-type="float">
            <text:p>0,0003878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1851" calcext:value-type="float">
            <text:p>0,0003518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9088" calcext:value-type="float">
            <text:p>0,0003390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9575" calcext:value-type="float">
            <text:p>0,0003895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4441" calcext:value-type="float">
            <text:p>0,0003344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2529" calcext:value-type="float">
            <text:p>0,0003225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70023" calcext:value-type="float">
            <text:p>0,0004700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41183" calcext:value-type="float">
            <text:p>0,0003411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43462" calcext:value-type="float">
            <text:p>0,0003434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118" calcext:value-type="float">
            <text:p>0,000391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6771" calcext:value-type="float">
            <text:p>0,0003367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2193" calcext:value-type="float">
            <text:p>0,0003221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23095" calcext:value-type="float">
            <text:p>0,0004230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42916" calcext:value-type="float">
            <text:p>0,0003429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3106" calcext:value-type="float">
            <text:p>0,0003231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22982" calcext:value-type="float">
            <text:p>0,0004229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8817" calcext:value-type="float">
            <text:p>0,0003688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7251" calcext:value-type="float">
            <text:p>0,0003572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6992" calcext:value-type="float">
            <text:p>0,0003869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2344" calcext:value-type="float">
            <text:p>0,0003323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585" calcext:value-type="float">
            <text:p>0,000335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6257" calcext:value-type="float">
            <text:p>0,0003862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3774" calcext:value-type="float">
            <text:p>0,0003337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7629" calcext:value-type="float">
            <text:p>0,0003376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606" calcext:value-type="float">
            <text:p>0,000386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1578" calcext:value-type="float">
            <text:p>0,0003315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0835" calcext:value-type="float">
            <text:p>0,0003208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9072" calcext:value-type="float">
            <text:p>0,0003990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5017" calcext:value-type="float">
            <text:p>0,0003350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2051" calcext:value-type="float">
            <text:p>0,0003220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21831" calcext:value-type="float">
            <text:p>0,0004218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6843" calcext:value-type="float">
            <text:p>0,0003668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8366" calcext:value-type="float">
            <text:p>0,0003583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9438" calcext:value-type="float">
            <text:p>0,0003894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2859" calcext:value-type="float">
            <text:p>0,0003728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46108" calcext:value-type="float">
            <text:p>0,0003461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724" calcext:value-type="float">
            <text:p>0,000387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461" calcext:value-type="float">
            <text:p>0,000334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6021" calcext:value-type="float">
            <text:p>0,0003260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6575" calcext:value-type="float">
            <text:p>0,0003865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6007" calcext:value-type="float">
            <text:p>0,0003360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0793" calcext:value-type="float">
            <text:p>0,0003207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1005" calcext:value-type="float">
            <text:p>0,0003910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6108" calcext:value-type="float">
            <text:p>0,0003361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4279" calcext:value-type="float">
            <text:p>0,0003242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8006" calcext:value-type="float">
            <text:p>0,0003880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2197" calcext:value-type="float">
            <text:p>0,0003321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4154" calcext:value-type="float">
            <text:p>0,0003241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8279" calcext:value-type="float">
            <text:p>0,0003882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622" calcext:value-type="float">
            <text:p>0,000336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244" calcext:value-type="float">
            <text:p>0,000322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7324" calcext:value-type="float">
            <text:p>0,0003873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326" calcext:value-type="float">
            <text:p>0,000333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0019" calcext:value-type="float">
            <text:p>0,0003200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21602" calcext:value-type="float">
            <text:p>0,0004216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45511" calcext:value-type="float">
            <text:p>0,0003455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3513" calcext:value-type="float">
            <text:p>0,0003235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8916" calcext:value-type="float">
            <text:p>0,0004089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7401" calcext:value-type="float">
            <text:p>0,0003674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6214" calcext:value-type="float">
            <text:p>0,0003262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7568" calcext:value-type="float">
            <text:p>0,0003875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4148" calcext:value-type="float">
            <text:p>0,0003341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671" calcext:value-type="float">
            <text:p>0,000326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838" calcext:value-type="float">
            <text:p>0,000388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5395" calcext:value-type="float">
            <text:p>0,0003353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3919" calcext:value-type="float">
            <text:p>0,0003239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8238" calcext:value-type="float">
            <text:p>0,0003882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8716" calcext:value-type="float">
            <text:p>0,0003387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4712" calcext:value-type="float">
            <text:p>0,0003247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6669" calcext:value-type="float">
            <text:p>0,0003866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3599" calcext:value-type="float">
            <text:p>0,0003335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9816" calcext:value-type="float">
            <text:p>0,0003398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842" calcext:value-type="float">
            <text:p>0,000388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2643" calcext:value-type="float">
            <text:p>0,0003326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51" calcext:value-type="float">
            <text:p>0,00032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8544" calcext:value-type="float">
            <text:p>0,0003885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8412" calcext:value-type="float">
            <text:p>0,0003384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4349" calcext:value-type="float">
            <text:p>0,0003243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5129" calcext:value-type="float">
            <text:p>0,0003851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4615" calcext:value-type="float">
            <text:p>0,0003346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4398" calcext:value-type="float">
            <text:p>0,0003243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19027" calcext:value-type="float">
            <text:p>0,0004190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0246" calcext:value-type="float">
            <text:p>0,0003702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1625" calcext:value-type="float">
            <text:p>0,0003516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25003" calcext:value-type="float">
            <text:p>0,0004250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003" calcext:value-type="float">
            <text:p>0,000370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7771" calcext:value-type="float">
            <text:p>0,0003577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24259" calcext:value-type="float">
            <text:p>0,0004242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848" calcext:value-type="float">
            <text:p>0,000368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5116" calcext:value-type="float">
            <text:p>0,0003551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9629" calcext:value-type="float">
            <text:p>0,0004096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9056" calcext:value-type="float">
            <text:p>0,0003690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1429" calcext:value-type="float">
            <text:p>0,000414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40093" calcext:value-type="float">
            <text:p>0,0004400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3947" calcext:value-type="float">
            <text:p>0,0003639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5259" calcext:value-type="float">
            <text:p>0,0003352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8252" calcext:value-type="float">
            <text:p>0,0003882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3726" calcext:value-type="float">
            <text:p>0,0003637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1727" calcext:value-type="float">
            <text:p>0,0003517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6672" calcext:value-type="float">
            <text:p>0,0003866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7693" calcext:value-type="float">
            <text:p>0,0003376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2557" calcext:value-type="float">
            <text:p>0,0003325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5831" calcext:value-type="float">
            <text:p>0,0003858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3178" calcext:value-type="float">
            <text:p>0,0003331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2066" calcext:value-type="float">
            <text:p>0,0003220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18756" calcext:value-type="float">
            <text:p>0,0004187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1975" calcext:value-type="float">
            <text:p>0,0003519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1461" calcext:value-type="float">
            <text:p>0,0003214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5701" calcext:value-type="float">
            <text:p>0,0004057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5108" calcext:value-type="float">
            <text:p>0,0003551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9451" calcext:value-type="float">
            <text:p>0,0003694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8026" calcext:value-type="float">
            <text:p>0,0003880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3885" calcext:value-type="float">
            <text:p>0,0003338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41522" calcext:value-type="float">
            <text:p>0,0003415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7529" calcext:value-type="float">
            <text:p>0,0003875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4307" calcext:value-type="float">
            <text:p>0,0003343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3759" calcext:value-type="float">
            <text:p>0,0003237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17311" calcext:value-type="float">
            <text:p>0,0004173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3382" calcext:value-type="float">
            <text:p>0,0003333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0811" calcext:value-type="float">
            <text:p>0,0003208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16894" calcext:value-type="float">
            <text:p>0,0004168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6791" calcext:value-type="float">
            <text:p>0,0003567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3704" calcext:value-type="float">
            <text:p>0,0003537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5922" calcext:value-type="float">
            <text:p>0,0003859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3973" calcext:value-type="float">
            <text:p>0,0003339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8685" calcext:value-type="float">
            <text:p>0,0003386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9402" calcext:value-type="float">
            <text:p>0,0004694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3555" calcext:value-type="float">
            <text:p>0,0003335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44874" calcext:value-type="float">
            <text:p>0,0003448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7525" calcext:value-type="float">
            <text:p>0,0003875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5511" calcext:value-type="float">
            <text:p>0,0003355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2026" calcext:value-type="float">
            <text:p>0,0003220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4999" calcext:value-type="float">
            <text:p>0,0003849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1617" calcext:value-type="float">
            <text:p>0,0003316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014" calcext:value-type="float">
            <text:p>0,000320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18501" calcext:value-type="float">
            <text:p>0,0004185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8021" calcext:value-type="float">
            <text:p>0,0003680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7863" calcext:value-type="float">
            <text:p>0,0003278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9505" calcext:value-type="float">
            <text:p>0,0003895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8305" calcext:value-type="float">
            <text:p>0,0003883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6981" calcext:value-type="float">
            <text:p>0,0003369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3941" calcext:value-type="float">
            <text:p>0,0004039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6104" calcext:value-type="float">
            <text:p>0,0003561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7345" calcext:value-type="float">
            <text:p>0,0003573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1146" calcext:value-type="float">
            <text:p>0,0004611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4665" calcext:value-type="float">
            <text:p>0,0003346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5596" calcext:value-type="float">
            <text:p>0,0003355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7536" calcext:value-type="float">
            <text:p>0,0003875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357" calcext:value-type="float">
            <text:p>0,000333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1328" calcext:value-type="float">
            <text:p>0,0003213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14997" calcext:value-type="float">
            <text:p>0,0004149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43108" calcext:value-type="float">
            <text:p>0,0003431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9875" calcext:value-type="float">
            <text:p>0,0003298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16445" calcext:value-type="float">
            <text:p>0,0004164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3474" calcext:value-type="float">
            <text:p>0,0003634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7263" calcext:value-type="float">
            <text:p>0,0003572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6836" calcext:value-type="float">
            <text:p>0,0003868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44939" calcext:value-type="float">
            <text:p>0,0003449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47635" calcext:value-type="float">
            <text:p>0,0003476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01872" calcext:value-type="float">
            <text:p>0,0005018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9115" calcext:value-type="float">
            <text:p>0,0003691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5723" calcext:value-type="float">
            <text:p>0,0003557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0413" calcext:value-type="float">
            <text:p>0,0003904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2862" calcext:value-type="float">
            <text:p>0,0003528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4134" calcext:value-type="float">
            <text:p>0,0003541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9126" calcext:value-type="float">
            <text:p>0,0003891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7457" calcext:value-type="float">
            <text:p>0,0003374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0412" calcext:value-type="float">
            <text:p>0,0004004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44654" calcext:value-type="float">
            <text:p>0,0004446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5513" calcext:value-type="float">
            <text:p>0,0003955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7361" calcext:value-type="float">
            <text:p>0,0003773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79736" calcext:value-type="float">
            <text:p>0,0004797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95571" calcext:value-type="float">
            <text:p>0,0005955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7685" calcext:value-type="float">
            <text:p>0,0003976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24048" calcext:value-type="float">
            <text:p>0,0004240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7813" calcext:value-type="float">
            <text:p>0,0003378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6486" calcext:value-type="float">
            <text:p>0,0003264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4304" calcext:value-type="float">
            <text:p>0,0003943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8988" calcext:value-type="float">
            <text:p>0,0003389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5292" calcext:value-type="float">
            <text:p>0,0003252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19173" calcext:value-type="float">
            <text:p>0,0004191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4799" calcext:value-type="float">
            <text:p>0,0003647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0099" calcext:value-type="float">
            <text:p>0,0003300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17852" calcext:value-type="float">
            <text:p>0,0004178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9322" calcext:value-type="float">
            <text:p>0,0003693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5668" calcext:value-type="float">
            <text:p>0,0003256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4269" calcext:value-type="float">
            <text:p>0,0004042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4777" calcext:value-type="float">
            <text:p>0,0003547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1676" calcext:value-type="float">
            <text:p>0,0003516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9726" calcext:value-type="float">
            <text:p>0,0003897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6312" calcext:value-type="float">
            <text:p>0,0003363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4379" calcext:value-type="float">
            <text:p>0,0003243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76" calcext:value-type="float">
            <text:p>0,00038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3728" calcext:value-type="float">
            <text:p>0,0003337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0017" calcext:value-type="float">
            <text:p>0,0003200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9905" calcext:value-type="float">
            <text:p>0,0004099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0802" calcext:value-type="float">
            <text:p>0,0003508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3367" calcext:value-type="float">
            <text:p>0,0003333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2351" calcext:value-type="float">
            <text:p>0,0003923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5043" calcext:value-type="float">
            <text:p>0,0003550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4823" calcext:value-type="float">
            <text:p>0,0003548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6561" calcext:value-type="float">
            <text:p>0,0003865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5974" calcext:value-type="float">
            <text:p>0,0003359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2256" calcext:value-type="float">
            <text:p>0,0003222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8656" calcext:value-type="float">
            <text:p>0,0003886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7834" calcext:value-type="float">
            <text:p>0,0003678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2535" calcext:value-type="float">
            <text:p>0,0003225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9286" calcext:value-type="float">
            <text:p>0,0004092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4967" calcext:value-type="float">
            <text:p>0,0003349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1145" calcext:value-type="float">
            <text:p>0,0003811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5001" calcext:value-type="float">
            <text:p>0,0003950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8981" calcext:value-type="float">
            <text:p>0,0003989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1526" calcext:value-type="float">
            <text:p>0,0003915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4162" calcext:value-type="float">
            <text:p>0,000441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9476" calcext:value-type="float">
            <text:p>0,0003894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9159" calcext:value-type="float">
            <text:p>0,0003391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28525" calcext:value-type="float">
            <text:p>0,0004285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7867" calcext:value-type="float">
            <text:p>0,0003678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6779" calcext:value-type="float">
            <text:p>0,0003567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937" calcext:value-type="float">
            <text:p>0,000389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8884" calcext:value-type="float">
            <text:p>0,0003388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4288" calcext:value-type="float">
            <text:p>0,0003242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0275" calcext:value-type="float">
            <text:p>0,0003902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6884" calcext:value-type="float">
            <text:p>0,0003368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3029" calcext:value-type="float">
            <text:p>0,0003230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6525" calcext:value-type="float">
            <text:p>0,0003865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625" calcext:value-type="float">
            <text:p>0,000336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1647" calcext:value-type="float">
            <text:p>0,0003216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9294" calcext:value-type="float">
            <text:p>0,0003892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528" calcext:value-type="float">
            <text:p>0,000335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7967" calcext:value-type="float">
            <text:p>0,0003279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7664" calcext:value-type="float">
            <text:p>0,0003876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531" calcext:value-type="float">
            <text:p>0,000335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2021" calcext:value-type="float">
            <text:p>0,0003220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6963" calcext:value-type="float">
            <text:p>0,0003969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6396" calcext:value-type="float">
            <text:p>0,0003363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5109" calcext:value-type="float">
            <text:p>0,0003251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20231" calcext:value-type="float">
            <text:p>0,0004202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46671" calcext:value-type="float">
            <text:p>0,0003466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444" calcext:value-type="float">
            <text:p>0,000324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19493" calcext:value-type="float">
            <text:p>0,0004194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8597" calcext:value-type="float">
            <text:p>0,0003685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739" calcext:value-type="float">
            <text:p>0,000357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20804" calcext:value-type="float">
            <text:p>0,0004208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1676" calcext:value-type="float">
            <text:p>0,0003516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1741" calcext:value-type="float">
            <text:p>0,0003217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22978" calcext:value-type="float">
            <text:p>0,0004229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6286" calcext:value-type="float">
            <text:p>0,0003662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3361" calcext:value-type="float">
            <text:p>0,0003333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6644" calcext:value-type="float">
            <text:p>0,0004066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5123" calcext:value-type="float">
            <text:p>0,0003651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5552" calcext:value-type="float">
            <text:p>0,0003555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7998" calcext:value-type="float">
            <text:p>0,0003879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5231" calcext:value-type="float">
            <text:p>0,0003352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2923" calcext:value-type="float">
            <text:p>0,0003229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7475" calcext:value-type="float">
            <text:p>0,0003874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733" calcext:value-type="float">
            <text:p>0,000337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4432" calcext:value-type="float">
            <text:p>0,0003244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331" calcext:value-type="float">
            <text:p>0,000403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3156" calcext:value-type="float">
            <text:p>0,0003331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1363" calcext:value-type="float">
            <text:p>0,0003213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0491" calcext:value-type="float">
            <text:p>0,0003904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48968" calcext:value-type="float">
            <text:p>0,0003489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3795" calcext:value-type="float">
            <text:p>0,0003237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8999" calcext:value-type="float">
            <text:p>0,0003889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371" calcext:value-type="float">
            <text:p>0,000353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45569" calcext:value-type="float">
            <text:p>0,0003455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6528" calcext:value-type="float">
            <text:p>0,0003865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4517" calcext:value-type="float">
            <text:p>0,0003345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0906" calcext:value-type="float">
            <text:p>0,0003209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4333" calcext:value-type="float">
            <text:p>0,0004443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78973" calcext:value-type="float">
            <text:p>0,0003789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64234" calcext:value-type="float">
            <text:p>0,0003642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9713" calcext:value-type="float">
            <text:p>0,0004397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78372" calcext:value-type="float">
            <text:p>0,0003783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69288" calcext:value-type="float">
            <text:p>0,0003692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2014" calcext:value-type="float">
            <text:p>0,0004420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8381" calcext:value-type="float">
            <text:p>0,000383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77495" calcext:value-type="float">
            <text:p>0,0003774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56819" calcext:value-type="float">
            <text:p>0,0004568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1627" calcext:value-type="float">
            <text:p>0,0004116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98131" calcext:value-type="float">
            <text:p>0,0003981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051" calcext:value-type="float">
            <text:p>0,000440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60016" calcext:value-type="float">
            <text:p>0,0005600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0032" calcext:value-type="float">
            <text:p>0,0004100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85754" calcext:value-type="float">
            <text:p>0,0004857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8924" calcext:value-type="float">
            <text:p>0,0004389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09126" calcext:value-type="float">
            <text:p>0,0004091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82766" calcext:value-type="float">
            <text:p>0,0004827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20021" calcext:value-type="float">
            <text:p>0,0004200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73368" calcext:value-type="float">
            <text:p>0,0003733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0642" calcext:value-type="float">
            <text:p>0,0004406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86874" calcext:value-type="float">
            <text:p>0,0003868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97889" calcext:value-type="float">
            <text:p>0,0003978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9764" calcext:value-type="float">
            <text:p>0,0004397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80072" calcext:value-type="float">
            <text:p>0,0003800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76404" calcext:value-type="float">
            <text:p>0,0003764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199" calcext:value-type="float">
            <text:p>0,000441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06542" calcext:value-type="float">
            <text:p>0,0004065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00957" calcext:value-type="float">
            <text:p>0,0004009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0102" calcext:value-type="float">
            <text:p>0,0004401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99677" calcext:value-type="float">
            <text:p>0,0003996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98487" calcext:value-type="float">
            <text:p>0,0003984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8027" calcext:value-type="float">
            <text:p>0,0004380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81466" calcext:value-type="float">
            <text:p>0,0003814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21234" calcext:value-type="float">
            <text:p>0,0004212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9787" calcext:value-type="float">
            <text:p>0,0004397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80268" calcext:value-type="float">
            <text:p>0,0003802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97277" calcext:value-type="float">
            <text:p>0,0003972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71243" calcext:value-type="float">
            <text:p>0,0004712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818" calcext:value-type="float">
            <text:p>0,000418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98757" calcext:value-type="float">
            <text:p>0,0003987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65323" calcext:value-type="float">
            <text:p>0,0004653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3014" calcext:value-type="float">
            <text:p>0,0004130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98866" calcext:value-type="float">
            <text:p>0,0003988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1" calcext:value-type="float">
            <text:p>0,0000000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55405" calcext:value-type="float">
            <text:p>0,0004554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2087" calcext:value-type="float">
            <text:p>0,0004120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98016" calcext:value-type="float">
            <text:p>0,0003980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57439" calcext:value-type="float">
            <text:p>0,0004574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6212" calcext:value-type="float">
            <text:p>0,0004162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00564" calcext:value-type="float">
            <text:p>0,0004005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9956" calcext:value-type="float">
            <text:p>0,000499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80872" calcext:value-type="float">
            <text:p>0,0003808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63974" calcext:value-type="float">
            <text:p>0,0003639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2905" calcext:value-type="float">
            <text:p>0,0004429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7936" calcext:value-type="float">
            <text:p>0,000379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68799" calcext:value-type="float">
            <text:p>0,0003687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8149" calcext:value-type="float">
            <text:p>0,0004381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80455" calcext:value-type="float">
            <text:p>0,0003804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63429" calcext:value-type="float">
            <text:p>0,0003634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0535" calcext:value-type="float">
            <text:p>0,0004405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78214" calcext:value-type="float">
            <text:p>0,0003782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65045" calcext:value-type="float">
            <text:p>0,0003650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0029" calcext:value-type="float">
            <text:p>0,0004400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82171" calcext:value-type="float">
            <text:p>0,0003821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68524" calcext:value-type="float">
            <text:p>0,0003685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3225" calcext:value-type="float">
            <text:p>0,0004432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86325" calcext:value-type="float">
            <text:p>0,0003863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21774" calcext:value-type="float">
            <text:p>0,0004217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6352" calcext:value-type="float">
            <text:p>0,000463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02207" calcext:value-type="float">
            <text:p>0,0004022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00208" calcext:value-type="float">
            <text:p>0,0004002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9749" calcext:value-type="float">
            <text:p>0,0004397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83961" calcext:value-type="float">
            <text:p>0,0003839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67876" calcext:value-type="float">
            <text:p>0,0003678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071" calcext:value-type="float">
            <text:p>0,000440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79812" calcext:value-type="float">
            <text:p>0,0003798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04327" calcext:value-type="float">
            <text:p>0,0004043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2506" calcext:value-type="float">
            <text:p>0,0004425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78207" calcext:value-type="float">
            <text:p>0,0003782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69262" calcext:value-type="float">
            <text:p>0,0003692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1584" calcext:value-type="float">
            <text:p>0,0004415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83312" calcext:value-type="float">
            <text:p>0,0003833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91586" calcext:value-type="float">
            <text:p>0,0003915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3189" calcext:value-type="float">
            <text:p>0,0004431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80007" calcext:value-type="float">
            <text:p>0,0003800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91214" calcext:value-type="float">
            <text:p>0,0003912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98555" calcext:value-type="float">
            <text:p>0,0004985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6739" calcext:value-type="float">
            <text:p>0,0004167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62304" calcext:value-type="float">
            <text:p>0,0003623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69325" calcext:value-type="float">
            <text:p>0,0004693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77658" calcext:value-type="float">
            <text:p>0,0003776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88896" calcext:value-type="float">
            <text:p>0,0004888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3424" calcext:value-type="float">
            <text:p>0,0004434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21902" calcext:value-type="float">
            <text:p>0,0004219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2574" calcext:value-type="float">
            <text:p>0,0004325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33523" calcext:value-type="float">
            <text:p>0,0005335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94095" calcext:value-type="float">
            <text:p>0,0003940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66147" calcext:value-type="float">
            <text:p>0,0003661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75132" calcext:value-type="float">
            <text:p>0,0004751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1975" calcext:value-type="float">
            <text:p>0,0004119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82774" calcext:value-type="float">
            <text:p>0,0003827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61206" calcext:value-type="float">
            <text:p>0,0004612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0402" calcext:value-type="float">
            <text:p>0,0004104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01052" calcext:value-type="float">
            <text:p>0,0004010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3759" calcext:value-type="float">
            <text:p>0,0004437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2448" calcext:value-type="float">
            <text:p>0,0004124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98396" calcext:value-type="float">
            <text:p>0,0003983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57536" calcext:value-type="float">
            <text:p>0,0004575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105" calcext:value-type="float">
            <text:p>0,000431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95646" calcext:value-type="float">
            <text:p>0,0003956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791" calcext:value-type="float">
            <text:p>0,000447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08688" calcext:value-type="float">
            <text:p>0,0004086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00254" calcext:value-type="float">
            <text:p>0,0004002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61101" calcext:value-type="float">
            <text:p>0,0004611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6799" calcext:value-type="float">
            <text:p>0,0004167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98574" calcext:value-type="float">
            <text:p>0,0003985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75542" calcext:value-type="float">
            <text:p>0,0004755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2618" calcext:value-type="float">
            <text:p>0,0004126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78031" calcext:value-type="float">
            <text:p>0,0003780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61908" calcext:value-type="float">
            <text:p>0,0004619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03436" calcext:value-type="float">
            <text:p>0,0004034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01321" calcext:value-type="float">
            <text:p>0,0004013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66431" calcext:value-type="float">
            <text:p>0,0004664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09059" calcext:value-type="float">
            <text:p>0,0004090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95753" calcext:value-type="float">
            <text:p>0,0003957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61719" calcext:value-type="float">
            <text:p>0,0004617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1164" calcext:value-type="float">
            <text:p>0,0004111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96784" calcext:value-type="float">
            <text:p>0,0003967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9825" calcext:value-type="float">
            <text:p>0,0004398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0128" calcext:value-type="float">
            <text:p>0,000401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90222" calcext:value-type="float">
            <text:p>0,0003902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1" calcext:value-type="float">
            <text:p>0,0000000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8565" calcext:value-type="float">
            <text:p>0,0004385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93686" calcext:value-type="float">
            <text:p>0,0003936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92972" calcext:value-type="float">
            <text:p>0,0003929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8107" calcext:value-type="float">
            <text:p>0,0004381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79415" calcext:value-type="float">
            <text:p>0,0003794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06511" calcext:value-type="float">
            <text:p>0,0004065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8947" calcext:value-type="float">
            <text:p>0,0004389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78385" calcext:value-type="float">
            <text:p>0,0003783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83574" calcext:value-type="float">
            <text:p>0,0003835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73362" calcext:value-type="float">
            <text:p>0,0004733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77603" calcext:value-type="float">
            <text:p>0,0003776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65248" calcext:value-type="float">
            <text:p>0,0003652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8158" calcext:value-type="float">
            <text:p>0,0004381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77912" calcext:value-type="float">
            <text:p>0,0003779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64939" calcext:value-type="float">
            <text:p>0,0003649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856" calcext:value-type="float">
            <text:p>0,000438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76556" calcext:value-type="float">
            <text:p>0,0003765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67399" calcext:value-type="float">
            <text:p>0,0003673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65706" calcext:value-type="float">
            <text:p>0,0004657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795" calcext:value-type="float">
            <text:p>0,00037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91451" calcext:value-type="float">
            <text:p>0,0003914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18257" calcext:value-type="float">
            <text:p>0,0005182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78915" calcext:value-type="float">
            <text:p>0,0003789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7142" calcext:value-type="float">
            <text:p>0,000471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68637" calcext:value-type="float">
            <text:p>0,0004686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8492" calcext:value-type="float">
            <text:p>0,0004384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96306" calcext:value-type="float">
            <text:p>0,0003963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55034" calcext:value-type="float">
            <text:p>0,0004550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05625" calcext:value-type="float">
            <text:p>0,0004056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99342" calcext:value-type="float">
            <text:p>0,0003993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7274" calcext:value-type="float">
            <text:p>0,0004372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81843" calcext:value-type="float">
            <text:p>0,0003818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93093" calcext:value-type="float">
            <text:p>0,0003930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8841" calcext:value-type="float">
            <text:p>0,0004388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79004" calcext:value-type="float">
            <text:p>0,0003790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97301" calcext:value-type="float">
            <text:p>0,0003973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8671" calcext:value-type="float">
            <text:p>0,0004386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77341" calcext:value-type="float">
            <text:p>0,0003773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00992" calcext:value-type="float">
            <text:p>0,0004009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803" calcext:value-type="float">
            <text:p>0,000438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78122" calcext:value-type="float">
            <text:p>0,0003781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67303" calcext:value-type="float">
            <text:p>0,0003673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9248" calcext:value-type="float">
            <text:p>0,0004392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759" calcext:value-type="float">
            <text:p>0,00037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67331" calcext:value-type="float">
            <text:p>0,0003673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7699" calcext:value-type="float">
            <text:p>0,0004376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82613" calcext:value-type="float">
            <text:p>0,0003826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65319" calcext:value-type="float">
            <text:p>0,0003653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1731" calcext:value-type="float">
            <text:p>0,0004417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78653" calcext:value-type="float">
            <text:p>0,0003786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80814" calcext:value-type="float">
            <text:p>0,0003808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9419" calcext:value-type="float">
            <text:p>0,0004394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79117" calcext:value-type="float">
            <text:p>0,0003791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8171" calcext:value-type="float">
            <text:p>0,000381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9893" calcext:value-type="float">
            <text:p>0,0004398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77235" calcext:value-type="float">
            <text:p>0,0003772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64521" calcext:value-type="float">
            <text:p>0,0003645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83508" calcext:value-type="float">
            <text:p>0,0005835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6331" calcext:value-type="float">
            <text:p>0,0004163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02173" calcext:value-type="float">
            <text:p>0,0004021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0632" calcext:value-type="float">
            <text:p>0,0004406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00111" calcext:value-type="float">
            <text:p>0,0004001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9085" calcext:value-type="float">
            <text:p>0,000390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0346" calcext:value-type="float">
            <text:p>0,0004403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7953" calcext:value-type="float">
            <text:p>0,000379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98447" calcext:value-type="float">
            <text:p>0,0003984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8132" calcext:value-type="float">
            <text:p>0,0004381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79944" calcext:value-type="float">
            <text:p>0,0003799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2944" calcext:value-type="float">
            <text:p>0,0004329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98098" calcext:value-type="float">
            <text:p>0,0004980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26437" calcext:value-type="float">
            <text:p>0,0004264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881" calcext:value-type="float">
            <text:p>0,000418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605852" calcext:value-type="float">
            <text:p>0,0006058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5986" calcext:value-type="float">
            <text:p>0,000459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0731" calcext:value-type="float">
            <text:p>0,000407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4884" calcext:value-type="float">
            <text:p>0,0004448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2615" calcext:value-type="float">
            <text:p>0,0004126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20753" calcext:value-type="float">
            <text:p>0,0004207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222" calcext:value-type="float">
            <text:p>0,000442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2531" calcext:value-type="float">
            <text:p>0,0004125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00176" calcext:value-type="float">
            <text:p>0,0004001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8109" calcext:value-type="float">
            <text:p>0,0004381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03325" calcext:value-type="float">
            <text:p>0,0004033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4301" calcext:value-type="float">
            <text:p>0,0004143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815" calcext:value-type="float">
            <text:p>0,000438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89743" calcext:value-type="float">
            <text:p>0,0003897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88667" calcext:value-type="float">
            <text:p>0,0003886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8296" calcext:value-type="float">
            <text:p>0,0004382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80058" calcext:value-type="float">
            <text:p>0,0003800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64547" calcext:value-type="float">
            <text:p>0,0003645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5755" calcext:value-type="float">
            <text:p>0,0004457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57343" calcext:value-type="float">
            <text:p>0,0004573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69706" calcext:value-type="float">
            <text:p>0,0003697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53209" calcext:value-type="float">
            <text:p>0,0005532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79259" calcext:value-type="float">
            <text:p>0,0003792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6341" calcext:value-type="float">
            <text:p>0,000363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0924" calcext:value-type="float">
            <text:p>0,0004409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7813" calcext:value-type="float">
            <text:p>0,000378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63739" calcext:value-type="float">
            <text:p>0,0003637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9692" calcext:value-type="float">
            <text:p>0,0004496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80314" calcext:value-type="float">
            <text:p>0,0003803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62421" calcext:value-type="float">
            <text:p>0,0003624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68339" calcext:value-type="float">
            <text:p>0,0004683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98657" calcext:value-type="float">
            <text:p>0,0003986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73715" calcext:value-type="float">
            <text:p>0,0003737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74173" calcext:value-type="float">
            <text:p>0,0004741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8059" calcext:value-type="float">
            <text:p>0,000380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64133" calcext:value-type="float">
            <text:p>0,0003641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71719" calcext:value-type="float">
            <text:p>0,0004717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0316" calcext:value-type="float">
            <text:p>0,0004103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68769" calcext:value-type="float">
            <text:p>0,0003687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66612" calcext:value-type="float">
            <text:p>0,0004666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1549" calcext:value-type="float">
            <text:p>0,0004115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80687" calcext:value-type="float">
            <text:p>0,0003806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59257" calcext:value-type="float">
            <text:p>0,0004592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2471" calcext:value-type="float">
            <text:p>0,0004124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95789" calcext:value-type="float">
            <text:p>0,0003957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04491" calcext:value-type="float">
            <text:p>0,0005044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05503" calcext:value-type="float">
            <text:p>0,0004055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90095" calcext:value-type="float">
            <text:p>0,0003900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72635" calcext:value-type="float">
            <text:p>0,0004726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2077" calcext:value-type="float">
            <text:p>0,0004120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97976" calcext:value-type="float">
            <text:p>0,0003979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55396" calcext:value-type="float">
            <text:p>0,0004553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0614" calcext:value-type="float">
            <text:p>0,000406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046" calcext:value-type="float">
            <text:p>0,000440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9718" calcext:value-type="float">
            <text:p>0,0004397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07185" calcext:value-type="float">
            <text:p>0,0004071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00448" calcext:value-type="float">
            <text:p>0,0004004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8459" calcext:value-type="float">
            <text:p>0,0004384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9788" calcext:value-type="float">
            <text:p>0,000397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93023" calcext:value-type="float">
            <text:p>0,0003930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3256" calcext:value-type="float">
            <text:p>0,0004432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04856" calcext:value-type="float">
            <text:p>0,0004048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00418" calcext:value-type="float">
            <text:p>0,0004004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1866" calcext:value-type="float">
            <text:p>0,0004418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02672" calcext:value-type="float">
            <text:p>0,0004026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9822" calcext:value-type="float">
            <text:p>0,000398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8454" calcext:value-type="float">
            <text:p>0,0004384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79929" calcext:value-type="float">
            <text:p>0,0003799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85774" calcext:value-type="float">
            <text:p>0,0003857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9226" calcext:value-type="float">
            <text:p>0,0004392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78584" calcext:value-type="float">
            <text:p>0,0003785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63768" calcext:value-type="float">
            <text:p>0,0003637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9742" calcext:value-type="float">
            <text:p>0,0004397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7686" calcext:value-type="float">
            <text:p>0,000376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66798" calcext:value-type="float">
            <text:p>0,0003667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9579" calcext:value-type="float">
            <text:p>0,0004395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81551" calcext:value-type="float">
            <text:p>0,0003815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6594" calcext:value-type="float">
            <text:p>0,000365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0396" calcext:value-type="float">
            <text:p>0,0004403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77488" calcext:value-type="float">
            <text:p>0,0003774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4856" calcext:value-type="float">
            <text:p>0,0004348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06067" calcext:value-type="float">
            <text:p>0,0005060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83209" calcext:value-type="float">
            <text:p>0,0003832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96384" calcext:value-type="float">
            <text:p>0,0003963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9964" calcext:value-type="float">
            <text:p>0,0004399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0476" calcext:value-type="float">
            <text:p>0,000404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94494" calcext:value-type="float">
            <text:p>0,0003944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6867" calcext:value-type="float">
            <text:p>0,0004368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82162" calcext:value-type="float">
            <text:p>0,0003821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95706" calcext:value-type="float">
            <text:p>0,0003957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0145" calcext:value-type="float">
            <text:p>0,0004401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80268" calcext:value-type="float">
            <text:p>0,0003802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20167" calcext:value-type="float">
            <text:p>0,0004201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16324" calcext:value-type="float">
            <text:p>0,0005163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81685" calcext:value-type="float">
            <text:p>0,0003816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66612" calcext:value-type="float">
            <text:p>0,0003666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</table:table>
      <table:table table:name="Tabla dinámica_search_by_userid_fakeusers_1" table:style-name="ta1">
        <table:shapes>
          <draw:frame draw:z-index="0" draw:style-name="gr1" draw:text-style-name="P1" svg:width="15.999cm" svg:height="8.999cm" svg:x="16.695cm" svg:y="0.336cm">
            <draw:object draw:notify-on-update-of-ranges="PT@categories PT@label 0 PT@data 0 PT@label 1 PT@data 1 PT@label 2 PT@data 2 PT@label 3 PT@data 3 PT@label 4 PT@data 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"/>
        <table:table-column table:style-name="co4" table:default-cell-style-name="ce9"/>
        <table:table-column table:style-name="co4" table:number-columns-repeated="3" table:default-cell-style-name="ce15"/>
        <table:table-column table:style-name="co4" table:default-cell-style-name="ce19"/>
        <table:table-column table:style-name="co4" table:default-cell-style-name="ce25"/>
        <table:table-row table:style-name="ro1">
          <table:table-cell table:style-name="ce1" office:value-type="string" calcext:value-type="string">
            <text:p>Promedio - <text:s/>Tiempo(s)</text:p>
          </table:table-cell>
          <table:table-cell table:style-name="ce6" office:value-type="string" calcext:value-type="string">
            <text:p>Tipo de hasheo</text:p>
          </table:table-cell>
          <table:table-cell table:style-name="ce12" table:number-columns-repeated="4"/>
          <table:table-cell table:style-name="ce22"/>
        </table:table-row>
        <table:table-row table:style-name="ro1">
          <table:table-cell table:style-name="ce2" office:value-type="string" calcext:value-type="string">
            <text:p><text:s/>Número de busquedas</text:p>
          </table:table-cell>
          <table:table-cell table:style-name="ce7" office:value-type="string" calcext:value-type="string">
            <text:p>chaining</text:p>
          </table:table-cell>
          <table:table-cell table:style-name="ce13" office:value-type="string" calcext:value-type="string">
            <text:p>double hashing</text:p>
          </table:table-cell>
          <table:table-cell table:style-name="ce13" office:value-type="string" calcext:value-type="string">
            <text:p>lineal probing</text:p>
          </table:table-cell>
          <table:table-cell table:style-name="ce13" office:value-type="string" calcext:value-type="string">
            <text:p>quadratic probing</text:p>
          </table:table-cell>
          <table:table-cell table:style-name="ce13" office:value-type="string" calcext:value-type="string">
            <text:p>STL unordered map</text:p>
          </table:table-cell>
          <table:table-cell table:style-name="ce23" office:value-type="string" calcext:value-type="string">
            <text:p>Total Resultado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8" office:value-type="float" office:value="0.00000001643" calcext:value-type="float">
            <text:p>0,00000001643</text:p>
          </table:table-cell>
          <table:table-cell table:style-name="ce14" office:value-type="float" office:value="0.00003464828" calcext:value-type="float">
            <text:p>0,00003464828</text:p>
          </table:table-cell>
          <table:table-cell table:style-name="ce14" office:value-type="float" office:value="0.00004166827" calcext:value-type="float">
            <text:p>0,00004166827</text:p>
          </table:table-cell>
          <table:table-cell table:style-name="ce14" office:value-type="float" office:value="0.00003367229" calcext:value-type="float">
            <text:p>0,00003367229</text:p>
          </table:table-cell>
          <table:table-cell table:style-name="ce18" office:value-type="float" office:value="0.00000001776" calcext:value-type="float">
            <text:p>0,00000001776</text:p>
          </table:table-cell>
          <table:table-cell table:style-name="ce24" office:value-type="float" office:value="0.000022004606" calcext:value-type="float">
            <text:p>0,00002200460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0000001769" calcext:value-type="float">
            <text:p>0,00000001769</text:p>
          </table:table-cell>
          <table:table-cell office:value-type="float" office:value="0.00007553948" calcext:value-type="float">
            <text:p>0,00007553948</text:p>
          </table:table-cell>
          <table:table-cell office:value-type="float" office:value="0.00008087986" calcext:value-type="float">
            <text:p>0,00008087986</text:p>
          </table:table-cell>
          <table:table-cell office:value-type="float" office:value="0.00008587869" calcext:value-type="float">
            <text:p>0,00008587869</text:p>
          </table:table-cell>
          <table:table-cell office:value-type="float" office:value="0.00000001799" calcext:value-type="float">
            <text:p>0,00000001799</text:p>
          </table:table-cell>
          <table:table-cell office:value-type="float" office:value="0.000048466742" calcext:value-type="float">
            <text:p>0,00004846674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00001531" calcext:value-type="float">
            <text:p>0,00000001531</text:p>
          </table:table-cell>
          <table:table-cell office:value-type="float" office:value="0.00011897143" calcext:value-type="float">
            <text:p>0,00011897143</text:p>
          </table:table-cell>
          <table:table-cell office:value-type="float" office:value="0.00013936025" calcext:value-type="float">
            <text:p>0,00013936025</text:p>
          </table:table-cell>
          <table:table-cell office:value-type="float" office:value="0.00011072475" calcext:value-type="float">
            <text:p>0,00011072475</text:p>
          </table:table-cell>
          <table:table-cell office:value-type="float" office:value="0.00000001703" calcext:value-type="float">
            <text:p>0,00000001703</text:p>
          </table:table-cell>
          <table:table-cell office:value-type="float" office:value="0.000073817754" calcext:value-type="float">
            <text:p>0,00007381775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0000143" calcext:value-type="float">
            <text:p>0,0000000143</text:p>
          </table:table-cell>
          <table:table-cell office:value-type="float" office:value="0.00020432114" calcext:value-type="float">
            <text:p>0,00020432114</text:p>
          </table:table-cell>
          <table:table-cell office:value-type="float" office:value="0.0002348076" calcext:value-type="float">
            <text:p>0,0002348076</text:p>
          </table:table-cell>
          <table:table-cell office:value-type="float" office:value="0.00019503139" calcext:value-type="float">
            <text:p>0,00019503139</text:p>
          </table:table-cell>
          <table:table-cell office:value-type="float" office:value="0.00000001397" calcext:value-type="float">
            <text:p>0,00000001397</text:p>
          </table:table-cell>
          <table:table-cell office:value-type="float" office:value="0.00012683768" calcext:value-type="float">
            <text:p>0,00012683768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00000001396" calcext:value-type="float">
            <text:p>0,00000001396</text:p>
          </table:table-cell>
          <table:table-cell office:value-type="float" office:value="0.00025041039" calcext:value-type="float">
            <text:p>0,00025041039</text:p>
          </table:table-cell>
          <table:table-cell office:value-type="float" office:value="0.00028815886" calcext:value-type="float">
            <text:p>0,00028815886</text:p>
          </table:table-cell>
          <table:table-cell office:value-type="float" office:value="0.00024045363" calcext:value-type="float">
            <text:p>0,00024045363</text:p>
          </table:table-cell>
          <table:table-cell office:value-type="float" office:value="0.00000001384" calcext:value-type="float">
            <text:p>0,00000001384</text:p>
          </table:table-cell>
          <table:table-cell office:value-type="float" office:value="0.000155810136" calcext:value-type="float">
            <text:p>0,000155810136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000001432" calcext:value-type="float">
            <text:p>0,00000001432</text:p>
          </table:table-cell>
          <table:table-cell office:value-type="float" office:value="0.00030164158" calcext:value-type="float">
            <text:p>0,00030164158</text:p>
          </table:table-cell>
          <table:table-cell office:value-type="float" office:value="0.00035027761" calcext:value-type="float">
            <text:p>0,00035027761</text:p>
          </table:table-cell>
          <table:table-cell office:value-type="float" office:value="0.00029277965" calcext:value-type="float">
            <text:p>0,00029277965</text:p>
          </table:table-cell>
          <table:table-cell office:value-type="float" office:value="0.00000001429" calcext:value-type="float">
            <text:p>0,00000001429</text:p>
          </table:table-cell>
          <table:table-cell office:value-type="float" office:value="0.000188945489999999" calcext:value-type="float">
            <text:p>0,000188945489999999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0.00000001417" calcext:value-type="float">
            <text:p>0,00000001417</text:p>
          </table:table-cell>
          <table:table-cell office:value-type="float" office:value="0.00035188245" calcext:value-type="float">
            <text:p>0,00035188245</text:p>
          </table:table-cell>
          <table:table-cell office:value-type="float" office:value="0.00040597104" calcext:value-type="float">
            <text:p>0,00040597104</text:p>
          </table:table-cell>
          <table:table-cell office:value-type="float" office:value="0.00033831376" calcext:value-type="float">
            <text:p>0,00033831376</text:p>
          </table:table-cell>
          <table:table-cell office:value-type="float" office:value="0.00000001407" calcext:value-type="float">
            <text:p>0,00000001407</text:p>
          </table:table-cell>
          <table:table-cell office:value-type="float" office:value="0.000219239097999999" calcext:value-type="float">
            <text:p>0,000219239097999999</text:p>
          </table:table-cell>
        </table:table-row>
        <table:table-row table:style-name="ro1">
          <table:table-cell office:value-type="float" office:value="19908" calcext:value-type="float">
            <text:p>19908</text:p>
          </table:table-cell>
          <table:table-cell table:style-name="ce10" office:value-type="float" office:value="0.0000000144" calcext:value-type="float">
            <text:p>0,0000000144</text:p>
          </table:table-cell>
          <table:table-cell table:style-name="ce16" office:value-type="float" office:value="0.00039728191" calcext:value-type="float">
            <text:p>0,00039728191</text:p>
          </table:table-cell>
          <table:table-cell table:style-name="ce16" office:value-type="float" office:value="0.00045748819" calcext:value-type="float">
            <text:p>0,00045748819</text:p>
          </table:table-cell>
          <table:table-cell table:style-name="ce16" office:value-type="float" office:value="0.00039104903" calcext:value-type="float">
            <text:p>0,00039104903</text:p>
          </table:table-cell>
          <table:table-cell table:style-name="ce20" office:value-type="float" office:value="0.00000001416" calcext:value-type="float">
            <text:p>0,00000001416</text:p>
          </table:table-cell>
          <table:table-cell table:style-name="ce26" office:value-type="float" office:value="0.000249169538" calcext:value-type="float">
            <text:p>0,000249169538</text:p>
          </table:table-cell>
        </table:table-row>
        <table:table-row table:style-name="ro1">
          <table:table-cell table:style-name="ce5" office:value-type="string" calcext:value-type="string">
            <text:p>Total Resultado</text:p>
          </table:table-cell>
          <table:table-cell table:style-name="ce11" office:value-type="float" office:value="0.0000000150724999999999" calcext:value-type="float">
            <text:p>1,50724999999999E-08</text:p>
          </table:table-cell>
          <table:table-cell table:style-name="ce17" office:value-type="float" office:value="0.0002168370825" calcext:value-type="float">
            <text:p>0,0002168370825</text:p>
          </table:table-cell>
          <table:table-cell table:style-name="ce17" office:value-type="float" office:value="0.00024982646" calcext:value-type="float">
            <text:p>0,00024982646</text:p>
          </table:table-cell>
          <table:table-cell table:style-name="ce17" office:value-type="float" office:value="0.00021098789875" calcext:value-type="float">
            <text:p>0,00021098789875</text:p>
          </table:table-cell>
          <table:table-cell table:style-name="ce21" office:value-type="float" office:value="0.0000000153887499999999" calcext:value-type="float">
            <text:p>1,53887499999999E-08</text:p>
          </table:table-cell>
          <table:table-cell table:style-name="ce27" office:value-type="float" office:value="0.0001355363805" calcext:value-type="float">
            <text:p>0,0001355363805</text:p>
          </table:table-cell>
        </table:table-row>
      </table:table>
      <table:named-expressions/>
      <table:data-pilot-tables>
        <table:data-pilot-table table:name="DataPilot1" table:application-data="" table:target-range-address="'Tabla dinámica_search_by_userid_fakeusers_1'.A1:'Tabla dinámica_search_by_userid_fakeusers_1'.G11" table:buttons="'Tabla dinámica_search_by_userid_fakeusers_1'.A2 'Tabla dinámica_search_by_userid_fakeusers_1'.B1" table:show-filter-button="false" table:drill-down-on-double-click="false">
          <table:source-cell-range table:cell-range-address="search_by_userid_fakeusers.A1:search_by_userid_fakeusers.C4001"/>
          <table:data-pilot-field table:source-field-name="Tipo de hasheo" table:orientation="column" table:used-hierarchy="0" table:function="auto">
            <table:data-pilot-level table:show-empty="false" calcext:repeat-item-labels="false">
              <table:data-pilot-members>
                <table:data-pilot-member table:name="chaining" table:display="true" table:show-details="true"/>
                <table:data-pilot-member table:name="double hashing" table:display="true" table:show-details="true"/>
                <table:data-pilot-member table:name="lineal probing" table:display="true" table:show-details="true"/>
                <table:data-pilot-member table:name="quadratic probing" table:display="true" table:show-details="true"/>
                <table:data-pilot-member table:name="STL unordered ma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 Número de busquedas" table:orientation="row" table:used-hierarchy="0" table:function="auto">
            <table:data-pilot-level table:show-empty="false" calcext:repeat-item-labels="false">
              <table:data-pilot-members>
                <table:data-pilot-member table:name="1000" table:display="true" table:show-details="true"/>
                <table:data-pilot-member table:name="2500" table:display="true" table:show-details="true"/>
                <table:data-pilot-member table:name="5000" table:display="true" table:show-details="true"/>
                <table:data-pilot-member table:name="10000" table:display="true" table:show-details="true"/>
                <table:data-pilot-member table:name="12500" table:display="true" table:show-details="true"/>
                <table:data-pilot-member table:name="15000" table:display="true" table:show-details="true"/>
                <table:data-pilot-member table:name="17500" table:display="true" table:show-details="true"/>
                <table:data-pilot-member table:name="1990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Tiempo(s)" table:orientation="data" table:used-hierarchy="0" table:function="average">
            <table:data-pilot-level table:show-empty="false" calcext:repeat-item-labels="false">
              <table:data-pilot-members>
                <table:data-pilot-member table:name="0,000000011" table:display="true" table:show-details="true"/>
                <table:data-pilot-member table:name="0,000000012" table:display="true" table:show-details="true"/>
                <table:data-pilot-member table:name="0,000000013" table:display="true" table:show-details="true"/>
                <table:data-pilot-member table:name="0,000000014" table:display="true" table:show-details="true"/>
                <table:data-pilot-member table:name="0,000000015" table:display="true" table:show-details="true"/>
                <table:data-pilot-member table:name="0,000000016" table:display="true" table:show-details="true"/>
                <table:data-pilot-member table:name="0,000000017" table:display="true" table:show-details="true"/>
                <table:data-pilot-member table:name="0,000000018" table:display="true" table:show-details="true"/>
                <table:data-pilot-member table:name="0,000000019" table:display="true" table:show-details="true"/>
                <table:data-pilot-member table:name="0,00000002" table:display="true" table:show-details="true"/>
                <table:data-pilot-member table:name="0,000000021" table:display="true" table:show-details="true"/>
                <table:data-pilot-member table:name="0,000000022" table:display="true" table:show-details="true"/>
                <table:data-pilot-member table:name="0,000000023" table:display="true" table:show-details="true"/>
                <table:data-pilot-member table:name="0,000000024" table:display="true" table:show-details="true"/>
                <table:data-pilot-member table:name="0,000000025" table:display="true" table:show-details="true"/>
                <table:data-pilot-member table:name="0,000000026" table:display="true" table:show-details="true"/>
                <table:data-pilot-member table:name="0,000000027" table:display="true" table:show-details="true"/>
                <table:data-pilot-member table:name="0,000000028" table:display="true" table:show-details="true"/>
                <table:data-pilot-member table:name="0,000000029" table:display="true" table:show-details="true"/>
                <table:data-pilot-member table:name="0,00000003" table:display="true" table:show-details="true"/>
                <table:data-pilot-member table:name="0,000000031" table:display="true" table:show-details="true"/>
                <table:data-pilot-member table:name="0,000000032" table:display="true" table:show-details="true"/>
                <table:data-pilot-member table:name="0,000000033" table:display="true" table:show-details="true"/>
                <table:data-pilot-member table:name="0,000000034" table:display="true" table:show-details="true"/>
                <table:data-pilot-member table:name="0,000000037" table:display="true" table:show-details="true"/>
                <table:data-pilot-member table:name="0,000000038" table:display="true" table:show-details="true"/>
                <table:data-pilot-member table:name="0,000000039" table:display="true" table:show-details="true"/>
                <table:data-pilot-member table:name="0,00000004" table:display="true" table:show-details="true"/>
                <table:data-pilot-member table:name="0,000000042" table:display="true" table:show-details="true"/>
                <table:data-pilot-member table:name="0,000000043" table:display="true" table:show-details="true"/>
                <table:data-pilot-member table:name="0,000000044" table:display="true" table:show-details="true"/>
                <table:data-pilot-member table:name="0,000000047" table:display="true" table:show-details="true"/>
                <table:data-pilot-member table:name="0,000000048" table:display="true" table:show-details="true"/>
                <table:data-pilot-member table:name="0,000000054" table:display="true" table:show-details="true"/>
                <table:data-pilot-member table:name="0,000000057" table:display="true" table:show-details="true"/>
                <table:data-pilot-member table:name="0,000000059" table:display="true" table:show-details="true"/>
                <table:data-pilot-member table:name="0,000000071" table:display="true" table:show-details="true"/>
                <table:data-pilot-member table:name="0,000000075" table:display="true" table:show-details="true"/>
                <table:data-pilot-member table:name="0,000000083" table:display="true" table:show-details="true"/>
                <table:data-pilot-member table:name="0,000000099" table:display="true" table:show-details="true"/>
                <table:data-pilot-member table:name="0,000000114" table:display="true" table:show-details="true"/>
                <table:data-pilot-member table:name="0,000024604" table:display="true" table:show-details="true"/>
                <table:data-pilot-member table:name="0,000024907" table:display="true" table:show-details="true"/>
                <table:data-pilot-member table:name="0,000025117" table:display="true" table:show-details="true"/>
                <table:data-pilot-member table:name="0,00002513" table:display="true" table:show-details="true"/>
                <table:data-pilot-member table:name="0,00002524" table:display="true" table:show-details="true"/>
                <table:data-pilot-member table:name="0,000025426" table:display="true" table:show-details="true"/>
                <table:data-pilot-member table:name="0,000025511" table:display="true" table:show-details="true"/>
                <table:data-pilot-member table:name="0,00002559" table:display="true" table:show-details="true"/>
                <table:data-pilot-member table:name="0,000025639" table:display="true" table:show-details="true"/>
                <table:data-pilot-member table:name="0,000025825" table:display="true" table:show-details="true"/>
                <table:data-pilot-member table:name="0,000026044" table:display="true" table:show-details="true"/>
                <table:data-pilot-member table:name="0,000026058" table:display="true" table:show-details="true"/>
                <table:data-pilot-member table:name="0,000026061" table:display="true" table:show-details="true"/>
                <table:data-pilot-member table:name="0,000026063" table:display="true" table:show-details="true"/>
                <table:data-pilot-member table:name="0,00002612" table:display="true" table:show-details="true"/>
                <table:data-pilot-member table:name="0,000026139" table:display="true" table:show-details="true"/>
                <table:data-pilot-member table:name="0,00002622" table:display="true" table:show-details="true"/>
                <table:data-pilot-member table:name="0,000026299" table:display="true" table:show-details="true"/>
                <table:data-pilot-member table:name="0,000026308" table:display="true" table:show-details="true"/>
                <table:data-pilot-member table:name="0,00002631" table:display="true" table:show-details="true"/>
                <table:data-pilot-member table:name="0,000026329" table:display="true" table:show-details="true"/>
                <table:data-pilot-member table:name="0,000026386" table:display="true" table:show-details="true"/>
                <table:data-pilot-member table:name="0,000026409" table:display="true" table:show-details="true"/>
                <table:data-pilot-member table:name="0,000026418" table:display="true" table:show-details="true"/>
                <table:data-pilot-member table:name="0,000026437" table:display="true" table:show-details="true"/>
                <table:data-pilot-member table:name="0,000026508" table:display="true" table:show-details="true"/>
                <table:data-pilot-member table:name="0,000026532" table:display="true" table:show-details="true"/>
                <table:data-pilot-member table:name="0,000026699" table:display="true" table:show-details="true"/>
                <table:data-pilot-member table:name="0,000026711" table:display="true" table:show-details="true"/>
                <table:data-pilot-member table:name="0,000026736" table:display="true" table:show-details="true"/>
                <table:data-pilot-member table:name="0,000026763" table:display="true" table:show-details="true"/>
                <table:data-pilot-member table:name="0,000026792" table:display="true" table:show-details="true"/>
                <table:data-pilot-member table:name="0,000026897" table:display="true" table:show-details="true"/>
                <table:data-pilot-member table:name="0,000026909" table:display="true" table:show-details="true"/>
                <table:data-pilot-member table:name="0,000026915" table:display="true" table:show-details="true"/>
                <table:data-pilot-member table:name="0,000026945" table:display="true" table:show-details="true"/>
                <table:data-pilot-member table:name="0,00002698" table:display="true" table:show-details="true"/>
                <table:data-pilot-member table:name="0,000027031" table:display="true" table:show-details="true"/>
                <table:data-pilot-member table:name="0,000027198" table:display="true" table:show-details="true"/>
                <table:data-pilot-member table:name="0,000027228" table:display="true" table:show-details="true"/>
                <table:data-pilot-member table:name="0,000027256" table:display="true" table:show-details="true"/>
                <table:data-pilot-member table:name="0,000027274" table:display="true" table:show-details="true"/>
                <table:data-pilot-member table:name="0,000027403" table:display="true" table:show-details="true"/>
                <table:data-pilot-member table:name="0,000027552" table:display="true" table:show-details="true"/>
                <table:data-pilot-member table:name="0,000027597" table:display="true" table:show-details="true"/>
                <table:data-pilot-member table:name="0,000027982" table:display="true" table:show-details="true"/>
                <table:data-pilot-member table:name="0,000028108" table:display="true" table:show-details="true"/>
                <table:data-pilot-member table:name="0,000028124" table:display="true" table:show-details="true"/>
                <table:data-pilot-member table:name="0,000028128" table:display="true" table:show-details="true"/>
                <table:data-pilot-member table:name="0,000028158" table:display="true" table:show-details="true"/>
                <table:data-pilot-member table:name="0,00002823" table:display="true" table:show-details="true"/>
                <table:data-pilot-member table:name="0,000028456" table:display="true" table:show-details="true"/>
                <table:data-pilot-member table:name="0,000028471" table:display="true" table:show-details="true"/>
                <table:data-pilot-member table:name="0,00002854" table:display="true" table:show-details="true"/>
                <table:data-pilot-member table:name="0,000028546" table:display="true" table:show-details="true"/>
                <table:data-pilot-member table:name="0,000028569" table:display="true" table:show-details="true"/>
                <table:data-pilot-member table:name="0,000028588" table:display="true" table:show-details="true"/>
                <table:data-pilot-member table:name="0,000028629" table:display="true" table:show-details="true"/>
                <table:data-pilot-member table:name="0,000028875" table:display="true" table:show-details="true"/>
                <table:data-pilot-member table:name="0,000028882" table:display="true" table:show-details="true"/>
                <table:data-pilot-member table:name="0,00002889" table:display="true" table:show-details="true"/>
                <table:data-pilot-member table:name="0,000028928" table:display="true" table:show-details="true"/>
                <table:data-pilot-member table:name="0,000029" table:display="true" table:show-details="true"/>
                <table:data-pilot-member table:name="0,000029004" table:display="true" table:show-details="true"/>
                <table:data-pilot-member table:name="0,000029005" table:display="true" table:show-details="true"/>
                <table:data-pilot-member table:name="0,00002902" table:display="true" table:show-details="true"/>
                <table:data-pilot-member table:name="0,000029022" table:display="true" table:show-details="true"/>
                <table:data-pilot-member table:name="0,000029154" table:display="true" table:show-details="true"/>
                <table:data-pilot-member table:name="0,000029211" table:display="true" table:show-details="true"/>
                <table:data-pilot-member table:name="0,000029235" table:display="true" table:show-details="true"/>
                <table:data-pilot-member table:name="0,000029341" table:display="true" table:show-details="true"/>
                <table:data-pilot-member table:name="0,000029373" table:display="true" table:show-details="true"/>
                <table:data-pilot-member table:name="0,000029378" table:display="true" table:show-details="true"/>
                <table:data-pilot-member table:name="0,000029406" table:display="true" table:show-details="true"/>
                <table:data-pilot-member table:name="0,000029549" table:display="true" table:show-details="true"/>
                <table:data-pilot-member table:name="0,000029573" table:display="true" table:show-details="true"/>
                <table:data-pilot-member table:name="0,000029695" table:display="true" table:show-details="true"/>
                <table:data-pilot-member table:name="0,000029696" table:display="true" table:show-details="true"/>
                <table:data-pilot-member table:name="0,000029739" table:display="true" table:show-details="true"/>
                <table:data-pilot-member table:name="0,000029796" table:display="true" table:show-details="true"/>
                <table:data-pilot-member table:name="0,00002982" table:display="true" table:show-details="true"/>
                <table:data-pilot-member table:name="0,000029856" table:display="true" table:show-details="true"/>
                <table:data-pilot-member table:name="0,000029977" table:display="true" table:show-details="true"/>
                <table:data-pilot-member table:name="0,000030003" table:display="true" table:show-details="true"/>
                <table:data-pilot-member table:name="0,00003003" table:display="true" table:show-details="true"/>
                <table:data-pilot-member table:name="0,000030093" table:display="true" table:show-details="true"/>
                <table:data-pilot-member table:name="0,000030121" table:display="true" table:show-details="true"/>
                <table:data-pilot-member table:name="0,000030148" table:display="true" table:show-details="true"/>
                <table:data-pilot-member table:name="0,000030294" table:display="true" table:show-details="true"/>
                <table:data-pilot-member table:name="0,000030409" table:display="true" table:show-details="true"/>
                <table:data-pilot-member table:name="0,00003041" table:display="true" table:show-details="true"/>
                <table:data-pilot-member table:name="0,000030425" table:display="true" table:show-details="true"/>
                <table:data-pilot-member table:name="0,000030434" table:display="true" table:show-details="true"/>
                <table:data-pilot-member table:name="0,00003045" table:display="true" table:show-details="true"/>
                <table:data-pilot-member table:name="0,00003048" table:display="true" table:show-details="true"/>
                <table:data-pilot-member table:name="0,000030536" table:display="true" table:show-details="true"/>
                <table:data-pilot-member table:name="0,000030541" table:display="true" table:show-details="true"/>
                <table:data-pilot-member table:name="0,000030571" table:display="true" table:show-details="true"/>
                <table:data-pilot-member table:name="0,000030602" table:display="true" table:show-details="true"/>
                <table:data-pilot-member table:name="0,00003065" table:display="true" table:show-details="true"/>
                <table:data-pilot-member table:name="0,000030667" table:display="true" table:show-details="true"/>
                <table:data-pilot-member table:name="0,000030672" table:display="true" table:show-details="true"/>
                <table:data-pilot-member table:name="0,000030702" table:display="true" table:show-details="true"/>
                <table:data-pilot-member table:name="0,000030886" table:display="true" table:show-details="true"/>
                <table:data-pilot-member table:name="0,0000309" table:display="true" table:show-details="true"/>
                <table:data-pilot-member table:name="0,000030944" table:display="true" table:show-details="true"/>
                <table:data-pilot-member table:name="0,000030988" table:display="true" table:show-details="true"/>
                <table:data-pilot-member table:name="0,000031025" table:display="true" table:show-details="true"/>
                <table:data-pilot-member table:name="0,000031076" table:display="true" table:show-details="true"/>
                <table:data-pilot-member table:name="0,000031119" table:display="true" table:show-details="true"/>
                <table:data-pilot-member table:name="0,000031208" table:display="true" table:show-details="true"/>
                <table:data-pilot-member table:name="0,00003129" table:display="true" table:show-details="true"/>
                <table:data-pilot-member table:name="0,000031314" table:display="true" table:show-details="true"/>
                <table:data-pilot-member table:name="0,000031381" table:display="true" table:show-details="true"/>
                <table:data-pilot-member table:name="0,000031387" table:display="true" table:show-details="true"/>
                <table:data-pilot-member table:name="0,000031426" table:display="true" table:show-details="true"/>
                <table:data-pilot-member table:name="0,0000315" table:display="true" table:show-details="true"/>
                <table:data-pilot-member table:name="0,000031691" table:display="true" table:show-details="true"/>
                <table:data-pilot-member table:name="0,000031701" table:display="true" table:show-details="true"/>
                <table:data-pilot-member table:name="0,000031778" table:display="true" table:show-details="true"/>
                <table:data-pilot-member table:name="0,000031891" table:display="true" table:show-details="true"/>
                <table:data-pilot-member table:name="0,000031954" table:display="true" table:show-details="true"/>
                <table:data-pilot-member table:name="0,000031964" table:display="true" table:show-details="true"/>
                <table:data-pilot-member table:name="0,000031978" table:display="true" table:show-details="true"/>
                <table:data-pilot-member table:name="0,000031987" table:display="true" table:show-details="true"/>
                <table:data-pilot-member table:name="0,000031988" table:display="true" table:show-details="true"/>
                <table:data-pilot-member table:name="0,000032031" table:display="true" table:show-details="true"/>
                <table:data-pilot-member table:name="0,000032038" table:display="true" table:show-details="true"/>
                <table:data-pilot-member table:name="0,000032076" table:display="true" table:show-details="true"/>
                <table:data-pilot-member table:name="0,000032116" table:display="true" table:show-details="true"/>
                <table:data-pilot-member table:name="0,000032202" table:display="true" table:show-details="true"/>
                <table:data-pilot-member table:name="0,000032214" table:display="true" table:show-details="true"/>
                <table:data-pilot-member table:name="0,000032219" table:display="true" table:show-details="true"/>
                <table:data-pilot-member table:name="0,000032222" table:display="true" table:show-details="true"/>
                <table:data-pilot-member table:name="0,00003226" table:display="true" table:show-details="true"/>
                <table:data-pilot-member table:name="0,000032268" table:display="true" table:show-details="true"/>
                <table:data-pilot-member table:name="0,00003227" table:display="true" table:show-details="true"/>
                <table:data-pilot-member table:name="0,000032478" table:display="true" table:show-details="true"/>
                <table:data-pilot-member table:name="0,000032511" table:display="true" table:show-details="true"/>
                <table:data-pilot-member table:name="0,000032554" table:display="true" table:show-details="true"/>
                <table:data-pilot-member table:name="0,000032566" table:display="true" table:show-details="true"/>
                <table:data-pilot-member table:name="0,000032574" table:display="true" table:show-details="true"/>
                <table:data-pilot-member table:name="0,000032589" table:display="true" table:show-details="true"/>
                <table:data-pilot-member table:name="0,00003264" table:display="true" table:show-details="true"/>
                <table:data-pilot-member table:name="0,000032745" table:display="true" table:show-details="true"/>
                <table:data-pilot-member table:name="0,000032807" table:display="true" table:show-details="true"/>
                <table:data-pilot-member table:name="0,000032855" table:display="true" table:show-details="true"/>
                <table:data-pilot-member table:name="0,000032915" table:display="true" table:show-details="true"/>
                <table:data-pilot-member table:name="0,000032949" table:display="true" table:show-details="true"/>
                <table:data-pilot-member table:name="0,000033035" table:display="true" table:show-details="true"/>
                <table:data-pilot-member table:name="0,0000331" table:display="true" table:show-details="true"/>
                <table:data-pilot-member table:name="0,000033179" table:display="true" table:show-details="true"/>
                <table:data-pilot-member table:name="0,000033181" table:display="true" table:show-details="true"/>
                <table:data-pilot-member table:name="0,000033182" table:display="true" table:show-details="true"/>
                <table:data-pilot-member table:name="0,000033187" table:display="true" table:show-details="true"/>
                <table:data-pilot-member table:name="0,000033273" table:display="true" table:show-details="true"/>
                <table:data-pilot-member table:name="0,000033409" table:display="true" table:show-details="true"/>
                <table:data-pilot-member table:name="0,000033516" table:display="true" table:show-details="true"/>
                <table:data-pilot-member table:name="0,00003359" table:display="true" table:show-details="true"/>
                <table:data-pilot-member table:name="0,000033694" table:display="true" table:show-details="true"/>
                <table:data-pilot-member table:name="0,000033779" table:display="true" table:show-details="true"/>
                <table:data-pilot-member table:name="0,000033796" table:display="true" table:show-details="true"/>
                <table:data-pilot-member table:name="0,00003383" table:display="true" table:show-details="true"/>
                <table:data-pilot-member table:name="0,000033898" table:display="true" table:show-details="true"/>
                <table:data-pilot-member table:name="0,000033946" table:display="true" table:show-details="true"/>
                <table:data-pilot-member table:name="0,000034021" table:display="true" table:show-details="true"/>
                <table:data-pilot-member table:name="0,000034028" table:display="true" table:show-details="true"/>
                <table:data-pilot-member table:name="0,000034054" table:display="true" table:show-details="true"/>
                <table:data-pilot-member table:name="0,000034099" table:display="true" table:show-details="true"/>
                <table:data-pilot-member table:name="0,000034139" table:display="true" table:show-details="true"/>
                <table:data-pilot-member table:name="0,000034194" table:display="true" table:show-details="true"/>
                <table:data-pilot-member table:name="0,000034196" table:display="true" table:show-details="true"/>
                <table:data-pilot-member table:name="0,00003432" table:display="true" table:show-details="true"/>
                <table:data-pilot-member table:name="0,000034369" table:display="true" table:show-details="true"/>
                <table:data-pilot-member table:name="0,000034429" table:display="true" table:show-details="true"/>
                <table:data-pilot-member table:name="0,000034475" table:display="true" table:show-details="true"/>
                <table:data-pilot-member table:name="0,000034528" table:display="true" table:show-details="true"/>
                <table:data-pilot-member table:name="0,000034552" table:display="true" table:show-details="true"/>
                <table:data-pilot-member table:name="0,000034745" table:display="true" table:show-details="true"/>
                <table:data-pilot-member table:name="0,000035051" table:display="true" table:show-details="true"/>
                <table:data-pilot-member table:name="0,000035213" table:display="true" table:show-details="true"/>
                <table:data-pilot-member table:name="0,000035249" table:display="true" table:show-details="true"/>
                <table:data-pilot-member table:name="0,000035269" table:display="true" table:show-details="true"/>
                <table:data-pilot-member table:name="0,00003529" table:display="true" table:show-details="true"/>
                <table:data-pilot-member table:name="0,000035337" table:display="true" table:show-details="true"/>
                <table:data-pilot-member table:name="0,000035439" table:display="true" table:show-details="true"/>
                <table:data-pilot-member table:name="0,000035594" table:display="true" table:show-details="true"/>
                <table:data-pilot-member table:name="0,000035654" table:display="true" table:show-details="true"/>
                <table:data-pilot-member table:name="0,000035714" table:display="true" table:show-details="true"/>
                <table:data-pilot-member table:name="0,00003577" table:display="true" table:show-details="true"/>
                <table:data-pilot-member table:name="0,000035793" table:display="true" table:show-details="true"/>
                <table:data-pilot-member table:name="0,000035815" table:display="true" table:show-details="true"/>
                <table:data-pilot-member table:name="0,000035948" table:display="true" table:show-details="true"/>
                <table:data-pilot-member table:name="0,000035966" table:display="true" table:show-details="true"/>
                <table:data-pilot-member table:name="0,000036035" table:display="true" table:show-details="true"/>
                <table:data-pilot-member table:name="0,000036057" table:display="true" table:show-details="true"/>
                <table:data-pilot-member table:name="0,000036096" table:display="true" table:show-details="true"/>
                <table:data-pilot-member table:name="0,000036101" table:display="true" table:show-details="true"/>
                <table:data-pilot-member table:name="0,000036193" table:display="true" table:show-details="true"/>
                <table:data-pilot-member table:name="0,000036208" table:display="true" table:show-details="true"/>
                <table:data-pilot-member table:name="0,000036217" table:display="true" table:show-details="true"/>
                <table:data-pilot-member table:name="0,000036264" table:display="true" table:show-details="true"/>
                <table:data-pilot-member table:name="0,000036294" table:display="true" table:show-details="true"/>
                <table:data-pilot-member table:name="0,000036623" table:display="true" table:show-details="true"/>
                <table:data-pilot-member table:name="0,000036958" table:display="true" table:show-details="true"/>
                <table:data-pilot-member table:name="0,000036965" table:display="true" table:show-details="true"/>
                <table:data-pilot-member table:name="0,000037018" table:display="true" table:show-details="true"/>
                <table:data-pilot-member table:name="0,000037458" table:display="true" table:show-details="true"/>
                <table:data-pilot-member table:name="0,000037508" table:display="true" table:show-details="true"/>
                <table:data-pilot-member table:name="0,000037537" table:display="true" table:show-details="true"/>
                <table:data-pilot-member table:name="0,0000377" table:display="true" table:show-details="true"/>
                <table:data-pilot-member table:name="0,000037756" table:display="true" table:show-details="true"/>
                <table:data-pilot-member table:name="0,000038034" table:display="true" table:show-details="true"/>
                <table:data-pilot-member table:name="0,000038042" table:display="true" table:show-details="true"/>
                <table:data-pilot-member table:name="0,000038146" table:display="true" table:show-details="true"/>
                <table:data-pilot-member table:name="0,000038216" table:display="true" table:show-details="true"/>
                <table:data-pilot-member table:name="0,000038338" table:display="true" table:show-details="true"/>
                <table:data-pilot-member table:name="0,000038398" table:display="true" table:show-details="true"/>
                <table:data-pilot-member table:name="0,000038438" table:display="true" table:show-details="true"/>
                <table:data-pilot-member table:name="0,000038612" table:display="true" table:show-details="true"/>
                <table:data-pilot-member table:name="0,00003865" table:display="true" table:show-details="true"/>
                <table:data-pilot-member table:name="0,000038764" table:display="true" table:show-details="true"/>
                <table:data-pilot-member table:name="0,000038933" table:display="true" table:show-details="true"/>
                <table:data-pilot-member table:name="0,000039021" table:display="true" table:show-details="true"/>
                <table:data-pilot-member table:name="0,000039095" table:display="true" table:show-details="true"/>
                <table:data-pilot-member table:name="0,000039225" table:display="true" table:show-details="true"/>
                <table:data-pilot-member table:name="0,000039232" table:display="true" table:show-details="true"/>
                <table:data-pilot-member table:name="0,000039303" table:display="true" table:show-details="true"/>
                <table:data-pilot-member table:name="0,000039317" table:display="true" table:show-details="true"/>
                <table:data-pilot-member table:name="0,000039326" table:display="true" table:show-details="true"/>
                <table:data-pilot-member table:name="0,000039433" table:display="true" table:show-details="true"/>
                <table:data-pilot-member table:name="0,000039666" table:display="true" table:show-details="true"/>
                <table:data-pilot-member table:name="0,000039725" table:display="true" table:show-details="true"/>
                <table:data-pilot-member table:name="0,00004007" table:display="true" table:show-details="true"/>
                <table:data-pilot-member table:name="0,000040298" table:display="true" table:show-details="true"/>
                <table:data-pilot-member table:name="0,000040355" table:display="true" table:show-details="true"/>
                <table:data-pilot-member table:name="0,000040763" table:display="true" table:show-details="true"/>
                <table:data-pilot-member table:name="0,000040915" table:display="true" table:show-details="true"/>
                <table:data-pilot-member table:name="0,000041358" table:display="true" table:show-details="true"/>
                <table:data-pilot-member table:name="0,000041739" table:display="true" table:show-details="true"/>
                <table:data-pilot-member table:name="0,000041742" table:display="true" table:show-details="true"/>
                <table:data-pilot-member table:name="0,000041883" table:display="true" table:show-details="true"/>
                <table:data-pilot-member table:name="0,000041895" table:display="true" table:show-details="true"/>
                <table:data-pilot-member table:name="0,000041925" table:display="true" table:show-details="true"/>
                <table:data-pilot-member table:name="0,000042957" table:display="true" table:show-details="true"/>
                <table:data-pilot-member table:name="0,000043054" table:display="true" table:show-details="true"/>
                <table:data-pilot-member table:name="0,000043473" table:display="true" table:show-details="true"/>
                <table:data-pilot-member table:name="0,000044372" table:display="true" table:show-details="true"/>
                <table:data-pilot-member table:name="0,000044703" table:display="true" table:show-details="true"/>
                <table:data-pilot-member table:name="0,000044766" table:display="true" table:show-details="true"/>
                <table:data-pilot-member table:name="0,000044801" table:display="true" table:show-details="true"/>
                <table:data-pilot-member table:name="0,000045174" table:display="true" table:show-details="true"/>
                <table:data-pilot-member table:name="0,000045272" table:display="true" table:show-details="true"/>
                <table:data-pilot-member table:name="0,000045425" table:display="true" table:show-details="true"/>
                <table:data-pilot-member table:name="0,000045628" table:display="true" table:show-details="true"/>
                <table:data-pilot-member table:name="0,000045759" table:display="true" table:show-details="true"/>
                <table:data-pilot-member table:name="0,000045977" table:display="true" table:show-details="true"/>
                <table:data-pilot-member table:name="0,000046397" table:display="true" table:show-details="true"/>
                <table:data-pilot-member table:name="0,000046459" table:display="true" table:show-details="true"/>
                <table:data-pilot-member table:name="0,000046465" table:display="true" table:show-details="true"/>
                <table:data-pilot-member table:name="0,000047194" table:display="true" table:show-details="true"/>
                <table:data-pilot-member table:name="0,000047255" table:display="true" table:show-details="true"/>
                <table:data-pilot-member table:name="0,000048055" table:display="true" table:show-details="true"/>
                <table:data-pilot-member table:name="0,000048406" table:display="true" table:show-details="true"/>
                <table:data-pilot-member table:name="0,000048465" table:display="true" table:show-details="true"/>
                <table:data-pilot-member table:name="0,000048539" table:display="true" table:show-details="true"/>
                <table:data-pilot-member table:name="0,000048873" table:display="true" table:show-details="true"/>
                <table:data-pilot-member table:name="0,000049333" table:display="true" table:show-details="true"/>
                <table:data-pilot-member table:name="0,000049355" table:display="true" table:show-details="true"/>
                <table:data-pilot-member table:name="0,00004949" table:display="true" table:show-details="true"/>
                <table:data-pilot-member table:name="0,000049772" table:display="true" table:show-details="true"/>
                <table:data-pilot-member table:name="0,000049806" table:display="true" table:show-details="true"/>
                <table:data-pilot-member table:name="0,000049809" table:display="true" table:show-details="true"/>
                <table:data-pilot-member table:name="0,000050332" table:display="true" table:show-details="true"/>
                <table:data-pilot-member table:name="0,000051561" table:display="true" table:show-details="true"/>
                <table:data-pilot-member table:name="0,000051641" table:display="true" table:show-details="true"/>
                <table:data-pilot-member table:name="0,000052735" table:display="true" table:show-details="true"/>
                <table:data-pilot-member table:name="0,000053163" table:display="true" table:show-details="true"/>
                <table:data-pilot-member table:name="0,000054178" table:display="true" table:show-details="true"/>
                <table:data-pilot-member table:name="0,000054197" table:display="true" table:show-details="true"/>
                <table:data-pilot-member table:name="0,000054527" table:display="true" table:show-details="true"/>
                <table:data-pilot-member table:name="0,00005456" table:display="true" table:show-details="true"/>
                <table:data-pilot-member table:name="0,000054573" table:display="true" table:show-details="true"/>
                <table:data-pilot-member table:name="0,000054586" table:display="true" table:show-details="true"/>
                <table:data-pilot-member table:name="0,000054693" table:display="true" table:show-details="true"/>
                <table:data-pilot-member table:name="0,000054873" table:display="true" table:show-details="true"/>
                <table:data-pilot-member table:name="0,000055002" table:display="true" table:show-details="true"/>
                <table:data-pilot-member table:name="0,000055064" table:display="true" table:show-details="true"/>
                <table:data-pilot-member table:name="0,000055359" table:display="true" table:show-details="true"/>
                <table:data-pilot-member table:name="0,000055626" table:display="true" table:show-details="true"/>
                <table:data-pilot-member table:name="0,000055739" table:display="true" table:show-details="true"/>
                <table:data-pilot-member table:name="0,000055793" table:display="true" table:show-details="true"/>
                <table:data-pilot-member table:name="0,0000559" table:display="true" table:show-details="true"/>
                <table:data-pilot-member table:name="0,000055916" table:display="true" table:show-details="true"/>
                <table:data-pilot-member table:name="0,000055959" table:display="true" table:show-details="true"/>
                <table:data-pilot-member table:name="0,000056051" table:display="true" table:show-details="true"/>
                <table:data-pilot-member table:name="0,000056244" table:display="true" table:show-details="true"/>
                <table:data-pilot-member table:name="0,000056275" table:display="true" table:show-details="true"/>
                <table:data-pilot-member table:name="0,000056329" table:display="true" table:show-details="true"/>
                <table:data-pilot-member table:name="0,000056373" table:display="true" table:show-details="true"/>
                <table:data-pilot-member table:name="0,000056644" table:display="true" table:show-details="true"/>
                <table:data-pilot-member table:name="0,000056652" table:display="true" table:show-details="true"/>
                <table:data-pilot-member table:name="0,00005679" table:display="true" table:show-details="true"/>
                <table:data-pilot-member table:name="0,000056805" table:display="true" table:show-details="true"/>
                <table:data-pilot-member table:name="0,00005681" table:display="true" table:show-details="true"/>
                <table:data-pilot-member table:name="0,000056978" table:display="true" table:show-details="true"/>
                <table:data-pilot-member table:name="0,000056981" table:display="true" table:show-details="true"/>
                <table:data-pilot-member table:name="0,00005703" table:display="true" table:show-details="true"/>
                <table:data-pilot-member table:name="0,00005712" table:display="true" table:show-details="true"/>
                <table:data-pilot-member table:name="0,000057421" table:display="true" table:show-details="true"/>
                <table:data-pilot-member table:name="0,000057438" table:display="true" table:show-details="true"/>
                <table:data-pilot-member table:name="0,000057449" table:display="true" table:show-details="true"/>
                <table:data-pilot-member table:name="0,000057469" table:display="true" table:show-details="true"/>
                <table:data-pilot-member table:name="0,000057591" table:display="true" table:show-details="true"/>
                <table:data-pilot-member table:name="0,000057669" table:display="true" table:show-details="true"/>
                <table:data-pilot-member table:name="0,000057702" table:display="true" table:show-details="true"/>
                <table:data-pilot-member table:name="0,000057762" table:display="true" table:show-details="true"/>
                <table:data-pilot-member table:name="0,000057812" table:display="true" table:show-details="true"/>
                <table:data-pilot-member table:name="0,000057843" table:display="true" table:show-details="true"/>
                <table:data-pilot-member table:name="0,000057911" table:display="true" table:show-details="true"/>
                <table:data-pilot-member table:name="0,000057928" table:display="true" table:show-details="true"/>
                <table:data-pilot-member table:name="0,00005796" table:display="true" table:show-details="true"/>
                <table:data-pilot-member table:name="0,000058007" table:display="true" table:show-details="true"/>
                <table:data-pilot-member table:name="0,000058009" table:display="true" table:show-details="true"/>
                <table:data-pilot-member table:name="0,000058059" table:display="true" table:show-details="true"/>
                <table:data-pilot-member table:name="0,000058146" table:display="true" table:show-details="true"/>
                <table:data-pilot-member table:name="0,000058151" table:display="true" table:show-details="true"/>
                <table:data-pilot-member table:name="0,000058197" table:display="true" table:show-details="true"/>
                <table:data-pilot-member table:name="0,00005828" table:display="true" table:show-details="true"/>
                <table:data-pilot-member table:name="0,000058294" table:display="true" table:show-details="true"/>
                <table:data-pilot-member table:name="0,000058391" table:display="true" table:show-details="true"/>
                <table:data-pilot-member table:name="0,000058491" table:display="true" table:show-details="true"/>
                <table:data-pilot-member table:name="0,000058513" table:display="true" table:show-details="true"/>
                <table:data-pilot-member table:name="0,000058523" table:display="true" table:show-details="true"/>
                <table:data-pilot-member table:name="0,000058588" table:display="true" table:show-details="true"/>
                <table:data-pilot-member table:name="0,000058675" table:display="true" table:show-details="true"/>
                <table:data-pilot-member table:name="0,000058728" table:display="true" table:show-details="true"/>
                <table:data-pilot-member table:name="0,000058742" table:display="true" table:show-details="true"/>
                <table:data-pilot-member table:name="0,000058779" table:display="true" table:show-details="true"/>
                <table:data-pilot-member table:name="0,000058786" table:display="true" table:show-details="true"/>
                <table:data-pilot-member table:name="0,000058804" table:display="true" table:show-details="true"/>
                <table:data-pilot-member table:name="0,000058867" table:display="true" table:show-details="true"/>
                <table:data-pilot-member table:name="0,00005888" table:display="true" table:show-details="true"/>
                <table:data-pilot-member table:name="0,000058899" table:display="true" table:show-details="true"/>
                <table:data-pilot-member table:name="0,000059061" table:display="true" table:show-details="true"/>
                <table:data-pilot-member table:name="0,0000591" table:display="true" table:show-details="true"/>
                <table:data-pilot-member table:name="0,00005916" table:display="true" table:show-details="true"/>
                <table:data-pilot-member table:name="0,000059166" table:display="true" table:show-details="true"/>
                <table:data-pilot-member table:name="0,000059177" table:display="true" table:show-details="true"/>
                <table:data-pilot-member table:name="0,000059193" table:display="true" table:show-details="true"/>
                <table:data-pilot-member table:name="0,000059196" table:display="true" table:show-details="true"/>
                <table:data-pilot-member table:name="0,000059213" table:display="true" table:show-details="true"/>
                <table:data-pilot-member table:name="0,000059398" table:display="true" table:show-details="true"/>
                <table:data-pilot-member table:name="0,000059509" table:display="true" table:show-details="true"/>
                <table:data-pilot-member table:name="0,000059566" table:display="true" table:show-details="true"/>
                <table:data-pilot-member table:name="0,00005959" table:display="true" table:show-details="true"/>
                <table:data-pilot-member table:name="0,000059688" table:display="true" table:show-details="true"/>
                <table:data-pilot-member table:name="0,00005975" table:display="true" table:show-details="true"/>
                <table:data-pilot-member table:name="0,000059763" table:display="true" table:show-details="true"/>
                <table:data-pilot-member table:name="0,000059787" table:display="true" table:show-details="true"/>
                <table:data-pilot-member table:name="0,000059801" table:display="true" table:show-details="true"/>
                <table:data-pilot-member table:name="0,000059862" table:display="true" table:show-details="true"/>
                <table:data-pilot-member table:name="0,000059898" table:display="true" table:show-details="true"/>
                <table:data-pilot-member table:name="0,000059901" table:display="true" table:show-details="true"/>
                <table:data-pilot-member table:name="0,000059913" table:display="true" table:show-details="true"/>
                <table:data-pilot-member table:name="0,000059921" table:display="true" table:show-details="true"/>
                <table:data-pilot-member table:name="0,000060064" table:display="true" table:show-details="true"/>
                <table:data-pilot-member table:name="0,000060233" table:display="true" table:show-details="true"/>
                <table:data-pilot-member table:name="0,000060259" table:display="true" table:show-details="true"/>
                <table:data-pilot-member table:name="0,000060299" table:display="true" table:show-details="true"/>
                <table:data-pilot-member table:name="0,000060307" table:display="true" table:show-details="true"/>
                <table:data-pilot-member table:name="0,000060425" table:display="true" table:show-details="true"/>
                <table:data-pilot-member table:name="0,000060502" table:display="true" table:show-details="true"/>
                <table:data-pilot-member table:name="0,000060693" table:display="true" table:show-details="true"/>
                <table:data-pilot-member table:name="0,000060815" table:display="true" table:show-details="true"/>
                <table:data-pilot-member table:name="0,000060821" table:display="true" table:show-details="true"/>
                <table:data-pilot-member table:name="0,000060877" table:display="true" table:show-details="true"/>
                <table:data-pilot-member table:name="0,000060904" table:display="true" table:show-details="true"/>
                <table:data-pilot-member table:name="0,000060987" table:display="true" table:show-details="true"/>
                <table:data-pilot-member table:name="0,000060988" table:display="true" table:show-details="true"/>
                <table:data-pilot-member table:name="0,000061034" table:display="true" table:show-details="true"/>
                <table:data-pilot-member table:name="0,000061055" table:display="true" table:show-details="true"/>
                <table:data-pilot-member table:name="0,000061171" table:display="true" table:show-details="true"/>
                <table:data-pilot-member table:name="0,000061182" table:display="true" table:show-details="true"/>
                <table:data-pilot-member table:name="0,000061212" table:display="true" table:show-details="true"/>
                <table:data-pilot-member table:name="0,000061246" table:display="true" table:show-details="true"/>
                <table:data-pilot-member table:name="0,000061413" table:display="true" table:show-details="true"/>
                <table:data-pilot-member table:name="0,000061424" table:display="true" table:show-details="true"/>
                <table:data-pilot-member table:name="0,000061539" table:display="true" table:show-details="true"/>
                <table:data-pilot-member table:name="0,000061549" table:display="true" table:show-details="true"/>
                <table:data-pilot-member table:name="0,0000618" table:display="true" table:show-details="true"/>
                <table:data-pilot-member table:name="0,00006183" table:display="true" table:show-details="true"/>
                <table:data-pilot-member table:name="0,000061855" table:display="true" table:show-details="true"/>
                <table:data-pilot-member table:name="0,000061984" table:display="true" table:show-details="true"/>
                <table:data-pilot-member table:name="0,00006217" table:display="true" table:show-details="true"/>
                <table:data-pilot-member table:name="0,000062246" table:display="true" table:show-details="true"/>
                <table:data-pilot-member table:name="0,000062299" table:display="true" table:show-details="true"/>
                <table:data-pilot-member table:name="0,000062362" table:display="true" table:show-details="true"/>
                <table:data-pilot-member table:name="0,000062886" table:display="true" table:show-details="true"/>
                <table:data-pilot-member table:name="0,000062957" table:display="true" table:show-details="true"/>
                <table:data-pilot-member table:name="0,000062987" table:display="true" table:show-details="true"/>
                <table:data-pilot-member table:name="0,000063024" table:display="true" table:show-details="true"/>
                <table:data-pilot-member table:name="0,00006347" table:display="true" table:show-details="true"/>
                <table:data-pilot-member table:name="0,000063691" table:display="true" table:show-details="true"/>
                <table:data-pilot-member table:name="0,000063868" table:display="true" table:show-details="true"/>
                <table:data-pilot-member table:name="0,000063893" table:display="true" table:show-details="true"/>
                <table:data-pilot-member table:name="0,000063917" table:display="true" table:show-details="true"/>
                <table:data-pilot-member table:name="0,000064121" table:display="true" table:show-details="true"/>
                <table:data-pilot-member table:name="0,000064259" table:display="true" table:show-details="true"/>
                <table:data-pilot-member table:name="0,000064429" table:display="true" table:show-details="true"/>
                <table:data-pilot-member table:name="0,000064433" table:display="true" table:show-details="true"/>
                <table:data-pilot-member table:name="0,000064493" table:display="true" table:show-details="true"/>
                <table:data-pilot-member table:name="0,000064585" table:display="true" table:show-details="true"/>
                <table:data-pilot-member table:name="0,000064627" table:display="true" table:show-details="true"/>
                <table:data-pilot-member table:name="0,000064805" table:display="true" table:show-details="true"/>
                <table:data-pilot-member table:name="0,000065086" table:display="true" table:show-details="true"/>
                <table:data-pilot-member table:name="0,000065127" table:display="true" table:show-details="true"/>
                <table:data-pilot-member table:name="0,0000652" table:display="true" table:show-details="true"/>
                <table:data-pilot-member table:name="0,000065291" table:display="true" table:show-details="true"/>
                <table:data-pilot-member table:name="0,000065342" table:display="true" table:show-details="true"/>
                <table:data-pilot-member table:name="0,00006536" table:display="true" table:show-details="true"/>
                <table:data-pilot-member table:name="0,000065372" table:display="true" table:show-details="true"/>
                <table:data-pilot-member table:name="0,000065411" table:display="true" table:show-details="true"/>
                <table:data-pilot-member table:name="0,000065466" table:display="true" table:show-details="true"/>
                <table:data-pilot-member table:name="0,000065481" table:display="true" table:show-details="true"/>
                <table:data-pilot-member table:name="0,000065761" table:display="true" table:show-details="true"/>
                <table:data-pilot-member table:name="0,000065766" table:display="true" table:show-details="true"/>
                <table:data-pilot-member table:name="0,000065772" table:display="true" table:show-details="true"/>
                <table:data-pilot-member table:name="0,000065881" table:display="true" table:show-details="true"/>
                <table:data-pilot-member table:name="0,000066047" table:display="true" table:show-details="true"/>
                <table:data-pilot-member table:name="0,000066101" table:display="true" table:show-details="true"/>
                <table:data-pilot-member table:name="0,000066241" table:display="true" table:show-details="true"/>
                <table:data-pilot-member table:name="0,000066286" table:display="true" table:show-details="true"/>
                <table:data-pilot-member table:name="0,000066523" table:display="true" table:show-details="true"/>
                <table:data-pilot-member table:name="0,000066677" table:display="true" table:show-details="true"/>
                <table:data-pilot-member table:name="0,000066778" table:display="true" table:show-details="true"/>
                <table:data-pilot-member table:name="0,000066795" table:display="true" table:show-details="true"/>
                <table:data-pilot-member table:name="0,000066981" table:display="true" table:show-details="true"/>
                <table:data-pilot-member table:name="0,000067193" table:display="true" table:show-details="true"/>
                <table:data-pilot-member table:name="0,000067211" table:display="true" table:show-details="true"/>
                <table:data-pilot-member table:name="0,000067236" table:display="true" table:show-details="true"/>
                <table:data-pilot-member table:name="0,000067296" table:display="true" table:show-details="true"/>
                <table:data-pilot-member table:name="0,000067454" table:display="true" table:show-details="true"/>
                <table:data-pilot-member table:name="0,000067546" table:display="true" table:show-details="true"/>
                <table:data-pilot-member table:name="0,000067778" table:display="true" table:show-details="true"/>
                <table:data-pilot-member table:name="0,000067818" table:display="true" table:show-details="true"/>
                <table:data-pilot-member table:name="0,000067869" table:display="true" table:show-details="true"/>
                <table:data-pilot-member table:name="0,000067994" table:display="true" table:show-details="true"/>
                <table:data-pilot-member table:name="0,000067999" table:display="true" table:show-details="true"/>
                <table:data-pilot-member table:name="0,000068173" table:display="true" table:show-details="true"/>
                <table:data-pilot-member table:name="0,000068213" table:display="true" table:show-details="true"/>
                <table:data-pilot-member table:name="0,00006829" table:display="true" table:show-details="true"/>
                <table:data-pilot-member table:name="0,000068445" table:display="true" table:show-details="true"/>
                <table:data-pilot-member table:name="0,000068481" table:display="true" table:show-details="true"/>
                <table:data-pilot-member table:name="0,000068702" table:display="true" table:show-details="true"/>
                <table:data-pilot-member table:name="0,000068705" table:display="true" table:show-details="true"/>
                <table:data-pilot-member table:name="0,000068736" table:display="true" table:show-details="true"/>
                <table:data-pilot-member table:name="0,000068744" table:display="true" table:show-details="true"/>
                <table:data-pilot-member table:name="0,000068765" table:display="true" table:show-details="true"/>
                <table:data-pilot-member table:name="0,00006902" table:display="true" table:show-details="true"/>
                <table:data-pilot-member table:name="0,000069132" table:display="true" table:show-details="true"/>
                <table:data-pilot-member table:name="0,000069165" table:display="true" table:show-details="true"/>
                <table:data-pilot-member table:name="0,000069255" table:display="true" table:show-details="true"/>
                <table:data-pilot-member table:name="0,000069329" table:display="true" table:show-details="true"/>
                <table:data-pilot-member table:name="0,000069354" table:display="true" table:show-details="true"/>
                <table:data-pilot-member table:name="0,000069404" table:display="true" table:show-details="true"/>
                <table:data-pilot-member table:name="0,000069473" table:display="true" table:show-details="true"/>
                <table:data-pilot-member table:name="0,000069591" table:display="true" table:show-details="true"/>
                <table:data-pilot-member table:name="0,000069647" table:display="true" table:show-details="true"/>
                <table:data-pilot-member table:name="0,000069785" table:display="true" table:show-details="true"/>
                <table:data-pilot-member table:name="0,000069801" table:display="true" table:show-details="true"/>
                <table:data-pilot-member table:name="0,00006983" table:display="true" table:show-details="true"/>
                <table:data-pilot-member table:name="0,000069839" table:display="true" table:show-details="true"/>
                <table:data-pilot-member table:name="0,00006989" table:display="true" table:show-details="true"/>
                <table:data-pilot-member table:name="0,000069959" table:display="true" table:show-details="true"/>
                <table:data-pilot-member table:name="0,000069968" table:display="true" table:show-details="true"/>
                <table:data-pilot-member table:name="0,000070104" table:display="true" table:show-details="true"/>
                <table:data-pilot-member table:name="0,000070112" table:display="true" table:show-details="true"/>
                <table:data-pilot-member table:name="0,000070172" table:display="true" table:show-details="true"/>
                <table:data-pilot-member table:name="0,000070176" table:display="true" table:show-details="true"/>
                <table:data-pilot-member table:name="0,000070269" table:display="true" table:show-details="true"/>
                <table:data-pilot-member table:name="0,000070292" table:display="true" table:show-details="true"/>
                <table:data-pilot-member table:name="0,000070293" table:display="true" table:show-details="true"/>
                <table:data-pilot-member table:name="0,000070345" table:display="true" table:show-details="true"/>
                <table:data-pilot-member table:name="0,000070404" table:display="true" table:show-details="true"/>
                <table:data-pilot-member table:name="0,000070531" table:display="true" table:show-details="true"/>
                <table:data-pilot-member table:name="0,000070532" table:display="true" table:show-details="true"/>
                <table:data-pilot-member table:name="0,000070571" table:display="true" table:show-details="true"/>
                <table:data-pilot-member table:name="0,000070583" table:display="true" table:show-details="true"/>
                <table:data-pilot-member table:name="0,000070616" table:display="true" table:show-details="true"/>
                <table:data-pilot-member table:name="0,000070756" table:display="true" table:show-details="true"/>
                <table:data-pilot-member table:name="0,000070855" table:display="true" table:show-details="true"/>
                <table:data-pilot-member table:name="0,000071281" table:display="true" table:show-details="true"/>
                <table:data-pilot-member table:name="0,000071408" table:display="true" table:show-details="true"/>
                <table:data-pilot-member table:name="0,00007142" table:display="true" table:show-details="true"/>
                <table:data-pilot-member table:name="0,000071458" table:display="true" table:show-details="true"/>
                <table:data-pilot-member table:name="0,000071614" table:display="true" table:show-details="true"/>
                <table:data-pilot-member table:name="0,000071673" table:display="true" table:show-details="true"/>
                <table:data-pilot-member table:name="0,000071975" table:display="true" table:show-details="true"/>
                <table:data-pilot-member table:name="0,000072161" table:display="true" table:show-details="true"/>
                <table:data-pilot-member table:name="0,000072558" table:display="true" table:show-details="true"/>
                <table:data-pilot-member table:name="0,000072691" table:display="true" table:show-details="true"/>
                <table:data-pilot-member table:name="0,000072866" table:display="true" table:show-details="true"/>
                <table:data-pilot-member table:name="0,000073557" table:display="true" table:show-details="true"/>
                <table:data-pilot-member table:name="0,000073569" table:display="true" table:show-details="true"/>
                <table:data-pilot-member table:name="0,0000737" table:display="true" table:show-details="true"/>
                <table:data-pilot-member table:name="0,000074014" table:display="true" table:show-details="true"/>
                <table:data-pilot-member table:name="0,000074342" table:display="true" table:show-details="true"/>
                <table:data-pilot-member table:name="0,000074943" table:display="true" table:show-details="true"/>
                <table:data-pilot-member table:name="0,000074993" table:display="true" table:show-details="true"/>
                <table:data-pilot-member table:name="0,000075004" table:display="true" table:show-details="true"/>
                <table:data-pilot-member table:name="0,000075188" table:display="true" table:show-details="true"/>
                <table:data-pilot-member table:name="0,00007715" table:display="true" table:show-details="true"/>
                <table:data-pilot-member table:name="0,000078139" table:display="true" table:show-details="true"/>
                <table:data-pilot-member table:name="0,00007913" table:display="true" table:show-details="true"/>
                <table:data-pilot-member table:name="0,000079232" table:display="true" table:show-details="true"/>
                <table:data-pilot-member table:name="0,000079881" table:display="true" table:show-details="true"/>
                <table:data-pilot-member table:name="0,00008116" table:display="true" table:show-details="true"/>
                <table:data-pilot-member table:name="0,000082064" table:display="true" table:show-details="true"/>
                <table:data-pilot-member table:name="0,000082093" table:display="true" table:show-details="true"/>
                <table:data-pilot-member table:name="0,000082204" table:display="true" table:show-details="true"/>
                <table:data-pilot-member table:name="0,000082861" table:display="true" table:show-details="true"/>
                <table:data-pilot-member table:name="0,000083474" table:display="true" table:show-details="true"/>
                <table:data-pilot-member table:name="0,000083592" table:display="true" table:show-details="true"/>
                <table:data-pilot-member table:name="0,000083662" table:display="true" table:show-details="true"/>
                <table:data-pilot-member table:name="0,000084517" table:display="true" table:show-details="true"/>
                <table:data-pilot-member table:name="0,000085078" table:display="true" table:show-details="true"/>
                <table:data-pilot-member table:name="0,000085691" table:display="true" table:show-details="true"/>
                <table:data-pilot-member table:name="0,000086562" table:display="true" table:show-details="true"/>
                <table:data-pilot-member table:name="0,000087208" table:display="true" table:show-details="true"/>
                <table:data-pilot-member table:name="0,000087895" table:display="true" table:show-details="true"/>
                <table:data-pilot-member table:name="0,000088108" table:display="true" table:show-details="true"/>
                <table:data-pilot-member table:name="0,000088111" table:display="true" table:show-details="true"/>
                <table:data-pilot-member table:name="0,000089102" table:display="true" table:show-details="true"/>
                <table:data-pilot-member table:name="0,000091207" table:display="true" table:show-details="true"/>
                <table:data-pilot-member table:name="0,000091432" table:display="true" table:show-details="true"/>
                <table:data-pilot-member table:name="0,000092387" table:display="true" table:show-details="true"/>
                <table:data-pilot-member table:name="0,000092613" table:display="true" table:show-details="true"/>
                <table:data-pilot-member table:name="0,00009263" table:display="true" table:show-details="true"/>
                <table:data-pilot-member table:name="0,000092843" table:display="true" table:show-details="true"/>
                <table:data-pilot-member table:name="0,000094393" table:display="true" table:show-details="true"/>
                <table:data-pilot-member table:name="0,000096123" table:display="true" table:show-details="true"/>
                <table:data-pilot-member table:name="0,000096571" table:display="true" table:show-details="true"/>
                <table:data-pilot-member table:name="0,000096656" table:display="true" table:show-details="true"/>
                <table:data-pilot-member table:name="0,0000969" table:display="true" table:show-details="true"/>
                <table:data-pilot-member table:name="0,000097592" table:display="true" table:show-details="true"/>
                <table:data-pilot-member table:name="0,00009774" table:display="true" table:show-details="true"/>
                <table:data-pilot-member table:name="0,000098159" table:display="true" table:show-details="true"/>
                <table:data-pilot-member table:name="0,000098166" table:display="true" table:show-details="true"/>
                <table:data-pilot-member table:name="0,000098409" table:display="true" table:show-details="true"/>
                <table:data-pilot-member table:name="0,000098559" table:display="true" table:show-details="true"/>
                <table:data-pilot-member table:name="0,00009875" table:display="true" table:show-details="true"/>
                <table:data-pilot-member table:name="0,000098815" table:display="true" table:show-details="true"/>
                <table:data-pilot-member table:name="0,000098945" table:display="true" table:show-details="true"/>
                <table:data-pilot-member table:name="0,000099012" table:display="true" table:show-details="true"/>
                <table:data-pilot-member table:name="0,000099014" table:display="true" table:show-details="true"/>
                <table:data-pilot-member table:name="0,000099073" table:display="true" table:show-details="true"/>
                <table:data-pilot-member table:name="0,000099103" table:display="true" table:show-details="true"/>
                <table:data-pilot-member table:name="0,000099352" table:display="true" table:show-details="true"/>
                <table:data-pilot-member table:name="0,000099479" table:display="true" table:show-details="true"/>
                <table:data-pilot-member table:name="0,000099498" table:display="true" table:show-details="true"/>
                <table:data-pilot-member table:name="0,000099545" table:display="true" table:show-details="true"/>
                <table:data-pilot-member table:name="0,000099706" table:display="true" table:show-details="true"/>
                <table:data-pilot-member table:name="0,000099751" table:display="true" table:show-details="true"/>
                <table:data-pilot-member table:name="0,000099914" table:display="true" table:show-details="true"/>
                <table:data-pilot-member table:name="0,000099961" table:display="true" table:show-details="true"/>
                <table:data-pilot-member table:name="0,000100012" table:display="true" table:show-details="true"/>
                <table:data-pilot-member table:name="0,000100025" table:display="true" table:show-details="true"/>
                <table:data-pilot-member table:name="0,000100043" table:display="true" table:show-details="true"/>
                <table:data-pilot-member table:name="0,000100051" table:display="true" table:show-details="true"/>
                <table:data-pilot-member table:name="0,00010007" table:display="true" table:show-details="true"/>
                <table:data-pilot-member table:name="0,000100163" table:display="true" table:show-details="true"/>
                <table:data-pilot-member table:name="0,000100166" table:display="true" table:show-details="true"/>
                <table:data-pilot-member table:name="0,000100171" table:display="true" table:show-details="true"/>
                <table:data-pilot-member table:name="0,000100199" table:display="true" table:show-details="true"/>
                <table:data-pilot-member table:name="0,000100261" table:display="true" table:show-details="true"/>
                <table:data-pilot-member table:name="0,000100354" table:display="true" table:show-details="true"/>
                <table:data-pilot-member table:name="0,000100388" table:display="true" table:show-details="true"/>
                <table:data-pilot-member table:name="0,000100507" table:display="true" table:show-details="true"/>
                <table:data-pilot-member table:name="0,00010054" table:display="true" table:show-details="true"/>
                <table:data-pilot-member table:name="0,000100661" table:display="true" table:show-details="true"/>
                <table:data-pilot-member table:name="0,000100719" table:display="true" table:show-details="true"/>
                <table:data-pilot-member table:name="0,000100777" table:display="true" table:show-details="true"/>
                <table:data-pilot-member table:name="0,000100787" table:display="true" table:show-details="true"/>
                <table:data-pilot-member table:name="0,000100859" table:display="true" table:show-details="true"/>
                <table:data-pilot-member table:name="0,000100882" table:display="true" table:show-details="true"/>
                <table:data-pilot-member table:name="0,000100892" table:display="true" table:show-details="true"/>
                <table:data-pilot-member table:name="0,000100915" table:display="true" table:show-details="true"/>
                <table:data-pilot-member table:name="0,000100921" table:display="true" table:show-details="true"/>
                <table:data-pilot-member table:name="0,000100963" table:display="true" table:show-details="true"/>
                <table:data-pilot-member table:name="0,000101135" table:display="true" table:show-details="true"/>
                <table:data-pilot-member table:name="0,000101138" table:display="true" table:show-details="true"/>
                <table:data-pilot-member table:name="0,00010116" table:display="true" table:show-details="true"/>
                <table:data-pilot-member table:name="0,000101184" table:display="true" table:show-details="true"/>
                <table:data-pilot-member table:name="0,000101194" table:display="true" table:show-details="true"/>
                <table:data-pilot-member table:name="0,000101247" table:display="true" table:show-details="true"/>
                <table:data-pilot-member table:name="0,000101295" table:display="true" table:show-details="true"/>
                <table:data-pilot-member table:name="0,000101405" table:display="true" table:show-details="true"/>
                <table:data-pilot-member table:name="0,000101444" table:display="true" table:show-details="true"/>
                <table:data-pilot-member table:name="0,000101526" table:display="true" table:show-details="true"/>
                <table:data-pilot-member table:name="0,000101545" table:display="true" table:show-details="true"/>
                <table:data-pilot-member table:name="0,000101565" table:display="true" table:show-details="true"/>
                <table:data-pilot-member table:name="0,00010167" table:display="true" table:show-details="true"/>
                <table:data-pilot-member table:name="0,000101765" table:display="true" table:show-details="true"/>
                <table:data-pilot-member table:name="0,000101784" table:display="true" table:show-details="true"/>
                <table:data-pilot-member table:name="0,000101866" table:display="true" table:show-details="true"/>
                <table:data-pilot-member table:name="0,000102018" table:display="true" table:show-details="true"/>
                <table:data-pilot-member table:name="0,000102053" table:display="true" table:show-details="true"/>
                <table:data-pilot-member table:name="0,000102117" table:display="true" table:show-details="true"/>
                <table:data-pilot-member table:name="0,000102219" table:display="true" table:show-details="true"/>
                <table:data-pilot-member table:name="0,000102226" table:display="true" table:show-details="true"/>
                <table:data-pilot-member table:name="0,000102248" table:display="true" table:show-details="true"/>
                <table:data-pilot-member table:name="0,000102286" table:display="true" table:show-details="true"/>
                <table:data-pilot-member table:name="0,000102311" table:display="true" table:show-details="true"/>
                <table:data-pilot-member table:name="0,000102657" table:display="true" table:show-details="true"/>
                <table:data-pilot-member table:name="0,000102714" table:display="true" table:show-details="true"/>
                <table:data-pilot-member table:name="0,000102792" table:display="true" table:show-details="true"/>
                <table:data-pilot-member table:name="0,000102851" table:display="true" table:show-details="true"/>
                <table:data-pilot-member table:name="0,000102942" table:display="true" table:show-details="true"/>
                <table:data-pilot-member table:name="0,000102963" table:display="true" table:show-details="true"/>
                <table:data-pilot-member table:name="0,0001031" table:display="true" table:show-details="true"/>
                <table:data-pilot-member table:name="0,000103104" table:display="true" table:show-details="true"/>
                <table:data-pilot-member table:name="0,000103147" table:display="true" table:show-details="true"/>
                <table:data-pilot-member table:name="0,000103235" table:display="true" table:show-details="true"/>
                <table:data-pilot-member table:name="0,000103294" table:display="true" table:show-details="true"/>
                <table:data-pilot-member table:name="0,000103394" table:display="true" table:show-details="true"/>
                <table:data-pilot-member table:name="0,000103519" table:display="true" table:show-details="true"/>
                <table:data-pilot-member table:name="0,000103566" table:display="true" table:show-details="true"/>
                <table:data-pilot-member table:name="0,000103623" table:display="true" table:show-details="true"/>
                <table:data-pilot-member table:name="0,000103734" table:display="true" table:show-details="true"/>
                <table:data-pilot-member table:name="0,000103754" table:display="true" table:show-details="true"/>
                <table:data-pilot-member table:name="0,000103775" table:display="true" table:show-details="true"/>
                <table:data-pilot-member table:name="0,000103787" table:display="true" table:show-details="true"/>
                <table:data-pilot-member table:name="0,000103809" table:display="true" table:show-details="true"/>
                <table:data-pilot-member table:name="0,000103829" table:display="true" table:show-details="true"/>
                <table:data-pilot-member table:name="0,000103889" table:display="true" table:show-details="true"/>
                <table:data-pilot-member table:name="0,000104131" table:display="true" table:show-details="true"/>
                <table:data-pilot-member table:name="0,00010429" table:display="true" table:show-details="true"/>
                <table:data-pilot-member table:name="0,000104538" table:display="true" table:show-details="true"/>
                <table:data-pilot-member table:name="0,000104852" table:display="true" table:show-details="true"/>
                <table:data-pilot-member table:name="0,000104975" table:display="true" table:show-details="true"/>
                <table:data-pilot-member table:name="0,000105166" table:display="true" table:show-details="true"/>
                <table:data-pilot-member table:name="0,000105205" table:display="true" table:show-details="true"/>
                <table:data-pilot-member table:name="0,000105331" table:display="true" table:show-details="true"/>
                <table:data-pilot-member table:name="0,000105722" table:display="true" table:show-details="true"/>
                <table:data-pilot-member table:name="0,000105787" table:display="true" table:show-details="true"/>
                <table:data-pilot-member table:name="0,000105872" table:display="true" table:show-details="true"/>
                <table:data-pilot-member table:name="0,000106055" table:display="true" table:show-details="true"/>
                <table:data-pilot-member table:name="0,000106298" table:display="true" table:show-details="true"/>
                <table:data-pilot-member table:name="0,000106411" table:display="true" table:show-details="true"/>
                <table:data-pilot-member table:name="0,000107329" table:display="true" table:show-details="true"/>
                <table:data-pilot-member table:name="0,000107393" table:display="true" table:show-details="true"/>
                <table:data-pilot-member table:name="0,000107704" table:display="true" table:show-details="true"/>
                <table:data-pilot-member table:name="0,000107714" table:display="true" table:show-details="true"/>
                <table:data-pilot-member table:name="0,000107813" table:display="true" table:show-details="true"/>
                <table:data-pilot-member table:name="0,000107859" table:display="true" table:show-details="true"/>
                <table:data-pilot-member table:name="0,00010806" table:display="true" table:show-details="true"/>
                <table:data-pilot-member table:name="0,000108997" table:display="true" table:show-details="true"/>
                <table:data-pilot-member table:name="0,000109" table:display="true" table:show-details="true"/>
                <table:data-pilot-member table:name="0,000109027" table:display="true" table:show-details="true"/>
                <table:data-pilot-member table:name="0,000109035" table:display="true" table:show-details="true"/>
                <table:data-pilot-member table:name="0,000109076" table:display="true" table:show-details="true"/>
                <table:data-pilot-member table:name="0,00010937" table:display="true" table:show-details="true"/>
                <table:data-pilot-member table:name="0,000110246" table:display="true" table:show-details="true"/>
                <table:data-pilot-member table:name="0,000110415" table:display="true" table:show-details="true"/>
                <table:data-pilot-member table:name="0,000110822" table:display="true" table:show-details="true"/>
                <table:data-pilot-member table:name="0,000111007" table:display="true" table:show-details="true"/>
                <table:data-pilot-member table:name="0,000111053" table:display="true" table:show-details="true"/>
                <table:data-pilot-member table:name="0,00011143" table:display="true" table:show-details="true"/>
                <table:data-pilot-member table:name="0,000111448" table:display="true" table:show-details="true"/>
                <table:data-pilot-member table:name="0,00011159" table:display="true" table:show-details="true"/>
                <table:data-pilot-member table:name="0,000111746" table:display="true" table:show-details="true"/>
                <table:data-pilot-member table:name="0,000111876" table:display="true" table:show-details="true"/>
                <table:data-pilot-member table:name="0,000111951" table:display="true" table:show-details="true"/>
                <table:data-pilot-member table:name="0,000112228" table:display="true" table:show-details="true"/>
                <table:data-pilot-member table:name="0,000112766" table:display="true" table:show-details="true"/>
                <table:data-pilot-member table:name="0,000113096" table:display="true" table:show-details="true"/>
                <table:data-pilot-member table:name="0,000113564" table:display="true" table:show-details="true"/>
                <table:data-pilot-member table:name="0,000113653" table:display="true" table:show-details="true"/>
                <table:data-pilot-member table:name="0,00011384" table:display="true" table:show-details="true"/>
                <table:data-pilot-member table:name="0,000113902" table:display="true" table:show-details="true"/>
                <table:data-pilot-member table:name="0,000114032" table:display="true" table:show-details="true"/>
                <table:data-pilot-member table:name="0,000114104" table:display="true" table:show-details="true"/>
                <table:data-pilot-member table:name="0,000114114" table:display="true" table:show-details="true"/>
                <table:data-pilot-member table:name="0,000114338" table:display="true" table:show-details="true"/>
                <table:data-pilot-member table:name="0,000114348" table:display="true" table:show-details="true"/>
                <table:data-pilot-member table:name="0,000114426" table:display="true" table:show-details="true"/>
                <table:data-pilot-member table:name="0,000114566" table:display="true" table:show-details="true"/>
                <table:data-pilot-member table:name="0,000114768" table:display="true" table:show-details="true"/>
                <table:data-pilot-member table:name="0,000114779" table:display="true" table:show-details="true"/>
                <table:data-pilot-member table:name="0,000115009" table:display="true" table:show-details="true"/>
                <table:data-pilot-member table:name="0,00011559" table:display="true" table:show-details="true"/>
                <table:data-pilot-member table:name="0,000116118" table:display="true" table:show-details="true"/>
                <table:data-pilot-member table:name="0,000116391" table:display="true" table:show-details="true"/>
                <table:data-pilot-member table:name="0,000116791" table:display="true" table:show-details="true"/>
                <table:data-pilot-member table:name="0,000117135" table:display="true" table:show-details="true"/>
                <table:data-pilot-member table:name="0,000117236" table:display="true" table:show-details="true"/>
                <table:data-pilot-member table:name="0,000117641" table:display="true" table:show-details="true"/>
                <table:data-pilot-member table:name="0,000117669" table:display="true" table:show-details="true"/>
                <table:data-pilot-member table:name="0,000117692" table:display="true" table:show-details="true"/>
                <table:data-pilot-member table:name="0,000117975" table:display="true" table:show-details="true"/>
                <table:data-pilot-member table:name="0,000118037" table:display="true" table:show-details="true"/>
                <table:data-pilot-member table:name="0,000118131" table:display="true" table:show-details="true"/>
                <table:data-pilot-member table:name="0,000118525" table:display="true" table:show-details="true"/>
                <table:data-pilot-member table:name="0,000118535" table:display="true" table:show-details="true"/>
                <table:data-pilot-member table:name="0,00011857" table:display="true" table:show-details="true"/>
                <table:data-pilot-member table:name="0,000118616" table:display="true" table:show-details="true"/>
                <table:data-pilot-member table:name="0,000118625" table:display="true" table:show-details="true"/>
                <table:data-pilot-member table:name="0,000118791" table:display="true" table:show-details="true"/>
                <table:data-pilot-member table:name="0,00011882" table:display="true" table:show-details="true"/>
                <table:data-pilot-member table:name="0,000118822" table:display="true" table:show-details="true"/>
                <table:data-pilot-member table:name="0,000118843" table:display="true" table:show-details="true"/>
                <table:data-pilot-member table:name="0,000118889" table:display="true" table:show-details="true"/>
                <table:data-pilot-member table:name="0,000118957" table:display="true" table:show-details="true"/>
                <table:data-pilot-member table:name="0,000118998" table:display="true" table:show-details="true"/>
                <table:data-pilot-member table:name="0,000119009" table:display="true" table:show-details="true"/>
                <table:data-pilot-member table:name="0,00011902" table:display="true" table:show-details="true"/>
                <table:data-pilot-member table:name="0,00011927" table:display="true" table:show-details="true"/>
                <table:data-pilot-member table:name="0,000119452" table:display="true" table:show-details="true"/>
                <table:data-pilot-member table:name="0,000119506" table:display="true" table:show-details="true"/>
                <table:data-pilot-member table:name="0,000119739" table:display="true" table:show-details="true"/>
                <table:data-pilot-member table:name="0,000119929" table:display="true" table:show-details="true"/>
                <table:data-pilot-member table:name="0,000120028" table:display="true" table:show-details="true"/>
                <table:data-pilot-member table:name="0,000120032" table:display="true" table:show-details="true"/>
                <table:data-pilot-member table:name="0,000120055" table:display="true" table:show-details="true"/>
                <table:data-pilot-member table:name="0,000120167" table:display="true" table:show-details="true"/>
                <table:data-pilot-member table:name="0,000120192" table:display="true" table:show-details="true"/>
                <table:data-pilot-member table:name="0,00012022" table:display="true" table:show-details="true"/>
                <table:data-pilot-member table:name="0,000120329" table:display="true" table:show-details="true"/>
                <table:data-pilot-member table:name="0,000120488" table:display="true" table:show-details="true"/>
                <table:data-pilot-member table:name="0,000120562" table:display="true" table:show-details="true"/>
                <table:data-pilot-member table:name="0,000120607" table:display="true" table:show-details="true"/>
                <table:data-pilot-member table:name="0,000120639" table:display="true" table:show-details="true"/>
                <table:data-pilot-member table:name="0,000120698" table:display="true" table:show-details="true"/>
                <table:data-pilot-member table:name="0,000120703" table:display="true" table:show-details="true"/>
                <table:data-pilot-member table:name="0,000120723" table:display="true" table:show-details="true"/>
                <table:data-pilot-member table:name="0,000120816" table:display="true" table:show-details="true"/>
                <table:data-pilot-member table:name="0,000120901" table:display="true" table:show-details="true"/>
                <table:data-pilot-member table:name="0,000120943" table:display="true" table:show-details="true"/>
                <table:data-pilot-member table:name="0,000120973" table:display="true" table:show-details="true"/>
                <table:data-pilot-member table:name="0,000121061" table:display="true" table:show-details="true"/>
                <table:data-pilot-member table:name="0,000121154" table:display="true" table:show-details="true"/>
                <table:data-pilot-member table:name="0,000121229" table:display="true" table:show-details="true"/>
                <table:data-pilot-member table:name="0,000121347" table:display="true" table:show-details="true"/>
                <table:data-pilot-member table:name="0,000121383" table:display="true" table:show-details="true"/>
                <table:data-pilot-member table:name="0,000121476" table:display="true" table:show-details="true"/>
                <table:data-pilot-member table:name="0,000121492" table:display="true" table:show-details="true"/>
                <table:data-pilot-member table:name="0,000121536" table:display="true" table:show-details="true"/>
                <table:data-pilot-member table:name="0,000121805" table:display="true" table:show-details="true"/>
                <table:data-pilot-member table:name="0,000121867" table:display="true" table:show-details="true"/>
                <table:data-pilot-member table:name="0,000122048" table:display="true" table:show-details="true"/>
                <table:data-pilot-member table:name="0,000122064" table:display="true" table:show-details="true"/>
                <table:data-pilot-member table:name="0,000122343" table:display="true" table:show-details="true"/>
                <table:data-pilot-member table:name="0,000122945" table:display="true" table:show-details="true"/>
                <table:data-pilot-member table:name="0,000123018" table:display="true" table:show-details="true"/>
                <table:data-pilot-member table:name="0,000123078" table:display="true" table:show-details="true"/>
                <table:data-pilot-member table:name="0,000123104" table:display="true" table:show-details="true"/>
                <table:data-pilot-member table:name="0,000123519" table:display="true" table:show-details="true"/>
                <table:data-pilot-member table:name="0,000123824" table:display="true" table:show-details="true"/>
                <table:data-pilot-member table:name="0,000124135" table:display="true" table:show-details="true"/>
                <table:data-pilot-member table:name="0,000124208" table:display="true" table:show-details="true"/>
                <table:data-pilot-member table:name="0,000124436" table:display="true" table:show-details="true"/>
                <table:data-pilot-member table:name="0,000124443" table:display="true" table:show-details="true"/>
                <table:data-pilot-member table:name="0,000124976" table:display="true" table:show-details="true"/>
                <table:data-pilot-member table:name="0,000125808" table:display="true" table:show-details="true"/>
                <table:data-pilot-member table:name="0,000125812" table:display="true" table:show-details="true"/>
                <table:data-pilot-member table:name="0,000125934" table:display="true" table:show-details="true"/>
                <table:data-pilot-member table:name="0,000126266" table:display="true" table:show-details="true"/>
                <table:data-pilot-member table:name="0,000126794" table:display="true" table:show-details="true"/>
                <table:data-pilot-member table:name="0,000126837" table:display="true" table:show-details="true"/>
                <table:data-pilot-member table:name="0,000126854" table:display="true" table:show-details="true"/>
                <table:data-pilot-member table:name="0,000126912" table:display="true" table:show-details="true"/>
                <table:data-pilot-member table:name="0,000127233" table:display="true" table:show-details="true"/>
                <table:data-pilot-member table:name="0,000127351" table:display="true" table:show-details="true"/>
                <table:data-pilot-member table:name="0,00012739" table:display="true" table:show-details="true"/>
                <table:data-pilot-member table:name="0,000127685" table:display="true" table:show-details="true"/>
                <table:data-pilot-member table:name="0,000127775" table:display="true" table:show-details="true"/>
                <table:data-pilot-member table:name="0,000127916" table:display="true" table:show-details="true"/>
                <table:data-pilot-member table:name="0,000127982" table:display="true" table:show-details="true"/>
                <table:data-pilot-member table:name="0,000128124" table:display="true" table:show-details="true"/>
                <table:data-pilot-member table:name="0,000129098" table:display="true" table:show-details="true"/>
                <table:data-pilot-member table:name="0,000129117" table:display="true" table:show-details="true"/>
                <table:data-pilot-member table:name="0,000129139" table:display="true" table:show-details="true"/>
                <table:data-pilot-member table:name="0,000129312" table:display="true" table:show-details="true"/>
                <table:data-pilot-member table:name="0,000129723" table:display="true" table:show-details="true"/>
                <table:data-pilot-member table:name="0,000130054" table:display="true" table:show-details="true"/>
                <table:data-pilot-member table:name="0,000130077" table:display="true" table:show-details="true"/>
                <table:data-pilot-member table:name="0,000130214" table:display="true" table:show-details="true"/>
                <table:data-pilot-member table:name="0,000130274" table:display="true" table:show-details="true"/>
                <table:data-pilot-member table:name="0,000130515" table:display="true" table:show-details="true"/>
                <table:data-pilot-member table:name="0,000130659" table:display="true" table:show-details="true"/>
                <table:data-pilot-member table:name="0,00013079" table:display="true" table:show-details="true"/>
                <table:data-pilot-member table:name="0,000131314" table:display="true" table:show-details="true"/>
                <table:data-pilot-member table:name="0,000131632" table:display="true" table:show-details="true"/>
                <table:data-pilot-member table:name="0,000133077" table:display="true" table:show-details="true"/>
                <table:data-pilot-member table:name="0,000133107" table:display="true" table:show-details="true"/>
                <table:data-pilot-member table:name="0,000133428" table:display="true" table:show-details="true"/>
                <table:data-pilot-member table:name="0,000133719" table:display="true" table:show-details="true"/>
                <table:data-pilot-member table:name="0,000134938" table:display="true" table:show-details="true"/>
                <table:data-pilot-member table:name="0,000135091" table:display="true" table:show-details="true"/>
                <table:data-pilot-member table:name="0,000135231" table:display="true" table:show-details="true"/>
                <table:data-pilot-member table:name="0,000135497" table:display="true" table:show-details="true"/>
                <table:data-pilot-member table:name="0,000135652" table:display="true" table:show-details="true"/>
                <table:data-pilot-member table:name="0,000136039" table:display="true" table:show-details="true"/>
                <table:data-pilot-member table:name="0,000136392" table:display="true" table:show-details="true"/>
                <table:data-pilot-member table:name="0,000136909" table:display="true" table:show-details="true"/>
                <table:data-pilot-member table:name="0,000137524" table:display="true" table:show-details="true"/>
                <table:data-pilot-member table:name="0,000139735" table:display="true" table:show-details="true"/>
                <table:data-pilot-member table:name="0,00013982" table:display="true" table:show-details="true"/>
                <table:data-pilot-member table:name="0,000140273" table:display="true" table:show-details="true"/>
                <table:data-pilot-member table:name="0,000140888" table:display="true" table:show-details="true"/>
                <table:data-pilot-member table:name="0,000141521" table:display="true" table:show-details="true"/>
                <table:data-pilot-member table:name="0,000141759" table:display="true" table:show-details="true"/>
                <table:data-pilot-member table:name="0,000141935" table:display="true" table:show-details="true"/>
                <table:data-pilot-member table:name="0,000142185" table:display="true" table:show-details="true"/>
                <table:data-pilot-member table:name="0,000142414" table:display="true" table:show-details="true"/>
                <table:data-pilot-member table:name="0,000142443" table:display="true" table:show-details="true"/>
                <table:data-pilot-member table:name="0,000142471" table:display="true" table:show-details="true"/>
                <table:data-pilot-member table:name="0,000143065" table:display="true" table:show-details="true"/>
                <table:data-pilot-member table:name="0,000143519" table:display="true" table:show-details="true"/>
                <table:data-pilot-member table:name="0,000143558" table:display="true" table:show-details="true"/>
                <table:data-pilot-member table:name="0,000143748" table:display="true" table:show-details="true"/>
                <table:data-pilot-member table:name="0,000143863" table:display="true" table:show-details="true"/>
                <table:data-pilot-member table:name="0,000143933" table:display="true" table:show-details="true"/>
                <table:data-pilot-member table:name="0,000143942" table:display="true" table:show-details="true"/>
                <table:data-pilot-member table:name="0,000144127" table:display="true" table:show-details="true"/>
                <table:data-pilot-member table:name="0,000144228" table:display="true" table:show-details="true"/>
                <table:data-pilot-member table:name="0,000144508" table:display="true" table:show-details="true"/>
                <table:data-pilot-member table:name="0,000144667" table:display="true" table:show-details="true"/>
                <table:data-pilot-member table:name="0,000144708" table:display="true" table:show-details="true"/>
                <table:data-pilot-member table:name="0,000144892" table:display="true" table:show-details="true"/>
                <table:data-pilot-member table:name="0,000144941" table:display="true" table:show-details="true"/>
                <table:data-pilot-member table:name="0,000144952" table:display="true" table:show-details="true"/>
                <table:data-pilot-member table:name="0,000145189" table:display="true" table:show-details="true"/>
                <table:data-pilot-member table:name="0,000145671" table:display="true" table:show-details="true"/>
                <table:data-pilot-member table:name="0,000145783" table:display="true" table:show-details="true"/>
                <table:data-pilot-member table:name="0,000145794" table:display="true" table:show-details="true"/>
                <table:data-pilot-member table:name="0,000146297" table:display="true" table:show-details="true"/>
                <table:data-pilot-member table:name="0,000146814" table:display="true" table:show-details="true"/>
                <table:data-pilot-member table:name="0,000146958" table:display="true" table:show-details="true"/>
                <table:data-pilot-member table:name="0,000147049" table:display="true" table:show-details="true"/>
                <table:data-pilot-member table:name="0,00014717" table:display="true" table:show-details="true"/>
                <table:data-pilot-member table:name="0,000147282" table:display="true" table:show-details="true"/>
                <table:data-pilot-member table:name="0,000147479" table:display="true" table:show-details="true"/>
                <table:data-pilot-member table:name="0,000148082" table:display="true" table:show-details="true"/>
                <table:data-pilot-member table:name="0,000148542" table:display="true" table:show-details="true"/>
                <table:data-pilot-member table:name="0,000149331" table:display="true" table:show-details="true"/>
                <table:data-pilot-member table:name="0,000150047" table:display="true" table:show-details="true"/>
                <table:data-pilot-member table:name="0,000150173" table:display="true" table:show-details="true"/>
                <table:data-pilot-member table:name="0,000150795" table:display="true" table:show-details="true"/>
                <table:data-pilot-member table:name="0,000151939" table:display="true" table:show-details="true"/>
                <table:data-pilot-member table:name="0,000152525" table:display="true" table:show-details="true"/>
                <table:data-pilot-member table:name="0,000153332" table:display="true" table:show-details="true"/>
                <table:data-pilot-member table:name="0,000153646" table:display="true" table:show-details="true"/>
                <table:data-pilot-member table:name="0,000154456" table:display="true" table:show-details="true"/>
                <table:data-pilot-member table:name="0,000154665" table:display="true" table:show-details="true"/>
                <table:data-pilot-member table:name="0,000154719" table:display="true" table:show-details="true"/>
                <table:data-pilot-member table:name="0,000154772" table:display="true" table:show-details="true"/>
                <table:data-pilot-member table:name="0,000154953" table:display="true" table:show-details="true"/>
                <table:data-pilot-member table:name="0,000155386" table:display="true" table:show-details="true"/>
                <table:data-pilot-member table:name="0,000155884" table:display="true" table:show-details="true"/>
                <table:data-pilot-member table:name="0,000156269" table:display="true" table:show-details="true"/>
                <table:data-pilot-member table:name="0,000156305" table:display="true" table:show-details="true"/>
                <table:data-pilot-member table:name="0,000156721" table:display="true" table:show-details="true"/>
                <table:data-pilot-member table:name="0,000157593" table:display="true" table:show-details="true"/>
                <table:data-pilot-member table:name="0,000157595" table:display="true" table:show-details="true"/>
                <table:data-pilot-member table:name="0,000158426" table:display="true" table:show-details="true"/>
                <table:data-pilot-member table:name="0,000159362" table:display="true" table:show-details="true"/>
                <table:data-pilot-member table:name="0,000159815" table:display="true" table:show-details="true"/>
                <table:data-pilot-member table:name="0,000160278" table:display="true" table:show-details="true"/>
                <table:data-pilot-member table:name="0,000161416" table:display="true" table:show-details="true"/>
                <table:data-pilot-member table:name="0,000162448" table:display="true" table:show-details="true"/>
                <table:data-pilot-member table:name="0,000169512" table:display="true" table:show-details="true"/>
                <table:data-pilot-member table:name="0,000171024" table:display="true" table:show-details="true"/>
                <table:data-pilot-member table:name="0,000175076" table:display="true" table:show-details="true"/>
                <table:data-pilot-member table:name="0,000177457" table:display="true" table:show-details="true"/>
                <table:data-pilot-member table:name="0,000178224" table:display="true" table:show-details="true"/>
                <table:data-pilot-member table:name="0,000178862" table:display="true" table:show-details="true"/>
                <table:data-pilot-member table:name="0,000186009" table:display="true" table:show-details="true"/>
                <table:data-pilot-member table:name="0,000186537" table:display="true" table:show-details="true"/>
                <table:data-pilot-member table:name="0,000186661" table:display="true" table:show-details="true"/>
                <table:data-pilot-member table:name="0,000186896" table:display="true" table:show-details="true"/>
                <table:data-pilot-member table:name="0,000187524" table:display="true" table:show-details="true"/>
                <table:data-pilot-member table:name="0,000187544" table:display="true" table:show-details="true"/>
                <table:data-pilot-member table:name="0,00018766" table:display="true" table:show-details="true"/>
                <table:data-pilot-member table:name="0,000187712" table:display="true" table:show-details="true"/>
                <table:data-pilot-member table:name="0,000187754" table:display="true" table:show-details="true"/>
                <table:data-pilot-member table:name="0,000187848" table:display="true" table:show-details="true"/>
                <table:data-pilot-member table:name="0,000187905" table:display="true" table:show-details="true"/>
                <table:data-pilot-member table:name="0,000187945" table:display="true" table:show-details="true"/>
                <table:data-pilot-member table:name="0,000188054" table:display="true" table:show-details="true"/>
                <table:data-pilot-member table:name="0,000188062" table:display="true" table:show-details="true"/>
                <table:data-pilot-member table:name="0,000188075" table:display="true" table:show-details="true"/>
                <table:data-pilot-member table:name="0,000188115" table:display="true" table:show-details="true"/>
                <table:data-pilot-member table:name="0,000188151" table:display="true" table:show-details="true"/>
                <table:data-pilot-member table:name="0,000188181" table:display="true" table:show-details="true"/>
                <table:data-pilot-member table:name="0,000188259" table:display="true" table:show-details="true"/>
                <table:data-pilot-member table:name="0,000188347" table:display="true" table:show-details="true"/>
                <table:data-pilot-member table:name="0,000188363" table:display="true" table:show-details="true"/>
                <table:data-pilot-member table:name="0,000188368" table:display="true" table:show-details="true"/>
                <table:data-pilot-member table:name="0,000188381" table:display="true" table:show-details="true"/>
                <table:data-pilot-member table:name="0,000188385" table:display="true" table:show-details="true"/>
                <table:data-pilot-member table:name="0,000188397" table:display="true" table:show-details="true"/>
                <table:data-pilot-member table:name="0,000188423" table:display="true" table:show-details="true"/>
                <table:data-pilot-member table:name="0,000188427" table:display="true" table:show-details="true"/>
                <table:data-pilot-member table:name="0,000188478" table:display="true" table:show-details="true"/>
                <table:data-pilot-member table:name="0,000188492" table:display="true" table:show-details="true"/>
                <table:data-pilot-member table:name="0,000188524" table:display="true" table:show-details="true"/>
                <table:data-pilot-member table:name="0,00018855" table:display="true" table:show-details="true"/>
                <table:data-pilot-member table:name="0,00018862" table:display="true" table:show-details="true"/>
                <table:data-pilot-member table:name="0,000188636" table:display="true" table:show-details="true"/>
                <table:data-pilot-member table:name="0,000188776" table:display="true" table:show-details="true"/>
                <table:data-pilot-member table:name="0,000188853" table:display="true" table:show-details="true"/>
                <table:data-pilot-member table:name="0,000188856" table:display="true" table:show-details="true"/>
                <table:data-pilot-member table:name="0,000188878" table:display="true" table:show-details="true"/>
                <table:data-pilot-member table:name="0,000188894" table:display="true" table:show-details="true"/>
                <table:data-pilot-member table:name="0,000188932" table:display="true" table:show-details="true"/>
                <table:data-pilot-member table:name="0,000188966" table:display="true" table:show-details="true"/>
                <table:data-pilot-member table:name="0,000188986" table:display="true" table:show-details="true"/>
                <table:data-pilot-member table:name="0,000189017" table:display="true" table:show-details="true"/>
                <table:data-pilot-member table:name="0,000189038" table:display="true" table:show-details="true"/>
                <table:data-pilot-member table:name="0,000189051" table:display="true" table:show-details="true"/>
                <table:data-pilot-member table:name="0,000189158" table:display="true" table:show-details="true"/>
                <table:data-pilot-member table:name="0,000189173" table:display="true" table:show-details="true"/>
                <table:data-pilot-member table:name="0,000189204" table:display="true" table:show-details="true"/>
                <table:data-pilot-member table:name="0,000189264" table:display="true" table:show-details="true"/>
                <table:data-pilot-member table:name="0,000189282" table:display="true" table:show-details="true"/>
                <table:data-pilot-member table:name="0,000189337" table:display="true" table:show-details="true"/>
                <table:data-pilot-member table:name="0,000189425" table:display="true" table:show-details="true"/>
                <table:data-pilot-member table:name="0,00018945" table:display="true" table:show-details="true"/>
                <table:data-pilot-member table:name="0,00018946" table:display="true" table:show-details="true"/>
                <table:data-pilot-member table:name="0,000189604" table:display="true" table:show-details="true"/>
                <table:data-pilot-member table:name="0,000189614" table:display="true" table:show-details="true"/>
                <table:data-pilot-member table:name="0,000189615" table:display="true" table:show-details="true"/>
                <table:data-pilot-member table:name="0,000189649" table:display="true" table:show-details="true"/>
                <table:data-pilot-member table:name="0,000189669" table:display="true" table:show-details="true"/>
                <table:data-pilot-member table:name="0,000189763" table:display="true" table:show-details="true"/>
                <table:data-pilot-member table:name="0,000189775" table:display="true" table:show-details="true"/>
                <table:data-pilot-member table:name="0,000189892" table:display="true" table:show-details="true"/>
                <table:data-pilot-member table:name="0,000189969" table:display="true" table:show-details="true"/>
                <table:data-pilot-member table:name="0,000190425" table:display="true" table:show-details="true"/>
                <table:data-pilot-member table:name="0,000190512" table:display="true" table:show-details="true"/>
                <table:data-pilot-member table:name="0,000190522" table:display="true" table:show-details="true"/>
                <table:data-pilot-member table:name="0,000190532" table:display="true" table:show-details="true"/>
                <table:data-pilot-member table:name="0,000190552" table:display="true" table:show-details="true"/>
                <table:data-pilot-member table:name="0,000190584" table:display="true" table:show-details="true"/>
                <table:data-pilot-member table:name="0,000190591" table:display="true" table:show-details="true"/>
                <table:data-pilot-member table:name="0,000190675" table:display="true" table:show-details="true"/>
                <table:data-pilot-member table:name="0,000190733" table:display="true" table:show-details="true"/>
                <table:data-pilot-member table:name="0,000190743" table:display="true" table:show-details="true"/>
                <table:data-pilot-member table:name="0,000190892" table:display="true" table:show-details="true"/>
                <table:data-pilot-member table:name="0,000191649" table:display="true" table:show-details="true"/>
                <table:data-pilot-member table:name="0,000191737" table:display="true" table:show-details="true"/>
                <table:data-pilot-member table:name="0,000191739" table:display="true" table:show-details="true"/>
                <table:data-pilot-member table:name="0,000192013" table:display="true" table:show-details="true"/>
                <table:data-pilot-member table:name="0,000192017" table:display="true" table:show-details="true"/>
                <table:data-pilot-member table:name="0,000192024" table:display="true" table:show-details="true"/>
                <table:data-pilot-member table:name="0,000192514" table:display="true" table:show-details="true"/>
                <table:data-pilot-member table:name="0,000192644" table:display="true" table:show-details="true"/>
                <table:data-pilot-member table:name="0,000192681" table:display="true" table:show-details="true"/>
                <table:data-pilot-member table:name="0,000192812" table:display="true" table:show-details="true"/>
                <table:data-pilot-member table:name="0,000193101" table:display="true" table:show-details="true"/>
                <table:data-pilot-member table:name="0,000193664" table:display="true" table:show-details="true"/>
                <table:data-pilot-member table:name="0,000193729" table:display="true" table:show-details="true"/>
                <table:data-pilot-member table:name="0,000193893" table:display="true" table:show-details="true"/>
                <table:data-pilot-member table:name="0,000193962" table:display="true" table:show-details="true"/>
                <table:data-pilot-member table:name="0,000194193" table:display="true" table:show-details="true"/>
                <table:data-pilot-member table:name="0,00019431" table:display="true" table:show-details="true"/>
                <table:data-pilot-member table:name="0,000194507" table:display="true" table:show-details="true"/>
                <table:data-pilot-member table:name="0,000194557" table:display="true" table:show-details="true"/>
                <table:data-pilot-member table:name="0,000194662" table:display="true" table:show-details="true"/>
                <table:data-pilot-member table:name="0,000194667" table:display="true" table:show-details="true"/>
                <table:data-pilot-member table:name="0,000194765" table:display="true" table:show-details="true"/>
                <table:data-pilot-member table:name="0,000194775" table:display="true" table:show-details="true"/>
                <table:data-pilot-member table:name="0,000194779" table:display="true" table:show-details="true"/>
                <table:data-pilot-member table:name="0,000194835" table:display="true" table:show-details="true"/>
                <table:data-pilot-member table:name="0,000194837" table:display="true" table:show-details="true"/>
                <table:data-pilot-member table:name="0,000194886" table:display="true" table:show-details="true"/>
                <table:data-pilot-member table:name="0,00019494" table:display="true" table:show-details="true"/>
                <table:data-pilot-member table:name="0,00019498" table:display="true" table:show-details="true"/>
                <table:data-pilot-member table:name="0,000195009" table:display="true" table:show-details="true"/>
                <table:data-pilot-member table:name="0,000195045" table:display="true" table:show-details="true"/>
                <table:data-pilot-member table:name="0,000195121" table:display="true" table:show-details="true"/>
                <table:data-pilot-member table:name="0,000195198" table:display="true" table:show-details="true"/>
                <table:data-pilot-member table:name="0,000195289" table:display="true" table:show-details="true"/>
                <table:data-pilot-member table:name="0,000195482" table:display="true" table:show-details="true"/>
                <table:data-pilot-member table:name="0,00019549" table:display="true" table:show-details="true"/>
                <table:data-pilot-member table:name="0,000195639" table:display="true" table:show-details="true"/>
                <table:data-pilot-member table:name="0,000195654" table:display="true" table:show-details="true"/>
                <table:data-pilot-member table:name="0,000195667" table:display="true" table:show-details="true"/>
                <table:data-pilot-member table:name="0,000195736" table:display="true" table:show-details="true"/>
                <table:data-pilot-member table:name="0,000195768" table:display="true" table:show-details="true"/>
                <table:data-pilot-member table:name="0,000196062" table:display="true" table:show-details="true"/>
                <table:data-pilot-member table:name="0,000196138" table:display="true" table:show-details="true"/>
                <table:data-pilot-member table:name="0,000196142" table:display="true" table:show-details="true"/>
                <table:data-pilot-member table:name="0,000196172" table:display="true" table:show-details="true"/>
                <table:data-pilot-member table:name="0,000196195" table:display="true" table:show-details="true"/>
                <table:data-pilot-member table:name="0,000196222" table:display="true" table:show-details="true"/>
                <table:data-pilot-member table:name="0,000196223" table:display="true" table:show-details="true"/>
                <table:data-pilot-member table:name="0,000196226" table:display="true" table:show-details="true"/>
                <table:data-pilot-member table:name="0,000196235" table:display="true" table:show-details="true"/>
                <table:data-pilot-member table:name="0,000196271" table:display="true" table:show-details="true"/>
                <table:data-pilot-member table:name="0,000196324" table:display="true" table:show-details="true"/>
                <table:data-pilot-member table:name="0,000196356" table:display="true" table:show-details="true"/>
                <table:data-pilot-member table:name="0,000196434" table:display="true" table:show-details="true"/>
                <table:data-pilot-member table:name="0,000196521" table:display="true" table:show-details="true"/>
                <table:data-pilot-member table:name="0,000196524" table:display="true" table:show-details="true"/>
                <table:data-pilot-member table:name="0,000196545" table:display="true" table:show-details="true"/>
                <table:data-pilot-member table:name="0,000196588" table:display="true" table:show-details="true"/>
                <table:data-pilot-member table:name="0,00019662" table:display="true" table:show-details="true"/>
                <table:data-pilot-member table:name="0,000196669" table:display="true" table:show-details="true"/>
                <table:data-pilot-member table:name="0,000196692" table:display="true" table:show-details="true"/>
                <table:data-pilot-member table:name="0,00019675" table:display="true" table:show-details="true"/>
                <table:data-pilot-member table:name="0,000196868" table:display="true" table:show-details="true"/>
                <table:data-pilot-member table:name="0,000196991" table:display="true" table:show-details="true"/>
                <table:data-pilot-member table:name="0,000197085" table:display="true" table:show-details="true"/>
                <table:data-pilot-member table:name="0,000197198" table:display="true" table:show-details="true"/>
                <table:data-pilot-member table:name="0,000197269" table:display="true" table:show-details="true"/>
                <table:data-pilot-member table:name="0,000197325" table:display="true" table:show-details="true"/>
                <table:data-pilot-member table:name="0,000197337" table:display="true" table:show-details="true"/>
                <table:data-pilot-member table:name="0,000197349" table:display="true" table:show-details="true"/>
                <table:data-pilot-member table:name="0,00019759" table:display="true" table:show-details="true"/>
                <table:data-pilot-member table:name="0,000197593" table:display="true" table:show-details="true"/>
                <table:data-pilot-member table:name="0,000197618" table:display="true" table:show-details="true"/>
                <table:data-pilot-member table:name="0,000197771" table:display="true" table:show-details="true"/>
                <table:data-pilot-member table:name="0,000197818" table:display="true" table:show-details="true"/>
                <table:data-pilot-member table:name="0,000197851" table:display="true" table:show-details="true"/>
                <table:data-pilot-member table:name="0,000198185" table:display="true" table:show-details="true"/>
                <table:data-pilot-member table:name="0,000198676" table:display="true" table:show-details="true"/>
                <table:data-pilot-member table:name="0,000198954" table:display="true" table:show-details="true"/>
                <table:data-pilot-member table:name="0,0001992" table:display="true" table:show-details="true"/>
                <table:data-pilot-member table:name="0,000199278" table:display="true" table:show-details="true"/>
                <table:data-pilot-member table:name="0,000199288" table:display="true" table:show-details="true"/>
                <table:data-pilot-member table:name="0,000199787" table:display="true" table:show-details="true"/>
                <table:data-pilot-member table:name="0,000199931" table:display="true" table:show-details="true"/>
                <table:data-pilot-member table:name="0,000200183" table:display="true" table:show-details="true"/>
                <table:data-pilot-member table:name="0,000200455" table:display="true" table:show-details="true"/>
                <table:data-pilot-member table:name="0,000201358" table:display="true" table:show-details="true"/>
                <table:data-pilot-member table:name="0,000202048" table:display="true" table:show-details="true"/>
                <table:data-pilot-member table:name="0,000202055" table:display="true" table:show-details="true"/>
                <table:data-pilot-member table:name="0,000202933" table:display="true" table:show-details="true"/>
                <table:data-pilot-member table:name="0,000203431" table:display="true" table:show-details="true"/>
                <table:data-pilot-member table:name="0,000203618" table:display="true" table:show-details="true"/>
                <table:data-pilot-member table:name="0,000205696" table:display="true" table:show-details="true"/>
                <table:data-pilot-member table:name="0,000207059" table:display="true" table:show-details="true"/>
                <table:data-pilot-member table:name="0,000207575" table:display="true" table:show-details="true"/>
                <table:data-pilot-member table:name="0,000207881" table:display="true" table:show-details="true"/>
                <table:data-pilot-member table:name="0,000208431" table:display="true" table:show-details="true"/>
                <table:data-pilot-member table:name="0,000209579" table:display="true" table:show-details="true"/>
                <table:data-pilot-member table:name="0,000209823" table:display="true" table:show-details="true"/>
                <table:data-pilot-member table:name="0,000210261" table:display="true" table:show-details="true"/>
                <table:data-pilot-member table:name="0,000210342" table:display="true" table:show-details="true"/>
                <table:data-pilot-member table:name="0,000210369" table:display="true" table:show-details="true"/>
                <table:data-pilot-member table:name="0,000210941" table:display="true" table:show-details="true"/>
                <table:data-pilot-member table:name="0,00021097" table:display="true" table:show-details="true"/>
                <table:data-pilot-member table:name="0,000211061" table:display="true" table:show-details="true"/>
                <table:data-pilot-member table:name="0,000211372" table:display="true" table:show-details="true"/>
                <table:data-pilot-member table:name="0,000211628" table:display="true" table:show-details="true"/>
                <table:data-pilot-member table:name="0,000211908" table:display="true" table:show-details="true"/>
                <table:data-pilot-member table:name="0,000211947" table:display="true" table:show-details="true"/>
                <table:data-pilot-member table:name="0,000212021" table:display="true" table:show-details="true"/>
                <table:data-pilot-member table:name="0,000212229" table:display="true" table:show-details="true"/>
                <table:data-pilot-member table:name="0,000213305" table:display="true" table:show-details="true"/>
                <table:data-pilot-member table:name="0,000213438" table:display="true" table:show-details="true"/>
                <table:data-pilot-member table:name="0,00021387" table:display="true" table:show-details="true"/>
                <table:data-pilot-member table:name="0,000214481" table:display="true" table:show-details="true"/>
                <table:data-pilot-member table:name="0,000215378" table:display="true" table:show-details="true"/>
                <table:data-pilot-member table:name="0,000217178" table:display="true" table:show-details="true"/>
                <table:data-pilot-member table:name="0,000217666" table:display="true" table:show-details="true"/>
                <table:data-pilot-member table:name="0,000219379" table:display="true" table:show-details="true"/>
                <table:data-pilot-member table:name="0,000220439" table:display="true" table:show-details="true"/>
                <table:data-pilot-member table:name="0,000220452" table:display="true" table:show-details="true"/>
                <table:data-pilot-member table:name="0,000220933" table:display="true" table:show-details="true"/>
                <table:data-pilot-member table:name="0,000220988" table:display="true" table:show-details="true"/>
                <table:data-pilot-member table:name="0,000222704" table:display="true" table:show-details="true"/>
                <table:data-pilot-member table:name="0,000222924" table:display="true" table:show-details="true"/>
                <table:data-pilot-member table:name="0,000223295" table:display="true" table:show-details="true"/>
                <table:data-pilot-member table:name="0,000223397" table:display="true" table:show-details="true"/>
                <table:data-pilot-member table:name="0,000223478" table:display="true" table:show-details="true"/>
                <table:data-pilot-member table:name="0,000223857" table:display="true" table:show-details="true"/>
                <table:data-pilot-member table:name="0,000223984" table:display="true" table:show-details="true"/>
                <table:data-pilot-member table:name="0,000224395" table:display="true" table:show-details="true"/>
                <table:data-pilot-member table:name="0,000224663" table:display="true" table:show-details="true"/>
                <table:data-pilot-member table:name="0,000224673" table:display="true" table:show-details="true"/>
                <table:data-pilot-member table:name="0,000224828" table:display="true" table:show-details="true"/>
                <table:data-pilot-member table:name="0,000224927" table:display="true" table:show-details="true"/>
                <table:data-pilot-member table:name="0,000225255" table:display="true" table:show-details="true"/>
                <table:data-pilot-member table:name="0,000225305" table:display="true" table:show-details="true"/>
                <table:data-pilot-member table:name="0,000225424" table:display="true" table:show-details="true"/>
                <table:data-pilot-member table:name="0,000225509" table:display="true" table:show-details="true"/>
                <table:data-pilot-member table:name="0,000225555" table:display="true" table:show-details="true"/>
                <table:data-pilot-member table:name="0,00022605" table:display="true" table:show-details="true"/>
                <table:data-pilot-member table:name="0,000226136" table:display="true" table:show-details="true"/>
                <table:data-pilot-member table:name="0,000226184" table:display="true" table:show-details="true"/>
                <table:data-pilot-member table:name="0,000226199" table:display="true" table:show-details="true"/>
                <table:data-pilot-member table:name="0,000226344" table:display="true" table:show-details="true"/>
                <table:data-pilot-member table:name="0,000226347" table:display="true" table:show-details="true"/>
                <table:data-pilot-member table:name="0,000226391" table:display="true" table:show-details="true"/>
                <table:data-pilot-member table:name="0,000226405" table:display="true" table:show-details="true"/>
                <table:data-pilot-member table:name="0,000226482" table:display="true" table:show-details="true"/>
                <table:data-pilot-member table:name="0,000226603" table:display="true" table:show-details="true"/>
                <table:data-pilot-member table:name="0,000226612" table:display="true" table:show-details="true"/>
                <table:data-pilot-member table:name="0,000226667" table:display="true" table:show-details="true"/>
                <table:data-pilot-member table:name="0,000226751" table:display="true" table:show-details="true"/>
                <table:data-pilot-member table:name="0,000226851" table:display="true" table:show-details="true"/>
                <table:data-pilot-member table:name="0,000226883" table:display="true" table:show-details="true"/>
                <table:data-pilot-member table:name="0,00022692" table:display="true" table:show-details="true"/>
                <table:data-pilot-member table:name="0,000227008" table:display="true" table:show-details="true"/>
                <table:data-pilot-member table:name="0,000227082" table:display="true" table:show-details="true"/>
                <table:data-pilot-member table:name="0,000227099" table:display="true" table:show-details="true"/>
                <table:data-pilot-member table:name="0,000227108" table:display="true" table:show-details="true"/>
                <table:data-pilot-member table:name="0,000227129" table:display="true" table:show-details="true"/>
                <table:data-pilot-member table:name="0,000227144" table:display="true" table:show-details="true"/>
                <table:data-pilot-member table:name="0,000227173" table:display="true" table:show-details="true"/>
                <table:data-pilot-member table:name="0,000227371" table:display="true" table:show-details="true"/>
                <table:data-pilot-member table:name="0,000227454" table:display="true" table:show-details="true"/>
                <table:data-pilot-member table:name="0,000227621" table:display="true" table:show-details="true"/>
                <table:data-pilot-member table:name="0,000227644" table:display="true" table:show-details="true"/>
                <table:data-pilot-member table:name="0,000227662" table:display="true" table:show-details="true"/>
                <table:data-pilot-member table:name="0,000227677" table:display="true" table:show-details="true"/>
                <table:data-pilot-member table:name="0,000227767" table:display="true" table:show-details="true"/>
                <table:data-pilot-member table:name="0,000227824" table:display="true" table:show-details="true"/>
                <table:data-pilot-member table:name="0,000227826" table:display="true" table:show-details="true"/>
                <table:data-pilot-member table:name="0,000227833" table:display="true" table:show-details="true"/>
                <table:data-pilot-member table:name="0,000227928" table:display="true" table:show-details="true"/>
                <table:data-pilot-member table:name="0,000227945" table:display="true" table:show-details="true"/>
                <table:data-pilot-member table:name="0,000227978" table:display="true" table:show-details="true"/>
                <table:data-pilot-member table:name="0,000228011" table:display="true" table:show-details="true"/>
                <table:data-pilot-member table:name="0,0002283" table:display="true" table:show-details="true"/>
                <table:data-pilot-member table:name="0,000228415" table:display="true" table:show-details="true"/>
                <table:data-pilot-member table:name="0,000228416" table:display="true" table:show-details="true"/>
                <table:data-pilot-member table:name="0,000228438" table:display="true" table:show-details="true"/>
                <table:data-pilot-member table:name="0,00022847" table:display="true" table:show-details="true"/>
                <table:data-pilot-member table:name="0,000228516" table:display="true" table:show-details="true"/>
                <table:data-pilot-member table:name="0,000228527" table:display="true" table:show-details="true"/>
                <table:data-pilot-member table:name="0,000228761" table:display="true" table:show-details="true"/>
                <table:data-pilot-member table:name="0,000228824" table:display="true" table:show-details="true"/>
                <table:data-pilot-member table:name="0,000229033" table:display="true" table:show-details="true"/>
                <table:data-pilot-member table:name="0,000229048" table:display="true" table:show-details="true"/>
                <table:data-pilot-member table:name="0,000229561" table:display="true" table:show-details="true"/>
                <table:data-pilot-member table:name="0,000229777" table:display="true" table:show-details="true"/>
                <table:data-pilot-member table:name="0,000230115" table:display="true" table:show-details="true"/>
                <table:data-pilot-member table:name="0,000230232" table:display="true" table:show-details="true"/>
                <table:data-pilot-member table:name="0,000230618" table:display="true" table:show-details="true"/>
                <table:data-pilot-member table:name="0,000230847" table:display="true" table:show-details="true"/>
                <table:data-pilot-member table:name="0,000230852" table:display="true" table:show-details="true"/>
                <table:data-pilot-member table:name="0,000230951" table:display="true" table:show-details="true"/>
                <table:data-pilot-member table:name="0,000231474" table:display="true" table:show-details="true"/>
                <table:data-pilot-member table:name="0,000231485" table:display="true" table:show-details="true"/>
                <table:data-pilot-member table:name="0,000231539" table:display="true" table:show-details="true"/>
                <table:data-pilot-member table:name="0,000231602" table:display="true" table:show-details="true"/>
                <table:data-pilot-member table:name="0,000231995" table:display="true" table:show-details="true"/>
                <table:data-pilot-member table:name="0,00023218" table:display="true" table:show-details="true"/>
                <table:data-pilot-member table:name="0,000232279" table:display="true" table:show-details="true"/>
                <table:data-pilot-member table:name="0,000232355" table:display="true" table:show-details="true"/>
                <table:data-pilot-member table:name="0,00023238" table:display="true" table:show-details="true"/>
                <table:data-pilot-member table:name="0,000232473" table:display="true" table:show-details="true"/>
                <table:data-pilot-member table:name="0,000232477" table:display="true" table:show-details="true"/>
                <table:data-pilot-member table:name="0,000232522" table:display="true" table:show-details="true"/>
                <table:data-pilot-member table:name="0,000232546" table:display="true" table:show-details="true"/>
                <table:data-pilot-member table:name="0,000232598" table:display="true" table:show-details="true"/>
                <table:data-pilot-member table:name="0,000232648" table:display="true" table:show-details="true"/>
                <table:data-pilot-member table:name="0,000232686" table:display="true" table:show-details="true"/>
                <table:data-pilot-member table:name="0,000232731" table:display="true" table:show-details="true"/>
                <table:data-pilot-member table:name="0,000232787" table:display="true" table:show-details="true"/>
                <table:data-pilot-member table:name="0,000232846" table:display="true" table:show-details="true"/>
                <table:data-pilot-member table:name="0,000232853" table:display="true" table:show-details="true"/>
                <table:data-pilot-member table:name="0,000232865" table:display="true" table:show-details="true"/>
                <table:data-pilot-member table:name="0,000232891" table:display="true" table:show-details="true"/>
                <table:data-pilot-member table:name="0,000232931" table:display="true" table:show-details="true"/>
                <table:data-pilot-member table:name="0,000232943" table:display="true" table:show-details="true"/>
                <table:data-pilot-member table:name="0,000232953" table:display="true" table:show-details="true"/>
                <table:data-pilot-member table:name="0,000232957" table:display="true" table:show-details="true"/>
                <table:data-pilot-member table:name="0,000232975" table:display="true" table:show-details="true"/>
                <table:data-pilot-member table:name="0,000232992" table:display="true" table:show-details="true"/>
                <table:data-pilot-member table:name="0,000233037" table:display="true" table:show-details="true"/>
                <table:data-pilot-member table:name="0,000233043" table:display="true" table:show-details="true"/>
                <table:data-pilot-member table:name="0,000233079" table:display="true" table:show-details="true"/>
                <table:data-pilot-member table:name="0,000233107" table:display="true" table:show-details="true"/>
                <table:data-pilot-member table:name="0,000233121" table:display="true" table:show-details="true"/>
                <table:data-pilot-member table:name="0,000233138" table:display="true" table:show-details="true"/>
                <table:data-pilot-member table:name="0,000233146" table:display="true" table:show-details="true"/>
                <table:data-pilot-member table:name="0,000233191" table:display="true" table:show-details="true"/>
                <table:data-pilot-member table:name="0,000233287" table:display="true" table:show-details="true"/>
                <table:data-pilot-member table:name="0,000233326" table:display="true" table:show-details="true"/>
                <table:data-pilot-member table:name="0,000233375" table:display="true" table:show-details="true"/>
                <table:data-pilot-member table:name="0,000233405" table:display="true" table:show-details="true"/>
                <table:data-pilot-member table:name="0,000233474" table:display="true" table:show-details="true"/>
                <table:data-pilot-member table:name="0,000233514" table:display="true" table:show-details="true"/>
                <table:data-pilot-member table:name="0,000233518" table:display="true" table:show-details="true"/>
                <table:data-pilot-member table:name="0,000233555" table:display="true" table:show-details="true"/>
                <table:data-pilot-member table:name="0,000233644" table:display="true" table:show-details="true"/>
                <table:data-pilot-member table:name="0,000233676" table:display="true" table:show-details="true"/>
                <table:data-pilot-member table:name="0,000233691" table:display="true" table:show-details="true"/>
                <table:data-pilot-member table:name="0,000233714" table:display="true" table:show-details="true"/>
                <table:data-pilot-member table:name="0,000233719" table:display="true" table:show-details="true"/>
                <table:data-pilot-member table:name="0,000233769" table:display="true" table:show-details="true"/>
                <table:data-pilot-member table:name="0,000233868" table:display="true" table:show-details="true"/>
                <table:data-pilot-member table:name="0,000233972" table:display="true" table:show-details="true"/>
                <table:data-pilot-member table:name="0,000234164" table:display="true" table:show-details="true"/>
                <table:data-pilot-member table:name="0,000234312" table:display="true" table:show-details="true"/>
                <table:data-pilot-member table:name="0,000234341" table:display="true" table:show-details="true"/>
                <table:data-pilot-member table:name="0,000234347" table:display="true" table:show-details="true"/>
                <table:data-pilot-member table:name="0,000234363" table:display="true" table:show-details="true"/>
                <table:data-pilot-member table:name="0,000234375" table:display="true" table:show-details="true"/>
                <table:data-pilot-member table:name="0,000234386" table:display="true" table:show-details="true"/>
                <table:data-pilot-member table:name="0,000234491" table:display="true" table:show-details="true"/>
                <table:data-pilot-member table:name="0,000234611" table:display="true" table:show-details="true"/>
                <table:data-pilot-member table:name="0,000234716" table:display="true" table:show-details="true"/>
                <table:data-pilot-member table:name="0,000234733" table:display="true" table:show-details="true"/>
                <table:data-pilot-member table:name="0,000234763" table:display="true" table:show-details="true"/>
                <table:data-pilot-member table:name="0,000234766" table:display="true" table:show-details="true"/>
                <table:data-pilot-member table:name="0,000235016" table:display="true" table:show-details="true"/>
                <table:data-pilot-member table:name="0,000235022" table:display="true" table:show-details="true"/>
                <table:data-pilot-member table:name="0,000235052" table:display="true" table:show-details="true"/>
                <table:data-pilot-member table:name="0,000235055" table:display="true" table:show-details="true"/>
                <table:data-pilot-member table:name="0,000235312" table:display="true" table:show-details="true"/>
                <table:data-pilot-member table:name="0,000235325" table:display="true" table:show-details="true"/>
                <table:data-pilot-member table:name="0,000235336" table:display="true" table:show-details="true"/>
                <table:data-pilot-member table:name="0,000235349" table:display="true" table:show-details="true"/>
                <table:data-pilot-member table:name="0,000235809" table:display="true" table:show-details="true"/>
                <table:data-pilot-member table:name="0,000236386" table:display="true" table:show-details="true"/>
                <table:data-pilot-member table:name="0,000236482" table:display="true" table:show-details="true"/>
                <table:data-pilot-member table:name="0,000236751" table:display="true" table:show-details="true"/>
                <table:data-pilot-member table:name="0,000236868" table:display="true" table:show-details="true"/>
                <table:data-pilot-member table:name="0,000237116" table:display="true" table:show-details="true"/>
                <table:data-pilot-member table:name="0,000237315" table:display="true" table:show-details="true"/>
                <table:data-pilot-member table:name="0,000237402" table:display="true" table:show-details="true"/>
                <table:data-pilot-member table:name="0,000237657" table:display="true" table:show-details="true"/>
                <table:data-pilot-member table:name="0,000238069" table:display="true" table:show-details="true"/>
                <table:data-pilot-member table:name="0,000239055" table:display="true" table:show-details="true"/>
                <table:data-pilot-member table:name="0,00023908" table:display="true" table:show-details="true"/>
                <table:data-pilot-member table:name="0,000239432" table:display="true" table:show-details="true"/>
                <table:data-pilot-member table:name="0,000239459" table:display="true" table:show-details="true"/>
                <table:data-pilot-member table:name="0,000239558" table:display="true" table:show-details="true"/>
                <table:data-pilot-member table:name="0,000239567" table:display="true" table:show-details="true"/>
                <table:data-pilot-member table:name="0,000239575" table:display="true" table:show-details="true"/>
                <table:data-pilot-member table:name="0,000239576" table:display="true" table:show-details="true"/>
                <table:data-pilot-member table:name="0,000239947" table:display="true" table:show-details="true"/>
                <table:data-pilot-member table:name="0,00024005" table:display="true" table:show-details="true"/>
                <table:data-pilot-member table:name="0,000240125" table:display="true" table:show-details="true"/>
                <table:data-pilot-member table:name="0,000240203" table:display="true" table:show-details="true"/>
                <table:data-pilot-member table:name="0,000240218" table:display="true" table:show-details="true"/>
                <table:data-pilot-member table:name="0,000240242" table:display="true" table:show-details="true"/>
                <table:data-pilot-member table:name="0,000240346" table:display="true" table:show-details="true"/>
                <table:data-pilot-member table:name="0,000240624" table:display="true" table:show-details="true"/>
                <table:data-pilot-member table:name="0,000240633" table:display="true" table:show-details="true"/>
                <table:data-pilot-member table:name="0,000240655" table:display="true" table:show-details="true"/>
                <table:data-pilot-member table:name="0,000240672" table:display="true" table:show-details="true"/>
                <table:data-pilot-member table:name="0,000240832" table:display="true" table:show-details="true"/>
                <table:data-pilot-member table:name="0,000240835" table:display="true" table:show-details="true"/>
                <table:data-pilot-member table:name="0,000240904" table:display="true" table:show-details="true"/>
                <table:data-pilot-member table:name="0,000240998" table:display="true" table:show-details="true"/>
                <table:data-pilot-member table:name="0,000241031" table:display="true" table:show-details="true"/>
                <table:data-pilot-member table:name="0,000241128" table:display="true" table:show-details="true"/>
                <table:data-pilot-member table:name="0,000241307" table:display="true" table:show-details="true"/>
                <table:data-pilot-member table:name="0,000241468" table:display="true" table:show-details="true"/>
                <table:data-pilot-member table:name="0,000241553" table:display="true" table:show-details="true"/>
                <table:data-pilot-member table:name="0,000241677" table:display="true" table:show-details="true"/>
                <table:data-pilot-member table:name="0,000241678" table:display="true" table:show-details="true"/>
                <table:data-pilot-member table:name="0,000241718" table:display="true" table:show-details="true"/>
                <table:data-pilot-member table:name="0,000241777" table:display="true" table:show-details="true"/>
                <table:data-pilot-member table:name="0,000241803" table:display="true" table:show-details="true"/>
                <table:data-pilot-member table:name="0,000241838" table:display="true" table:show-details="true"/>
                <table:data-pilot-member table:name="0,000241878" table:display="true" table:show-details="true"/>
                <table:data-pilot-member table:name="0,000241932" table:display="true" table:show-details="true"/>
                <table:data-pilot-member table:name="0,000241981" table:display="true" table:show-details="true"/>
                <table:data-pilot-member table:name="0,00024199" table:display="true" table:show-details="true"/>
                <table:data-pilot-member table:name="0,000242053" table:display="true" table:show-details="true"/>
                <table:data-pilot-member table:name="0,00024209" table:display="true" table:show-details="true"/>
                <table:data-pilot-member table:name="0,000242102" table:display="true" table:show-details="true"/>
                <table:data-pilot-member table:name="0,000242257" table:display="true" table:show-details="true"/>
                <table:data-pilot-member table:name="0,000242372" table:display="true" table:show-details="true"/>
                <table:data-pilot-member table:name="0,000242426" table:display="true" table:show-details="true"/>
                <table:data-pilot-member table:name="0,000242495" table:display="true" table:show-details="true"/>
                <table:data-pilot-member table:name="0,000242531" table:display="true" table:show-details="true"/>
                <table:data-pilot-member table:name="0,000242551" table:display="true" table:show-details="true"/>
                <table:data-pilot-member table:name="0,000242573" table:display="true" table:show-details="true"/>
                <table:data-pilot-member table:name="0,000242605" table:display="true" table:show-details="true"/>
                <table:data-pilot-member table:name="0,000242688" table:display="true" table:show-details="true"/>
                <table:data-pilot-member table:name="0,000242974" table:display="true" table:show-details="true"/>
                <table:data-pilot-member table:name="0,000243081" table:display="true" table:show-details="true"/>
                <table:data-pilot-member table:name="0,000243218" table:display="true" table:show-details="true"/>
                <table:data-pilot-member table:name="0,000243252" table:display="true" table:show-details="true"/>
                <table:data-pilot-member table:name="0,000243267" table:display="true" table:show-details="true"/>
                <table:data-pilot-member table:name="0,000243307" table:display="true" table:show-details="true"/>
                <table:data-pilot-member table:name="0,00024335" table:display="true" table:show-details="true"/>
                <table:data-pilot-member table:name="0,000243366" table:display="true" table:show-details="true"/>
                <table:data-pilot-member table:name="0,000243394" table:display="true" table:show-details="true"/>
                <table:data-pilot-member table:name="0,000243409" table:display="true" table:show-details="true"/>
                <table:data-pilot-member table:name="0,000243413" table:display="true" table:show-details="true"/>
                <table:data-pilot-member table:name="0,00024344" table:display="true" table:show-details="true"/>
                <table:data-pilot-member table:name="0,000243696" table:display="true" table:show-details="true"/>
                <table:data-pilot-member table:name="0,000243715" table:display="true" table:show-details="true"/>
                <table:data-pilot-member table:name="0,00024376" table:display="true" table:show-details="true"/>
                <table:data-pilot-member table:name="0,000243775" table:display="true" table:show-details="true"/>
                <table:data-pilot-member table:name="0,00024408" table:display="true" table:show-details="true"/>
                <table:data-pilot-member table:name="0,000244478" table:display="true" table:show-details="true"/>
                <table:data-pilot-member table:name="0,000244521" table:display="true" table:show-details="true"/>
                <table:data-pilot-member table:name="0,000244595" table:display="true" table:show-details="true"/>
                <table:data-pilot-member table:name="0,000244726" table:display="true" table:show-details="true"/>
                <table:data-pilot-member table:name="0,000244763" table:display="true" table:show-details="true"/>
                <table:data-pilot-member table:name="0,000244817" table:display="true" table:show-details="true"/>
                <table:data-pilot-member table:name="0,000244978" table:display="true" table:show-details="true"/>
                <table:data-pilot-member table:name="0,000245158" table:display="true" table:show-details="true"/>
                <table:data-pilot-member table:name="0,000246374" table:display="true" table:show-details="true"/>
                <table:data-pilot-member table:name="0,000246492" table:display="true" table:show-details="true"/>
                <table:data-pilot-member table:name="0,000246559" table:display="true" table:show-details="true"/>
                <table:data-pilot-member table:name="0,00024686" table:display="true" table:show-details="true"/>
                <table:data-pilot-member table:name="0,000246945" table:display="true" table:show-details="true"/>
                <table:data-pilot-member table:name="0,000247105" table:display="true" table:show-details="true"/>
                <table:data-pilot-member table:name="0,00024727" table:display="true" table:show-details="true"/>
                <table:data-pilot-member table:name="0,000247619" table:display="true" table:show-details="true"/>
                <table:data-pilot-member table:name="0,000247815" table:display="true" table:show-details="true"/>
                <table:data-pilot-member table:name="0,000248389" table:display="true" table:show-details="true"/>
                <table:data-pilot-member table:name="0,000248501" table:display="true" table:show-details="true"/>
                <table:data-pilot-member table:name="0,000248896" table:display="true" table:show-details="true"/>
                <table:data-pilot-member table:name="0,000249" table:display="true" table:show-details="true"/>
                <table:data-pilot-member table:name="0,000249253" table:display="true" table:show-details="true"/>
                <table:data-pilot-member table:name="0,00024933" table:display="true" table:show-details="true"/>
                <table:data-pilot-member table:name="0,000249668" table:display="true" table:show-details="true"/>
                <table:data-pilot-member table:name="0,000249748" table:display="true" table:show-details="true"/>
                <table:data-pilot-member table:name="0,000250105" table:display="true" table:show-details="true"/>
                <table:data-pilot-member table:name="0,000250283" table:display="true" table:show-details="true"/>
                <table:data-pilot-member table:name="0,000251592" table:display="true" table:show-details="true"/>
                <table:data-pilot-member table:name="0,000252009" table:display="true" table:show-details="true"/>
                <table:data-pilot-member table:name="0,000252349" table:display="true" table:show-details="true"/>
                <table:data-pilot-member table:name="0,000253874" table:display="true" table:show-details="true"/>
                <table:data-pilot-member table:name="0,000254293" table:display="true" table:show-details="true"/>
                <table:data-pilot-member table:name="0,000254549" table:display="true" table:show-details="true"/>
                <table:data-pilot-member table:name="0,000254666" table:display="true" table:show-details="true"/>
                <table:data-pilot-member table:name="0,000254712" table:display="true" table:show-details="true"/>
                <table:data-pilot-member table:name="0,000254752" table:display="true" table:show-details="true"/>
                <table:data-pilot-member table:name="0,000254876" table:display="true" table:show-details="true"/>
                <table:data-pilot-member table:name="0,000255804" table:display="true" table:show-details="true"/>
                <table:data-pilot-member table:name="0,000256078" table:display="true" table:show-details="true"/>
                <table:data-pilot-member table:name="0,000256327" table:display="true" table:show-details="true"/>
                <table:data-pilot-member table:name="0,000256587" table:display="true" table:show-details="true"/>
                <table:data-pilot-member table:name="0,000256612" table:display="true" table:show-details="true"/>
                <table:data-pilot-member table:name="0,000256686" table:display="true" table:show-details="true"/>
                <table:data-pilot-member table:name="0,000257018" table:display="true" table:show-details="true"/>
                <table:data-pilot-member table:name="0,000257423" table:display="true" table:show-details="true"/>
                <table:data-pilot-member table:name="0,00025744" table:display="true" table:show-details="true"/>
                <table:data-pilot-member table:name="0,00025764" table:display="true" table:show-details="true"/>
                <table:data-pilot-member table:name="0,000257645" table:display="true" table:show-details="true"/>
                <table:data-pilot-member table:name="0,000257749" table:display="true" table:show-details="true"/>
                <table:data-pilot-member table:name="0,000258056" table:display="true" table:show-details="true"/>
                <table:data-pilot-member table:name="0,000258096" table:display="true" table:show-details="true"/>
                <table:data-pilot-member table:name="0,000258129" table:display="true" table:show-details="true"/>
                <table:data-pilot-member table:name="0,00025874" table:display="true" table:show-details="true"/>
                <table:data-pilot-member table:name="0,000258988" table:display="true" table:show-details="true"/>
                <table:data-pilot-member table:name="0,000259089" table:display="true" table:show-details="true"/>
                <table:data-pilot-member table:name="0,000259346" table:display="true" table:show-details="true"/>
                <table:data-pilot-member table:name="0,000259365" table:display="true" table:show-details="true"/>
                <table:data-pilot-member table:name="0,000259937" table:display="true" table:show-details="true"/>
                <table:data-pilot-member table:name="0,000259997" table:display="true" table:show-details="true"/>
                <table:data-pilot-member table:name="0,000260959" table:display="true" table:show-details="true"/>
                <table:data-pilot-member table:name="0,000261044" table:display="true" table:show-details="true"/>
                <table:data-pilot-member table:name="0,000262151" table:display="true" table:show-details="true"/>
                <table:data-pilot-member table:name="0,00026295" table:display="true" table:show-details="true"/>
                <table:data-pilot-member table:name="0,000262995" table:display="true" table:show-details="true"/>
                <table:data-pilot-member table:name="0,000263577" table:display="true" table:show-details="true"/>
                <table:data-pilot-member table:name="0,000263941" table:display="true" table:show-details="true"/>
                <table:data-pilot-member table:name="0,000264403" table:display="true" table:show-details="true"/>
                <table:data-pilot-member table:name="0,000264471" table:display="true" table:show-details="true"/>
                <table:data-pilot-member table:name="0,000265388" table:display="true" table:show-details="true"/>
                <table:data-pilot-member table:name="0,000266144" table:display="true" table:show-details="true"/>
                <table:data-pilot-member table:name="0,000266471" table:display="true" table:show-details="true"/>
                <table:data-pilot-member table:name="0,000266638" table:display="true" table:show-details="true"/>
                <table:data-pilot-member table:name="0,000267292" table:display="true" table:show-details="true"/>
                <table:data-pilot-member table:name="0,000267522" table:display="true" table:show-details="true"/>
                <table:data-pilot-member table:name="0,000268553" table:display="true" table:show-details="true"/>
                <table:data-pilot-member table:name="0,000268582" table:display="true" table:show-details="true"/>
                <table:data-pilot-member table:name="0,000268791" table:display="true" table:show-details="true"/>
                <table:data-pilot-member table:name="0,000269155" table:display="true" table:show-details="true"/>
                <table:data-pilot-member table:name="0,000269951" table:display="true" table:show-details="true"/>
                <table:data-pilot-member table:name="0,000270537" table:display="true" table:show-details="true"/>
                <table:data-pilot-member table:name="0,000271727" table:display="true" table:show-details="true"/>
                <table:data-pilot-member table:name="0,000273232" table:display="true" table:show-details="true"/>
                <table:data-pilot-member table:name="0,000273604" table:display="true" table:show-details="true"/>
                <table:data-pilot-member table:name="0,000274893" table:display="true" table:show-details="true"/>
                <table:data-pilot-member table:name="0,000275407" table:display="true" table:show-details="true"/>
                <table:data-pilot-member table:name="0,000276266" table:display="true" table:show-details="true"/>
                <table:data-pilot-member table:name="0,000276294" table:display="true" table:show-details="true"/>
                <table:data-pilot-member table:name="0,000276645" table:display="true" table:show-details="true"/>
                <table:data-pilot-member table:name="0,000276696" table:display="true" table:show-details="true"/>
                <table:data-pilot-member table:name="0,000276766" table:display="true" table:show-details="true"/>
                <table:data-pilot-member table:name="0,000276792" table:display="true" table:show-details="true"/>
                <table:data-pilot-member table:name="0,000276817" table:display="true" table:show-details="true"/>
                <table:data-pilot-member table:name="0,000276933" table:display="true" table:show-details="true"/>
                <table:data-pilot-member table:name="0,000276959" table:display="true" table:show-details="true"/>
                <table:data-pilot-member table:name="0,000276998" table:display="true" table:show-details="true"/>
                <table:data-pilot-member table:name="0,000277003" table:display="true" table:show-details="true"/>
                <table:data-pilot-member table:name="0,000277114" table:display="true" table:show-details="true"/>
                <table:data-pilot-member table:name="0,000277196" table:display="true" table:show-details="true"/>
                <table:data-pilot-member table:name="0,000277211" table:display="true" table:show-details="true"/>
                <table:data-pilot-member table:name="0,000277293" table:display="true" table:show-details="true"/>
                <table:data-pilot-member table:name="0,000277402" table:display="true" table:show-details="true"/>
                <table:data-pilot-member table:name="0,000277424" table:display="true" table:show-details="true"/>
                <table:data-pilot-member table:name="0,000277468" table:display="true" table:show-details="true"/>
                <table:data-pilot-member table:name="0,000277571" table:display="true" table:show-details="true"/>
                <table:data-pilot-member table:name="0,000277668" table:display="true" table:show-details="true"/>
                <table:data-pilot-member table:name="0,000277696" table:display="true" table:show-details="true"/>
                <table:data-pilot-member table:name="0,000277705" table:display="true" table:show-details="true"/>
                <table:data-pilot-member table:name="0,000277759" table:display="true" table:show-details="true"/>
                <table:data-pilot-member table:name="0,000277778" table:display="true" table:show-details="true"/>
                <table:data-pilot-member table:name="0,000277791" table:display="true" table:show-details="true"/>
                <table:data-pilot-member table:name="0,000277887" table:display="true" table:show-details="true"/>
                <table:data-pilot-member table:name="0,00027797" table:display="true" table:show-details="true"/>
                <table:data-pilot-member table:name="0,000278074" table:display="true" table:show-details="true"/>
                <table:data-pilot-member table:name="0,00027809" table:display="true" table:show-details="true"/>
                <table:data-pilot-member table:name="0,000278131" table:display="true" table:show-details="true"/>
                <table:data-pilot-member table:name="0,00027815" table:display="true" table:show-details="true"/>
                <table:data-pilot-member table:name="0,000278176" table:display="true" table:show-details="true"/>
                <table:data-pilot-member table:name="0,000278319" table:display="true" table:show-details="true"/>
                <table:data-pilot-member table:name="0,000278334" table:display="true" table:show-details="true"/>
                <table:data-pilot-member table:name="0,000278368" table:display="true" table:show-details="true"/>
                <table:data-pilot-member table:name="0,000278457" table:display="true" table:show-details="true"/>
                <table:data-pilot-member table:name="0,000278544" table:display="true" table:show-details="true"/>
                <table:data-pilot-member table:name="0,000278594" table:display="true" table:show-details="true"/>
                <table:data-pilot-member table:name="0,000278607" table:display="true" table:show-details="true"/>
                <table:data-pilot-member table:name="0,000278685" table:display="true" table:show-details="true"/>
                <table:data-pilot-member table:name="0,000278718" table:display="true" table:show-details="true"/>
                <table:data-pilot-member table:name="0,000278795" table:display="true" table:show-details="true"/>
                <table:data-pilot-member table:name="0,000278834" table:display="true" table:show-details="true"/>
                <table:data-pilot-member table:name="0,000278869" table:display="true" table:show-details="true"/>
                <table:data-pilot-member table:name="0,000278934" table:display="true" table:show-details="true"/>
                <table:data-pilot-member table:name="0,000278954" table:display="true" table:show-details="true"/>
                <table:data-pilot-member table:name="0,000278993" table:display="true" table:show-details="true"/>
                <table:data-pilot-member table:name="0,000279036" table:display="true" table:show-details="true"/>
                <table:data-pilot-member table:name="0,000279055" table:display="true" table:show-details="true"/>
                <table:data-pilot-member table:name="0,000279119" table:display="true" table:show-details="true"/>
                <table:data-pilot-member table:name="0,000279165" table:display="true" table:show-details="true"/>
                <table:data-pilot-member table:name="0,00027918" table:display="true" table:show-details="true"/>
                <table:data-pilot-member table:name="0,000279199" table:display="true" table:show-details="true"/>
                <table:data-pilot-member table:name="0,000279236" table:display="true" table:show-details="true"/>
                <table:data-pilot-member table:name="0,000279255" table:display="true" table:show-details="true"/>
                <table:data-pilot-member table:name="0,000279271" table:display="true" table:show-details="true"/>
                <table:data-pilot-member table:name="0,00027936" table:display="true" table:show-details="true"/>
                <table:data-pilot-member table:name="0,000279367" table:display="true" table:show-details="true"/>
                <table:data-pilot-member table:name="0,000279445" table:display="true" table:show-details="true"/>
                <table:data-pilot-member table:name="0,000279463" table:display="true" table:show-details="true"/>
                <table:data-pilot-member table:name="0,000279514" table:display="true" table:show-details="true"/>
                <table:data-pilot-member table:name="0,000279541" table:display="true" table:show-details="true"/>
                <table:data-pilot-member table:name="0,000279546" table:display="true" table:show-details="true"/>
                <table:data-pilot-member table:name="0,000279624" table:display="true" table:show-details="true"/>
                <table:data-pilot-member table:name="0,000279637" table:display="true" table:show-details="true"/>
                <table:data-pilot-member table:name="0,00027964" table:display="true" table:show-details="true"/>
                <table:data-pilot-member table:name="0,000279643" table:display="true" table:show-details="true"/>
                <table:data-pilot-member table:name="0,000279687" table:display="true" table:show-details="true"/>
                <table:data-pilot-member table:name="0,000279803" table:display="true" table:show-details="true"/>
                <table:data-pilot-member table:name="0,000279826" table:display="true" table:show-details="true"/>
                <table:data-pilot-member table:name="0,000279908" table:display="true" table:show-details="true"/>
                <table:data-pilot-member table:name="0,000279943" table:display="true" table:show-details="true"/>
                <table:data-pilot-member table:name="0,000279948" table:display="true" table:show-details="true"/>
                <table:data-pilot-member table:name="0,000280012" table:display="true" table:show-details="true"/>
                <table:data-pilot-member table:name="0,000280034" table:display="true" table:show-details="true"/>
                <table:data-pilot-member table:name="0,000280156" table:display="true" table:show-details="true"/>
                <table:data-pilot-member table:name="0,000280177" table:display="true" table:show-details="true"/>
                <table:data-pilot-member table:name="0,000280292" table:display="true" table:show-details="true"/>
                <table:data-pilot-member table:name="0,000280301" table:display="true" table:show-details="true"/>
                <table:data-pilot-member table:name="0,000280311" table:display="true" table:show-details="true"/>
                <table:data-pilot-member table:name="0,000280341" table:display="true" table:show-details="true"/>
                <table:data-pilot-member table:name="0,000280351" table:display="true" table:show-details="true"/>
                <table:data-pilot-member table:name="0,000280373" table:display="true" table:show-details="true"/>
                <table:data-pilot-member table:name="0,000280486" table:display="true" table:show-details="true"/>
                <table:data-pilot-member table:name="0,000280517" table:display="true" table:show-details="true"/>
                <table:data-pilot-member table:name="0,000280533" table:display="true" table:show-details="true"/>
                <table:data-pilot-member table:name="0,000280538" table:display="true" table:show-details="true"/>
                <table:data-pilot-member table:name="0,000280541" table:display="true" table:show-details="true"/>
                <table:data-pilot-member table:name="0,000280609" table:display="true" table:show-details="true"/>
                <table:data-pilot-member table:name="0,000280649" table:display="true" table:show-details="true"/>
                <table:data-pilot-member table:name="0,000280659" table:display="true" table:show-details="true"/>
                <table:data-pilot-member table:name="0,000280676" table:display="true" table:show-details="true"/>
                <table:data-pilot-member table:name="0,00028068" table:display="true" table:show-details="true"/>
                <table:data-pilot-member table:name="0,000280724" table:display="true" table:show-details="true"/>
                <table:data-pilot-member table:name="0,000280732" table:display="true" table:show-details="true"/>
                <table:data-pilot-member table:name="0,000280822" table:display="true" table:show-details="true"/>
                <table:data-pilot-member table:name="0,000280848" table:display="true" table:show-details="true"/>
                <table:data-pilot-member table:name="0,000280918" table:display="true" table:show-details="true"/>
                <table:data-pilot-member table:name="0,000280923" table:display="true" table:show-details="true"/>
                <table:data-pilot-member table:name="0,000280961" table:display="true" table:show-details="true"/>
                <table:data-pilot-member table:name="0,000280962" table:display="true" table:show-details="true"/>
                <table:data-pilot-member table:name="0,000280993" table:display="true" table:show-details="true"/>
                <table:data-pilot-member table:name="0,00028121" table:display="true" table:show-details="true"/>
                <table:data-pilot-member table:name="0,000281305" table:display="true" table:show-details="true"/>
                <table:data-pilot-member table:name="0,000281394" table:display="true" table:show-details="true"/>
                <table:data-pilot-member table:name="0,000281415" table:display="true" table:show-details="true"/>
                <table:data-pilot-member table:name="0,000281463" table:display="true" table:show-details="true"/>
                <table:data-pilot-member table:name="0,000281655" table:display="true" table:show-details="true"/>
                <table:data-pilot-member table:name="0,000281786" table:display="true" table:show-details="true"/>
                <table:data-pilot-member table:name="0,000281862" table:display="true" table:show-details="true"/>
                <table:data-pilot-member table:name="0,000281923" table:display="true" table:show-details="true"/>
                <table:data-pilot-member table:name="0,00028195" table:display="true" table:show-details="true"/>
                <table:data-pilot-member table:name="0,000282095" table:display="true" table:show-details="true"/>
                <table:data-pilot-member table:name="0,000282124" table:display="true" table:show-details="true"/>
                <table:data-pilot-member table:name="0,000282161" table:display="true" table:show-details="true"/>
                <table:data-pilot-member table:name="0,000282395" table:display="true" table:show-details="true"/>
                <table:data-pilot-member table:name="0,000282844" table:display="true" table:show-details="true"/>
                <table:data-pilot-member table:name="0,000283011" table:display="true" table:show-details="true"/>
                <table:data-pilot-member table:name="0,000283158" table:display="true" table:show-details="true"/>
                <table:data-pilot-member table:name="0,000283221" table:display="true" table:show-details="true"/>
                <table:data-pilot-member table:name="0,000283222" table:display="true" table:show-details="true"/>
                <table:data-pilot-member table:name="0,000283297" table:display="true" table:show-details="true"/>
                <table:data-pilot-member table:name="0,000283384" table:display="true" table:show-details="true"/>
                <table:data-pilot-member table:name="0,000283603" table:display="true" table:show-details="true"/>
                <table:data-pilot-member table:name="0,000283781" table:display="true" table:show-details="true"/>
                <table:data-pilot-member table:name="0,00028383" table:display="true" table:show-details="true"/>
                <table:data-pilot-member table:name="0,000283834" table:display="true" table:show-details="true"/>
                <table:data-pilot-member table:name="0,000284107" table:display="true" table:show-details="true"/>
                <table:data-pilot-member table:name="0,000284782" table:display="true" table:show-details="true"/>
                <table:data-pilot-member table:name="0,000285141" table:display="true" table:show-details="true"/>
                <table:data-pilot-member table:name="0,000285441" table:display="true" table:show-details="true"/>
                <table:data-pilot-member table:name="0,000286167" table:display="true" table:show-details="true"/>
                <table:data-pilot-member table:name="0,000286374" table:display="true" table:show-details="true"/>
                <table:data-pilot-member table:name="0,000286449" table:display="true" table:show-details="true"/>
                <table:data-pilot-member table:name="0,000286451" table:display="true" table:show-details="true"/>
                <table:data-pilot-member table:name="0,000286667" table:display="true" table:show-details="true"/>
                <table:data-pilot-member table:name="0,000286742" table:display="true" table:show-details="true"/>
                <table:data-pilot-member table:name="0,000286816" table:display="true" table:show-details="true"/>
                <table:data-pilot-member table:name="0,000286839" table:display="true" table:show-details="true"/>
                <table:data-pilot-member table:name="0,000286978" table:display="true" table:show-details="true"/>
                <table:data-pilot-member table:name="0,000287369" table:display="true" table:show-details="true"/>
                <table:data-pilot-member table:name="0,00028737" table:display="true" table:show-details="true"/>
                <table:data-pilot-member table:name="0,000287484" table:display="true" table:show-details="true"/>
                <table:data-pilot-member table:name="0,000287491" table:display="true" table:show-details="true"/>
                <table:data-pilot-member table:name="0,000287496" table:display="true" table:show-details="true"/>
                <table:data-pilot-member table:name="0,000287548" table:display="true" table:show-details="true"/>
                <table:data-pilot-member table:name="0,000287652" table:display="true" table:show-details="true"/>
                <table:data-pilot-member table:name="0,000287955" table:display="true" table:show-details="true"/>
                <table:data-pilot-member table:name="0,000288018" table:display="true" table:show-details="true"/>
                <table:data-pilot-member table:name="0,000288037" table:display="true" table:show-details="true"/>
                <table:data-pilot-member table:name="0,000288098" table:display="true" table:show-details="true"/>
                <table:data-pilot-member table:name="0,000288114" table:display="true" table:show-details="true"/>
                <table:data-pilot-member table:name="0,000288174" table:display="true" table:show-details="true"/>
                <table:data-pilot-member table:name="0,000288212" table:display="true" table:show-details="true"/>
                <table:data-pilot-member table:name="0,000288249" table:display="true" table:show-details="true"/>
                <table:data-pilot-member table:name="0,000288314" table:display="true" table:show-details="true"/>
                <table:data-pilot-member table:name="0,000288326" table:display="true" table:show-details="true"/>
                <table:data-pilot-member table:name="0,000288361" table:display="true" table:show-details="true"/>
                <table:data-pilot-member table:name="0,000288395" table:display="true" table:show-details="true"/>
                <table:data-pilot-member table:name="0,000288474" table:display="true" table:show-details="true"/>
                <table:data-pilot-member table:name="0,000288547" table:display="true" table:show-details="true"/>
                <table:data-pilot-member table:name="0,000288612" table:display="true" table:show-details="true"/>
                <table:data-pilot-member table:name="0,000288733" table:display="true" table:show-details="true"/>
                <table:data-pilot-member table:name="0,000288821" table:display="true" table:show-details="true"/>
                <table:data-pilot-member table:name="0,000288831" table:display="true" table:show-details="true"/>
                <table:data-pilot-member table:name="0,000288883" table:display="true" table:show-details="true"/>
                <table:data-pilot-member table:name="0,000288918" table:display="true" table:show-details="true"/>
                <table:data-pilot-member table:name="0,000288939" table:display="true" table:show-details="true"/>
                <table:data-pilot-member table:name="0,000288962" table:display="true" table:show-details="true"/>
                <table:data-pilot-member table:name="0,00028906" table:display="true" table:show-details="true"/>
                <table:data-pilot-member table:name="0,000289164" table:display="true" table:show-details="true"/>
                <table:data-pilot-member table:name="0,000289466" table:display="true" table:show-details="true"/>
                <table:data-pilot-member table:name="0,000289481" table:display="true" table:show-details="true"/>
                <table:data-pilot-member table:name="0,000289547" table:display="true" table:show-details="true"/>
                <table:data-pilot-member table:name="0,000289595" table:display="true" table:show-details="true"/>
                <table:data-pilot-member table:name="0,000289854" table:display="true" table:show-details="true"/>
                <table:data-pilot-member table:name="0,000289926" table:display="true" table:show-details="true"/>
                <table:data-pilot-member table:name="0,000290003" table:display="true" table:show-details="true"/>
                <table:data-pilot-member table:name="0,000290086" table:display="true" table:show-details="true"/>
                <table:data-pilot-member table:name="0,000290117" table:display="true" table:show-details="true"/>
                <table:data-pilot-member table:name="0,000290118" table:display="true" table:show-details="true"/>
                <table:data-pilot-member table:name="0,000290258" table:display="true" table:show-details="true"/>
                <table:data-pilot-member table:name="0,000290325" table:display="true" table:show-details="true"/>
                <table:data-pilot-member table:name="0,000290347" table:display="true" table:show-details="true"/>
                <table:data-pilot-member table:name="0,000290445" table:display="true" table:show-details="true"/>
                <table:data-pilot-member table:name="0,000290778" table:display="true" table:show-details="true"/>
                <table:data-pilot-member table:name="0,00029104" table:display="true" table:show-details="true"/>
                <table:data-pilot-member table:name="0,000291239" table:display="true" table:show-details="true"/>
                <table:data-pilot-member table:name="0,000291434" table:display="true" table:show-details="true"/>
                <table:data-pilot-member table:name="0,000291854" table:display="true" table:show-details="true"/>
                <table:data-pilot-member table:name="0,00029188" table:display="true" table:show-details="true"/>
                <table:data-pilot-member table:name="0,000292032" table:display="true" table:show-details="true"/>
                <table:data-pilot-member table:name="0,000292107" table:display="true" table:show-details="true"/>
                <table:data-pilot-member table:name="0,000292109" table:display="true" table:show-details="true"/>
                <table:data-pilot-member table:name="0,000292326" table:display="true" table:show-details="true"/>
                <table:data-pilot-member table:name="0,000292438" table:display="true" table:show-details="true"/>
                <table:data-pilot-member table:name="0,000292844" table:display="true" table:show-details="true"/>
                <table:data-pilot-member table:name="0,00029291" table:display="true" table:show-details="true"/>
                <table:data-pilot-member table:name="0,000293149" table:display="true" table:show-details="true"/>
                <table:data-pilot-member table:name="0,00029327" table:display="true" table:show-details="true"/>
                <table:data-pilot-member table:name="0,000293328" table:display="true" table:show-details="true"/>
                <table:data-pilot-member table:name="0,000293373" table:display="true" table:show-details="true"/>
                <table:data-pilot-member table:name="0,000293458" table:display="true" table:show-details="true"/>
                <table:data-pilot-member table:name="0,000294395" table:display="true" table:show-details="true"/>
                <table:data-pilot-member table:name="0,000294719" table:display="true" table:show-details="true"/>
                <table:data-pilot-member table:name="0,000295053" table:display="true" table:show-details="true"/>
                <table:data-pilot-member table:name="0,000295277" table:display="true" table:show-details="true"/>
                <table:data-pilot-member table:name="0,000295618" table:display="true" table:show-details="true"/>
                <table:data-pilot-member table:name="0,000295915" table:display="true" table:show-details="true"/>
                <table:data-pilot-member table:name="0,000296668" table:display="true" table:show-details="true"/>
                <table:data-pilot-member table:name="0,000296801" table:display="true" table:show-details="true"/>
                <table:data-pilot-member table:name="0,000296903" table:display="true" table:show-details="true"/>
                <table:data-pilot-member table:name="0,000297237" table:display="true" table:show-details="true"/>
                <table:data-pilot-member table:name="0,000297244" table:display="true" table:show-details="true"/>
                <table:data-pilot-member table:name="0,000297555" table:display="true" table:show-details="true"/>
                <table:data-pilot-member table:name="0,000297788" table:display="true" table:show-details="true"/>
                <table:data-pilot-member table:name="0,000298106" table:display="true" table:show-details="true"/>
                <table:data-pilot-member table:name="0,000298543" table:display="true" table:show-details="true"/>
                <table:data-pilot-member table:name="0,00029875" table:display="true" table:show-details="true"/>
                <table:data-pilot-member table:name="0,000299004" table:display="true" table:show-details="true"/>
                <table:data-pilot-member table:name="0,000299794" table:display="true" table:show-details="true"/>
                <table:data-pilot-member table:name="0,000300333" table:display="true" table:show-details="true"/>
                <table:data-pilot-member table:name="0,000301199" table:display="true" table:show-details="true"/>
                <table:data-pilot-member table:name="0,000302265" table:display="true" table:show-details="true"/>
                <table:data-pilot-member table:name="0,000302279" table:display="true" table:show-details="true"/>
                <table:data-pilot-member table:name="0,000302904" table:display="true" table:show-details="true"/>
                <table:data-pilot-member table:name="0,000303011" table:display="true" table:show-details="true"/>
                <table:data-pilot-member table:name="0,000303429" table:display="true" table:show-details="true"/>
                <table:data-pilot-member table:name="0,000304292" table:display="true" table:show-details="true"/>
                <table:data-pilot-member table:name="0,000304314" table:display="true" table:show-details="true"/>
                <table:data-pilot-member table:name="0,000304465" table:display="true" table:show-details="true"/>
                <table:data-pilot-member table:name="0,000304794" table:display="true" table:show-details="true"/>
                <table:data-pilot-member table:name="0,000305023" table:display="true" table:show-details="true"/>
                <table:data-pilot-member table:name="0,00030508" table:display="true" table:show-details="true"/>
                <table:data-pilot-member table:name="0,000305134" table:display="true" table:show-details="true"/>
                <table:data-pilot-member table:name="0,000305213" table:display="true" table:show-details="true"/>
                <table:data-pilot-member table:name="0,000305237" table:display="true" table:show-details="true"/>
                <table:data-pilot-member table:name="0,000305451" table:display="true" table:show-details="true"/>
                <table:data-pilot-member table:name="0,000305878" table:display="true" table:show-details="true"/>
                <table:data-pilot-member table:name="0,000306253" table:display="true" table:show-details="true"/>
                <table:data-pilot-member table:name="0,000306296" table:display="true" table:show-details="true"/>
                <table:data-pilot-member table:name="0,000307368" table:display="true" table:show-details="true"/>
                <table:data-pilot-member table:name="0,000307608" table:display="true" table:show-details="true"/>
                <table:data-pilot-member table:name="0,000307698" table:display="true" table:show-details="true"/>
                <table:data-pilot-member table:name="0,000307719" table:display="true" table:show-details="true"/>
                <table:data-pilot-member table:name="0,000307984" table:display="true" table:show-details="true"/>
                <table:data-pilot-member table:name="0,00030868" table:display="true" table:show-details="true"/>
                <table:data-pilot-member table:name="0,000308867" table:display="true" table:show-details="true"/>
                <table:data-pilot-member table:name="0,000309239" table:display="true" table:show-details="true"/>
                <table:data-pilot-member table:name="0,000309771" table:display="true" table:show-details="true"/>
                <table:data-pilot-member table:name="0,000309919" table:display="true" table:show-details="true"/>
                <table:data-pilot-member table:name="0,000309979" table:display="true" table:show-details="true"/>
                <table:data-pilot-member table:name="0,000310101" table:display="true" table:show-details="true"/>
                <table:data-pilot-member table:name="0,000310136" table:display="true" table:show-details="true"/>
                <table:data-pilot-member table:name="0,000310154" table:display="true" table:show-details="true"/>
                <table:data-pilot-member table:name="0,000310205" table:display="true" table:show-details="true"/>
                <table:data-pilot-member table:name="0,000310479" table:display="true" table:show-details="true"/>
                <table:data-pilot-member table:name="0,000310493" table:display="true" table:show-details="true"/>
                <table:data-pilot-member table:name="0,000310739" table:display="true" table:show-details="true"/>
                <table:data-pilot-member table:name="0,000310879" table:display="true" table:show-details="true"/>
                <table:data-pilot-member table:name="0,000311029" table:display="true" table:show-details="true"/>
                <table:data-pilot-member table:name="0,000312097" table:display="true" table:show-details="true"/>
                <table:data-pilot-member table:name="0,000313385" table:display="true" table:show-details="true"/>
                <table:data-pilot-member table:name="0,000313387" table:display="true" table:show-details="true"/>
                <table:data-pilot-member table:name="0,00031373" table:display="true" table:show-details="true"/>
                <table:data-pilot-member table:name="0,00031385" table:display="true" table:show-details="true"/>
                <table:data-pilot-member table:name="0,000314089" table:display="true" table:show-details="true"/>
                <table:data-pilot-member table:name="0,000314245" table:display="true" table:show-details="true"/>
                <table:data-pilot-member table:name="0,000314382" table:display="true" table:show-details="true"/>
                <table:data-pilot-member table:name="0,000314802" table:display="true" table:show-details="true"/>
                <table:data-pilot-member table:name="0,000315021" table:display="true" table:show-details="true"/>
                <table:data-pilot-member table:name="0,000315535" table:display="true" table:show-details="true"/>
                <table:data-pilot-member table:name="0,000315957" table:display="true" table:show-details="true"/>
                <table:data-pilot-member table:name="0,000316717" table:display="true" table:show-details="true"/>
                <table:data-pilot-member table:name="0,000317013" table:display="true" table:show-details="true"/>
                <table:data-pilot-member table:name="0,000317508" table:display="true" table:show-details="true"/>
                <table:data-pilot-member table:name="0,000317693" table:display="true" table:show-details="true"/>
                <table:data-pilot-member table:name="0,000319333" table:display="true" table:show-details="true"/>
                <table:data-pilot-member table:name="0,000319509" table:display="true" table:show-details="true"/>
                <table:data-pilot-member table:name="0,000320017" table:display="true" table:show-details="true"/>
                <table:data-pilot-member table:name="0,000320019" table:display="true" table:show-details="true"/>
                <table:data-pilot-member table:name="0,00032014" table:display="true" table:show-details="true"/>
                <table:data-pilot-member table:name="0,000320357" table:display="true" table:show-details="true"/>
                <table:data-pilot-member table:name="0,000320605" table:display="true" table:show-details="true"/>
                <table:data-pilot-member table:name="0,000320644" table:display="true" table:show-details="true"/>
                <table:data-pilot-member table:name="0,000320793" table:display="true" table:show-details="true"/>
                <table:data-pilot-member table:name="0,000320811" table:display="true" table:show-details="true"/>
                <table:data-pilot-member table:name="0,000320835" table:display="true" table:show-details="true"/>
                <table:data-pilot-member table:name="0,000320906" table:display="true" table:show-details="true"/>
                <table:data-pilot-member table:name="0,000321272" table:display="true" table:show-details="true"/>
                <table:data-pilot-member table:name="0,000321328" table:display="true" table:show-details="true"/>
                <table:data-pilot-member table:name="0,000321343" table:display="true" table:show-details="true"/>
                <table:data-pilot-member table:name="0,000321363" table:display="true" table:show-details="true"/>
                <table:data-pilot-member table:name="0,000321461" table:display="true" table:show-details="true"/>
                <table:data-pilot-member table:name="0,000321647" table:display="true" table:show-details="true"/>
                <table:data-pilot-member table:name="0,000321741" table:display="true" table:show-details="true"/>
                <table:data-pilot-member table:name="0,000321768" table:display="true" table:show-details="true"/>
                <table:data-pilot-member table:name="0,000322021" table:display="true" table:show-details="true"/>
                <table:data-pilot-member table:name="0,000322026" table:display="true" table:show-details="true"/>
                <table:data-pilot-member table:name="0,000322051" table:display="true" table:show-details="true"/>
                <table:data-pilot-member table:name="0,000322066" table:display="true" table:show-details="true"/>
                <table:data-pilot-member table:name="0,000322193" table:display="true" table:show-details="true"/>
                <table:data-pilot-member table:name="0,000322256" table:display="true" table:show-details="true"/>
                <table:data-pilot-member table:name="0,000322268" table:display="true" table:show-details="true"/>
                <table:data-pilot-member table:name="0,00032244" table:display="true" table:show-details="true"/>
                <table:data-pilot-member table:name="0,000322496" table:display="true" table:show-details="true"/>
                <table:data-pilot-member table:name="0,000322499" table:display="true" table:show-details="true"/>
                <table:data-pilot-member table:name="0,000322529" table:display="true" table:show-details="true"/>
                <table:data-pilot-member table:name="0,000322535" table:display="true" table:show-details="true"/>
                <table:data-pilot-member table:name="0,000322923" table:display="true" table:show-details="true"/>
                <table:data-pilot-member table:name="0,000322976" table:display="true" table:show-details="true"/>
                <table:data-pilot-member table:name="0,000323029" table:display="true" table:show-details="true"/>
                <table:data-pilot-member table:name="0,000323106" table:display="true" table:show-details="true"/>
                <table:data-pilot-member table:name="0,000323301" table:display="true" table:show-details="true"/>
                <table:data-pilot-member table:name="0,000323513" table:display="true" table:show-details="true"/>
                <table:data-pilot-member table:name="0,000323759" table:display="true" table:show-details="true"/>
                <table:data-pilot-member table:name="0,000323795" table:display="true" table:show-details="true"/>
                <table:data-pilot-member table:name="0,000323919" table:display="true" table:show-details="true"/>
                <table:data-pilot-member table:name="0,000323949" table:display="true" table:show-details="true"/>
                <table:data-pilot-member table:name="0,000324154" table:display="true" table:show-details="true"/>
                <table:data-pilot-member table:name="0,000324279" table:display="true" table:show-details="true"/>
                <table:data-pilot-member table:name="0,000324288" table:display="true" table:show-details="true"/>
                <table:data-pilot-member table:name="0,000324297" table:display="true" table:show-details="true"/>
                <table:data-pilot-member table:name="0,000324349" table:display="true" table:show-details="true"/>
                <table:data-pilot-member table:name="0,000324379" table:display="true" table:show-details="true"/>
                <table:data-pilot-member table:name="0,000324398" table:display="true" table:show-details="true"/>
                <table:data-pilot-member table:name="0,000324432" table:display="true" table:show-details="true"/>
                <table:data-pilot-member table:name="0,00032444" table:display="true" table:show-details="true"/>
                <table:data-pilot-member table:name="0,000324712" table:display="true" table:show-details="true"/>
                <table:data-pilot-member table:name="0,0003251" table:display="true" table:show-details="true"/>
                <table:data-pilot-member table:name="0,000325109" table:display="true" table:show-details="true"/>
                <table:data-pilot-member table:name="0,000325292" table:display="true" table:show-details="true"/>
                <table:data-pilot-member table:name="0,000325668" table:display="true" table:show-details="true"/>
                <table:data-pilot-member table:name="0,000326021" table:display="true" table:show-details="true"/>
                <table:data-pilot-member table:name="0,000326119" table:display="true" table:show-details="true"/>
                <table:data-pilot-member table:name="0,000326214" table:display="true" table:show-details="true"/>
                <table:data-pilot-member table:name="0,000326259" table:display="true" table:show-details="true"/>
                <table:data-pilot-member table:name="0,000326473" table:display="true" table:show-details="true"/>
                <table:data-pilot-member table:name="0,000326486" table:display="true" table:show-details="true"/>
                <table:data-pilot-member table:name="0,00032671" table:display="true" table:show-details="true"/>
                <table:data-pilot-member table:name="0,000327058" table:display="true" table:show-details="true"/>
                <table:data-pilot-member table:name="0,000327679" table:display="true" table:show-details="true"/>
                <table:data-pilot-member table:name="0,000327863" table:display="true" table:show-details="true"/>
                <table:data-pilot-member table:name="0,000327967" table:display="true" table:show-details="true"/>
                <table:data-pilot-member table:name="0,000327978" table:display="true" table:show-details="true"/>
                <table:data-pilot-member table:name="0,000328455" table:display="true" table:show-details="true"/>
                <table:data-pilot-member table:name="0,00032964" table:display="true" table:show-details="true"/>
                <table:data-pilot-member table:name="0,000329875" table:display="true" table:show-details="true"/>
                <table:data-pilot-member table:name="0,000330099" table:display="true" table:show-details="true"/>
                <table:data-pilot-member table:name="0,000330506" table:display="true" table:show-details="true"/>
                <table:data-pilot-member table:name="0,000331578" table:display="true" table:show-details="true"/>
                <table:data-pilot-member table:name="0,000331617" table:display="true" table:show-details="true"/>
                <table:data-pilot-member table:name="0,00033165" table:display="true" table:show-details="true"/>
                <table:data-pilot-member table:name="0,000331869" table:display="true" table:show-details="true"/>
                <table:data-pilot-member table:name="0,000332193" table:display="true" table:show-details="true"/>
                <table:data-pilot-member table:name="0,000332197" table:display="true" table:show-details="true"/>
                <table:data-pilot-member table:name="0,000332344" table:display="true" table:show-details="true"/>
                <table:data-pilot-member table:name="0,000332457" table:display="true" table:show-details="true"/>
                <table:data-pilot-member table:name="0,000332557" table:display="true" table:show-details="true"/>
                <table:data-pilot-member table:name="0,000332643" table:display="true" table:show-details="true"/>
                <table:data-pilot-member table:name="0,000333156" table:display="true" table:show-details="true"/>
                <table:data-pilot-member table:name="0,000333178" table:display="true" table:show-details="true"/>
                <table:data-pilot-member table:name="0,00033319" table:display="true" table:show-details="true"/>
                <table:data-pilot-member table:name="0,00033326" table:display="true" table:show-details="true"/>
                <table:data-pilot-member table:name="0,000333361" table:display="true" table:show-details="true"/>
                <table:data-pilot-member table:name="0,000333367" table:display="true" table:show-details="true"/>
                <table:data-pilot-member table:name="0,000333382" table:display="true" table:show-details="true"/>
                <table:data-pilot-member table:name="0,000333503" table:display="true" table:show-details="true"/>
                <table:data-pilot-member table:name="0,000333555" table:display="true" table:show-details="true"/>
                <table:data-pilot-member table:name="0,00033357" table:display="true" table:show-details="true"/>
                <table:data-pilot-member table:name="0,000333578" table:display="true" table:show-details="true"/>
                <table:data-pilot-member table:name="0,000333581" table:display="true" table:show-details="true"/>
                <table:data-pilot-member table:name="0,000333599" table:display="true" table:show-details="true"/>
                <table:data-pilot-member table:name="0,000333623" table:display="true" table:show-details="true"/>
                <table:data-pilot-member table:name="0,000333687" table:display="true" table:show-details="true"/>
                <table:data-pilot-member table:name="0,000333728" table:display="true" table:show-details="true"/>
                <table:data-pilot-member table:name="0,000333774" table:display="true" table:show-details="true"/>
                <table:data-pilot-member table:name="0,000333805" table:display="true" table:show-details="true"/>
                <table:data-pilot-member table:name="0,000333885" table:display="true" table:show-details="true"/>
                <table:data-pilot-member table:name="0,000333942" table:display="true" table:show-details="true"/>
                <table:data-pilot-member table:name="0,000333973" table:display="true" table:show-details="true"/>
                <table:data-pilot-member table:name="0,000334058" table:display="true" table:show-details="true"/>
                <table:data-pilot-member table:name="0,000334128" table:display="true" table:show-details="true"/>
                <table:data-pilot-member table:name="0,000334148" table:display="true" table:show-details="true"/>
                <table:data-pilot-member table:name="0,00033418" table:display="true" table:show-details="true"/>
                <table:data-pilot-member table:name="0,000334217" table:display="true" table:show-details="true"/>
                <table:data-pilot-member table:name="0,000334243" table:display="true" table:show-details="true"/>
                <table:data-pilot-member table:name="0,000334271" table:display="true" table:show-details="true"/>
                <table:data-pilot-member table:name="0,000334282" table:display="true" table:show-details="true"/>
                <table:data-pilot-member table:name="0,000334307" table:display="true" table:show-details="true"/>
                <table:data-pilot-member table:name="0,000334371" table:display="true" table:show-details="true"/>
                <table:data-pilot-member table:name="0,000334375" table:display="true" table:show-details="true"/>
                <table:data-pilot-member table:name="0,000334395" table:display="true" table:show-details="true"/>
                <table:data-pilot-member table:name="0,000334435" table:display="true" table:show-details="true"/>
                <table:data-pilot-member table:name="0,000334441" table:display="true" table:show-details="true"/>
                <table:data-pilot-member table:name="0,000334467" table:display="true" table:show-details="true"/>
                <table:data-pilot-member table:name="0,000334476" table:display="true" table:show-details="true"/>
                <table:data-pilot-member table:name="0,000334517" table:display="true" table:show-details="true"/>
                <table:data-pilot-member table:name="0,00033461" table:display="true" table:show-details="true"/>
                <table:data-pilot-member table:name="0,000334615" table:display="true" table:show-details="true"/>
                <table:data-pilot-member table:name="0,000334628" table:display="true" table:show-details="true"/>
                <table:data-pilot-member table:name="0,000334665" table:display="true" table:show-details="true"/>
                <table:data-pilot-member table:name="0,000334666" table:display="true" table:show-details="true"/>
                <table:data-pilot-member table:name="0,000334686" table:display="true" table:show-details="true"/>
                <table:data-pilot-member table:name="0,000334729" table:display="true" table:show-details="true"/>
                <table:data-pilot-member table:name="0,000334967" table:display="true" table:show-details="true"/>
                <table:data-pilot-member table:name="0,000335017" table:display="true" table:show-details="true"/>
                <table:data-pilot-member table:name="0,000335137" table:display="true" table:show-details="true"/>
                <table:data-pilot-member table:name="0,000335231" table:display="true" table:show-details="true"/>
                <table:data-pilot-member table:name="0,000335259" table:display="true" table:show-details="true"/>
                <table:data-pilot-member table:name="0,00033528" table:display="true" table:show-details="true"/>
                <table:data-pilot-member table:name="0,00033531" table:display="true" table:show-details="true"/>
                <table:data-pilot-member table:name="0,000335355" table:display="true" table:show-details="true"/>
                <table:data-pilot-member table:name="0,00033537" table:display="true" table:show-details="true"/>
                <table:data-pilot-member table:name="0,000335395" table:display="true" table:show-details="true"/>
                <table:data-pilot-member table:name="0,000335411" table:display="true" table:show-details="true"/>
                <table:data-pilot-member table:name="0,000335511" table:display="true" table:show-details="true"/>
                <table:data-pilot-member table:name="0,000335532" table:display="true" table:show-details="true"/>
                <table:data-pilot-member table:name="0,000335596" table:display="true" table:show-details="true"/>
                <table:data-pilot-member table:name="0,000335617" table:display="true" table:show-details="true"/>
                <table:data-pilot-member table:name="0,000335672" table:display="true" table:show-details="true"/>
                <table:data-pilot-member table:name="0,000335732" table:display="true" table:show-details="true"/>
                <table:data-pilot-member table:name="0,000335737" table:display="true" table:show-details="true"/>
                <table:data-pilot-member table:name="0,000335792" table:display="true" table:show-details="true"/>
                <table:data-pilot-member table:name="0,00033585" table:display="true" table:show-details="true"/>
                <table:data-pilot-member table:name="0,000335873" table:display="true" table:show-details="true"/>
                <table:data-pilot-member table:name="0,000335974" table:display="true" table:show-details="true"/>
                <table:data-pilot-member table:name="0,000336007" table:display="true" table:show-details="true"/>
                <table:data-pilot-member table:name="0,000336022" table:display="true" table:show-details="true"/>
                <table:data-pilot-member table:name="0,000336094" table:display="true" table:show-details="true"/>
                <table:data-pilot-member table:name="0,000336108" table:display="true" table:show-details="true"/>
                <table:data-pilot-member table:name="0,00033622" table:display="true" table:show-details="true"/>
                <table:data-pilot-member table:name="0,00033625" table:display="true" table:show-details="true"/>
                <table:data-pilot-member table:name="0,000336312" table:display="true" table:show-details="true"/>
                <table:data-pilot-member table:name="0,000336396" table:display="true" table:show-details="true"/>
                <table:data-pilot-member table:name="0,000336436" table:display="true" table:show-details="true"/>
                <table:data-pilot-member table:name="0,000336457" table:display="true" table:show-details="true"/>
                <table:data-pilot-member table:name="0,000336556" table:display="true" table:show-details="true"/>
                <table:data-pilot-member table:name="0,000336613" table:display="true" table:show-details="true"/>
                <table:data-pilot-member table:name="0,000336628" table:display="true" table:show-details="true"/>
                <table:data-pilot-member table:name="0,000336771" table:display="true" table:show-details="true"/>
                <table:data-pilot-member table:name="0,000336884" table:display="true" table:show-details="true"/>
                <table:data-pilot-member table:name="0,000336926" table:display="true" table:show-details="true"/>
                <table:data-pilot-member table:name="0,000336959" table:display="true" table:show-details="true"/>
                <table:data-pilot-member table:name="0,000336981" table:display="true" table:show-details="true"/>
                <table:data-pilot-member table:name="0,000337" table:display="true" table:show-details="true"/>
                <table:data-pilot-member table:name="0,000337015" table:display="true" table:show-details="true"/>
                <table:data-pilot-member table:name="0,00033706" table:display="true" table:show-details="true"/>
                <table:data-pilot-member table:name="0,00033733" table:display="true" table:show-details="true"/>
                <table:data-pilot-member table:name="0,000337356" table:display="true" table:show-details="true"/>
                <table:data-pilot-member table:name="0,000337433" table:display="true" table:show-details="true"/>
                <table:data-pilot-member table:name="0,000337457" table:display="true" table:show-details="true"/>
                <table:data-pilot-member table:name="0,000337527" table:display="true" table:show-details="true"/>
                <table:data-pilot-member table:name="0,000337629" table:display="true" table:show-details="true"/>
                <table:data-pilot-member table:name="0,000337693" table:display="true" table:show-details="true"/>
                <table:data-pilot-member table:name="0,000337788" table:display="true" table:show-details="true"/>
                <table:data-pilot-member table:name="0,000337794" table:display="true" table:show-details="true"/>
                <table:data-pilot-member table:name="0,000337813" table:display="true" table:show-details="true"/>
                <table:data-pilot-member table:name="0,000338097" table:display="true" table:show-details="true"/>
                <table:data-pilot-member table:name="0,000338412" table:display="true" table:show-details="true"/>
                <table:data-pilot-member table:name="0,000338685" table:display="true" table:show-details="true"/>
                <table:data-pilot-member table:name="0,000338716" table:display="true" table:show-details="true"/>
                <table:data-pilot-member table:name="0,000338787" table:display="true" table:show-details="true"/>
                <table:data-pilot-member table:name="0,000338884" table:display="true" table:show-details="true"/>
                <table:data-pilot-member table:name="0,000338965" table:display="true" table:show-details="true"/>
                <table:data-pilot-member table:name="0,000338988" table:display="true" table:show-details="true"/>
                <table:data-pilot-member table:name="0,000339088" table:display="true" table:show-details="true"/>
                <table:data-pilot-member table:name="0,000339159" table:display="true" table:show-details="true"/>
                <table:data-pilot-member table:name="0,000339816" table:display="true" table:show-details="true"/>
                <table:data-pilot-member table:name="0,000340649" table:display="true" table:show-details="true"/>
                <table:data-pilot-member table:name="0,000341183" table:display="true" table:show-details="true"/>
                <table:data-pilot-member table:name="0,000341199" table:display="true" table:show-details="true"/>
                <table:data-pilot-member table:name="0,00034148" table:display="true" table:show-details="true"/>
                <table:data-pilot-member table:name="0,000341522" table:display="true" table:show-details="true"/>
                <table:data-pilot-member table:name="0,000342411" table:display="true" table:show-details="true"/>
                <table:data-pilot-member table:name="0,000342916" table:display="true" table:show-details="true"/>
                <table:data-pilot-member table:name="0,000343108" table:display="true" table:show-details="true"/>
                <table:data-pilot-member table:name="0,000343462" table:display="true" table:show-details="true"/>
                <table:data-pilot-member table:name="0,000344534" table:display="true" table:show-details="true"/>
                <table:data-pilot-member table:name="0,000344681" table:display="true" table:show-details="true"/>
                <table:data-pilot-member table:name="0,000344874" table:display="true" table:show-details="true"/>
                <table:data-pilot-member table:name="0,000344939" table:display="true" table:show-details="true"/>
                <table:data-pilot-member table:name="0,000345164" table:display="true" table:show-details="true"/>
                <table:data-pilot-member table:name="0,000345367" table:display="true" table:show-details="true"/>
                <table:data-pilot-member table:name="0,000345511" table:display="true" table:show-details="true"/>
                <table:data-pilot-member table:name="0,000345569" table:display="true" table:show-details="true"/>
                <table:data-pilot-member table:name="0,000346108" table:display="true" table:show-details="true"/>
                <table:data-pilot-member table:name="0,000346671" table:display="true" table:show-details="true"/>
                <table:data-pilot-member table:name="0,00034687" table:display="true" table:show-details="true"/>
                <table:data-pilot-member table:name="0,000347156" table:display="true" table:show-details="true"/>
                <table:data-pilot-member table:name="0,000347635" table:display="true" table:show-details="true"/>
                <table:data-pilot-member table:name="0,000347897" table:display="true" table:show-details="true"/>
                <table:data-pilot-member table:name="0,000348016" table:display="true" table:show-details="true"/>
                <table:data-pilot-member table:name="0,000348452" table:display="true" table:show-details="true"/>
                <table:data-pilot-member table:name="0,000348759" table:display="true" table:show-details="true"/>
                <table:data-pilot-member table:name="0,000348909" table:display="true" table:show-details="true"/>
                <table:data-pilot-member table:name="0,000348968" table:display="true" table:show-details="true"/>
                <table:data-pilot-member table:name="0,000350802" table:display="true" table:show-details="true"/>
                <table:data-pilot-member table:name="0,000351625" table:display="true" table:show-details="true"/>
                <table:data-pilot-member table:name="0,000351676" table:display="true" table:show-details="true"/>
                <table:data-pilot-member table:name="0,000351727" table:display="true" table:show-details="true"/>
                <table:data-pilot-member table:name="0,00035174" table:display="true" table:show-details="true"/>
                <table:data-pilot-member table:name="0,000351851" table:display="true" table:show-details="true"/>
                <table:data-pilot-member table:name="0,000351975" table:display="true" table:show-details="true"/>
                <table:data-pilot-member table:name="0,000352661" table:display="true" table:show-details="true"/>
                <table:data-pilot-member table:name="0,000352862" table:display="true" table:show-details="true"/>
                <table:data-pilot-member table:name="0,000353269" table:display="true" table:show-details="true"/>
                <table:data-pilot-member table:name="0,000353704" table:display="true" table:show-details="true"/>
                <table:data-pilot-member table:name="0,00035371" table:display="true" table:show-details="true"/>
                <table:data-pilot-member table:name="0,000353831" table:display="true" table:show-details="true"/>
                <table:data-pilot-member table:name="0,000353873" table:display="true" table:show-details="true"/>
                <table:data-pilot-member table:name="0,000354134" table:display="true" table:show-details="true"/>
                <table:data-pilot-member table:name="0,000354777" table:display="true" table:show-details="true"/>
                <table:data-pilot-member table:name="0,000354823" table:display="true" table:show-details="true"/>
                <table:data-pilot-member table:name="0,000355043" table:display="true" table:show-details="true"/>
                <table:data-pilot-member table:name="0,000355108" table:display="true" table:show-details="true"/>
                <table:data-pilot-member table:name="0,000355116" table:display="true" table:show-details="true"/>
                <table:data-pilot-member table:name="0,000355552" table:display="true" table:show-details="true"/>
                <table:data-pilot-member table:name="0,00035569" table:display="true" table:show-details="true"/>
                <table:data-pilot-member table:name="0,000355723" table:display="true" table:show-details="true"/>
                <table:data-pilot-member table:name="0,000356104" table:display="true" table:show-details="true"/>
                <table:data-pilot-member table:name="0,000356779" table:display="true" table:show-details="true"/>
                <table:data-pilot-member table:name="0,000356791" table:display="true" table:show-details="true"/>
                <table:data-pilot-member table:name="0,000357251" table:display="true" table:show-details="true"/>
                <table:data-pilot-member table:name="0,000357263" table:display="true" table:show-details="true"/>
                <table:data-pilot-member table:name="0,000357345" table:display="true" table:show-details="true"/>
                <table:data-pilot-member table:name="0,00035739" table:display="true" table:show-details="true"/>
                <table:data-pilot-member table:name="0,000357771" table:display="true" table:show-details="true"/>
                <table:data-pilot-member table:name="0,000358247" table:display="true" table:show-details="true"/>
                <table:data-pilot-member table:name="0,000358304" table:display="true" table:show-details="true"/>
                <table:data-pilot-member table:name="0,000358366" table:display="true" table:show-details="true"/>
                <table:data-pilot-member table:name="0,000359079" table:display="true" table:show-details="true"/>
                <table:data-pilot-member table:name="0,000360004" table:display="true" table:show-details="true"/>
                <table:data-pilot-member table:name="0,000360386" table:display="true" table:show-details="true"/>
                <table:data-pilot-member table:name="0,000360439" table:display="true" table:show-details="true"/>
                <table:data-pilot-member table:name="0,00036083" table:display="true" table:show-details="true"/>
                <table:data-pilot-member table:name="0,000361718" table:display="true" table:show-details="true"/>
                <table:data-pilot-member table:name="0,000361752" table:display="true" table:show-details="true"/>
                <table:data-pilot-member table:name="0,000361997" table:display="true" table:show-details="true"/>
                <table:data-pilot-member table:name="0,000362304" table:display="true" table:show-details="true"/>
                <table:data-pilot-member table:name="0,000362421" table:display="true" table:show-details="true"/>
                <table:data-pilot-member table:name="0,00036341" table:display="true" table:show-details="true"/>
                <table:data-pilot-member table:name="0,000363429" table:display="true" table:show-details="true"/>
                <table:data-pilot-member table:name="0,000363474" table:display="true" table:show-details="true"/>
                <table:data-pilot-member table:name="0,000363522" table:display="true" table:show-details="true"/>
                <table:data-pilot-member table:name="0,000363726" table:display="true" table:show-details="true"/>
                <table:data-pilot-member table:name="0,000363739" table:display="true" table:show-details="true"/>
                <table:data-pilot-member table:name="0,000363768" table:display="true" table:show-details="true"/>
                <table:data-pilot-member table:name="0,000363947" table:display="true" table:show-details="true"/>
                <table:data-pilot-member table:name="0,00036397" table:display="true" table:show-details="true"/>
                <table:data-pilot-member table:name="0,000363974" table:display="true" table:show-details="true"/>
                <table:data-pilot-member table:name="0,000364057" table:display="true" table:show-details="true"/>
                <table:data-pilot-member table:name="0,000364133" table:display="true" table:show-details="true"/>
                <table:data-pilot-member table:name="0,000364231" table:display="true" table:show-details="true"/>
                <table:data-pilot-member table:name="0,000364234" table:display="true" table:show-details="true"/>
                <table:data-pilot-member table:name="0,000364326" table:display="true" table:show-details="true"/>
                <table:data-pilot-member table:name="0,000364521" table:display="true" table:show-details="true"/>
                <table:data-pilot-member table:name="0,000364547" table:display="true" table:show-details="true"/>
                <table:data-pilot-member table:name="0,000364708" table:display="true" table:show-details="true"/>
                <table:data-pilot-member table:name="0,000364799" table:display="true" table:show-details="true"/>
                <table:data-pilot-member table:name="0,000364883" table:display="true" table:show-details="true"/>
                <table:data-pilot-member table:name="0,000364939" table:display="true" table:show-details="true"/>
                <table:data-pilot-member table:name="0,000365045" table:display="true" table:show-details="true"/>
                <table:data-pilot-member table:name="0,000365123" table:display="true" table:show-details="true"/>
                <table:data-pilot-member table:name="0,000365248" table:display="true" table:show-details="true"/>
                <table:data-pilot-member table:name="0,000365319" table:display="true" table:show-details="true"/>
                <table:data-pilot-member table:name="0,000365405" table:display="true" table:show-details="true"/>
                <table:data-pilot-member table:name="0,000365436" table:display="true" table:show-details="true"/>
                <table:data-pilot-member table:name="0,00036594" table:display="true" table:show-details="true"/>
                <table:data-pilot-member table:name="0,000366101" table:display="true" table:show-details="true"/>
                <table:data-pilot-member table:name="0,000366147" table:display="true" table:show-details="true"/>
                <table:data-pilot-member table:name="0,000366286" table:display="true" table:show-details="true"/>
                <table:data-pilot-member table:name="0,000366306" table:display="true" table:show-details="true"/>
                <table:data-pilot-member table:name="0,000366335" table:display="true" table:show-details="true"/>
                <table:data-pilot-member table:name="0,000366612" table:display="true" table:show-details="true"/>
                <table:data-pilot-member table:name="0,000366798" table:display="true" table:show-details="true"/>
                <table:data-pilot-member table:name="0,000366843" table:display="true" table:show-details="true"/>
                <table:data-pilot-member table:name="0,000367267" table:display="true" table:show-details="true"/>
                <table:data-pilot-member table:name="0,000367303" table:display="true" table:show-details="true"/>
                <table:data-pilot-member table:name="0,000367331" table:display="true" table:show-details="true"/>
                <table:data-pilot-member table:name="0,000367386" table:display="true" table:show-details="true"/>
                <table:data-pilot-member table:name="0,000367399" table:display="true" table:show-details="true"/>
                <table:data-pilot-member table:name="0,000367401" table:display="true" table:show-details="true"/>
                <table:data-pilot-member table:name="0,000367834" table:display="true" table:show-details="true"/>
                <table:data-pilot-member table:name="0,000367867" table:display="true" table:show-details="true"/>
                <table:data-pilot-member table:name="0,000367876" table:display="true" table:show-details="true"/>
                <table:data-pilot-member table:name="0,000368021" table:display="true" table:show-details="true"/>
                <table:data-pilot-member table:name="0,000368097" table:display="true" table:show-details="true"/>
                <table:data-pilot-member table:name="0,000368269" table:display="true" table:show-details="true"/>
                <table:data-pilot-member table:name="0,00036848" table:display="true" table:show-details="true"/>
                <table:data-pilot-member table:name="0,000368524" table:display="true" table:show-details="true"/>
                <table:data-pilot-member table:name="0,000368597" table:display="true" table:show-details="true"/>
                <table:data-pilot-member table:name="0,000368769" table:display="true" table:show-details="true"/>
                <table:data-pilot-member table:name="0,000368799" table:display="true" table:show-details="true"/>
                <table:data-pilot-member table:name="0,000368817" table:display="true" table:show-details="true"/>
                <table:data-pilot-member table:name="0,00036887" table:display="true" table:show-details="true"/>
                <table:data-pilot-member table:name="0,000369056" table:display="true" table:show-details="true"/>
                <table:data-pilot-member table:name="0,000369115" table:display="true" table:show-details="true"/>
                <table:data-pilot-member table:name="0,000369262" table:display="true" table:show-details="true"/>
                <table:data-pilot-member table:name="0,000369288" table:display="true" table:show-details="true"/>
                <table:data-pilot-member table:name="0,000369322" table:display="true" table:show-details="true"/>
                <table:data-pilot-member table:name="0,000369451" table:display="true" table:show-details="true"/>
                <table:data-pilot-member table:name="0,000369706" table:display="true" table:show-details="true"/>
                <table:data-pilot-member table:name="0,000369876" table:display="true" table:show-details="true"/>
                <table:data-pilot-member table:name="0,00037003" table:display="true" table:show-details="true"/>
                <table:data-pilot-member table:name="0,000370246" table:display="true" table:show-details="true"/>
                <table:data-pilot-member table:name="0,000370608" table:display="true" table:show-details="true"/>
                <table:data-pilot-member table:name="0,000371161" table:display="true" table:show-details="true"/>
                <table:data-pilot-member table:name="0,000372859" table:display="true" table:show-details="true"/>
                <table:data-pilot-member table:name="0,000373293" table:display="true" table:show-details="true"/>
                <table:data-pilot-member table:name="0,000373368" table:display="true" table:show-details="true"/>
                <table:data-pilot-member table:name="0,000373715" table:display="true" table:show-details="true"/>
                <table:data-pilot-member table:name="0,000373934" table:display="true" table:show-details="true"/>
                <table:data-pilot-member table:name="0,0003759" table:display="true" table:show-details="true"/>
                <table:data-pilot-member table:name="0,000376404" table:display="true" table:show-details="true"/>
                <table:data-pilot-member table:name="0,000376556" table:display="true" table:show-details="true"/>
                <table:data-pilot-member table:name="0,000376646" table:display="true" table:show-details="true"/>
                <table:data-pilot-member table:name="0,00037686" table:display="true" table:show-details="true"/>
                <table:data-pilot-member table:name="0,000377235" table:display="true" table:show-details="true"/>
                <table:data-pilot-member table:name="0,000377341" table:display="true" table:show-details="true"/>
                <table:data-pilot-member table:name="0,000377361" table:display="true" table:show-details="true"/>
                <table:data-pilot-member table:name="0,000377488" table:display="true" table:show-details="true"/>
                <table:data-pilot-member table:name="0,000377495" table:display="true" table:show-details="true"/>
                <table:data-pilot-member table:name="0,000377603" table:display="true" table:show-details="true"/>
                <table:data-pilot-member table:name="0,000377658" table:display="true" table:show-details="true"/>
                <table:data-pilot-member table:name="0,000377912" table:display="true" table:show-details="true"/>
                <table:data-pilot-member table:name="0,000378031" table:display="true" table:show-details="true"/>
                <table:data-pilot-member table:name="0,000378122" table:display="true" table:show-details="true"/>
                <table:data-pilot-member table:name="0,00037813" table:display="true" table:show-details="true"/>
                <table:data-pilot-member table:name="0,000378207" table:display="true" table:show-details="true"/>
                <table:data-pilot-member table:name="0,000378214" table:display="true" table:show-details="true"/>
                <table:data-pilot-member table:name="0,000378372" table:display="true" table:show-details="true"/>
                <table:data-pilot-member table:name="0,000378385" table:display="true" table:show-details="true"/>
                <table:data-pilot-member table:name="0,000378584" table:display="true" table:show-details="true"/>
                <table:data-pilot-member table:name="0,000378653" table:display="true" table:show-details="true"/>
                <table:data-pilot-member table:name="0,000378915" table:display="true" table:show-details="true"/>
                <table:data-pilot-member table:name="0,000378973" table:display="true" table:show-details="true"/>
                <table:data-pilot-member table:name="0,000379004" table:display="true" table:show-details="true"/>
                <table:data-pilot-member table:name="0,000379117" table:display="true" table:show-details="true"/>
                <table:data-pilot-member table:name="0,000379259" table:display="true" table:show-details="true"/>
                <table:data-pilot-member table:name="0,00037936" table:display="true" table:show-details="true"/>
                <table:data-pilot-member table:name="0,000379415" table:display="true" table:show-details="true"/>
                <table:data-pilot-member table:name="0,0003795" table:display="true" table:show-details="true"/>
                <table:data-pilot-member table:name="0,00037953" table:display="true" table:show-details="true"/>
                <table:data-pilot-member table:name="0,000379812" table:display="true" table:show-details="true"/>
                <table:data-pilot-member table:name="0,000379929" table:display="true" table:show-details="true"/>
                <table:data-pilot-member table:name="0,000379944" table:display="true" table:show-details="true"/>
                <table:data-pilot-member table:name="0,000380007" table:display="true" table:show-details="true"/>
                <table:data-pilot-member table:name="0,000380058" table:display="true" table:show-details="true"/>
                <table:data-pilot-member table:name="0,000380072" table:display="true" table:show-details="true"/>
                <table:data-pilot-member table:name="0,000380268" table:display="true" table:show-details="true"/>
                <table:data-pilot-member table:name="0,000380314" table:display="true" table:show-details="true"/>
                <table:data-pilot-member table:name="0,000380455" table:display="true" table:show-details="true"/>
                <table:data-pilot-member table:name="0,00038059" table:display="true" table:show-details="true"/>
                <table:data-pilot-member table:name="0,000380687" table:display="true" table:show-details="true"/>
                <table:data-pilot-member table:name="0,000380814" table:display="true" table:show-details="true"/>
                <table:data-pilot-member table:name="0,000380872" table:display="true" table:show-details="true"/>
                <table:data-pilot-member table:name="0,000381145" table:display="true" table:show-details="true"/>
                <table:data-pilot-member table:name="0,000381466" table:display="true" table:show-details="true"/>
                <table:data-pilot-member table:name="0,000381551" table:display="true" table:show-details="true"/>
                <table:data-pilot-member table:name="0,000381685" table:display="true" table:show-details="true"/>
                <table:data-pilot-member table:name="0,000381688" table:display="true" table:show-details="true"/>
                <table:data-pilot-member table:name="0,00038171" table:display="true" table:show-details="true"/>
                <table:data-pilot-member table:name="0,000381843" table:display="true" table:show-details="true"/>
                <table:data-pilot-member table:name="0,000382162" table:display="true" table:show-details="true"/>
                <table:data-pilot-member table:name="0,000382171" table:display="true" table:show-details="true"/>
                <table:data-pilot-member table:name="0,000382613" table:display="true" table:show-details="true"/>
                <table:data-pilot-member table:name="0,000382774" table:display="true" table:show-details="true"/>
                <table:data-pilot-member table:name="0,000383032" table:display="true" table:show-details="true"/>
                <table:data-pilot-member table:name="0,000383209" table:display="true" table:show-details="true"/>
                <table:data-pilot-member table:name="0,000383312" table:display="true" table:show-details="true"/>
                <table:data-pilot-member table:name="0,000383436" table:display="true" table:show-details="true"/>
                <table:data-pilot-member table:name="0,000383497" table:display="true" table:show-details="true"/>
                <table:data-pilot-member table:name="0,000383574" table:display="true" table:show-details="true"/>
                <table:data-pilot-member table:name="0,00038381" table:display="true" table:show-details="true"/>
                <table:data-pilot-member table:name="0,000383961" table:display="true" table:show-details="true"/>
                <table:data-pilot-member table:name="0,000384185" table:display="true" table:show-details="true"/>
                <table:data-pilot-member table:name="0,000384999" table:display="true" table:show-details="true"/>
                <table:data-pilot-member table:name="0,000385129" table:display="true" table:show-details="true"/>
                <table:data-pilot-member table:name="0,000385774" table:display="true" table:show-details="true"/>
                <table:data-pilot-member table:name="0,000385831" table:display="true" table:show-details="true"/>
                <table:data-pilot-member table:name="0,000385922" table:display="true" table:show-details="true"/>
                <table:data-pilot-member table:name="0,00038606" table:display="true" table:show-details="true"/>
                <table:data-pilot-member table:name="0,000386257" table:display="true" table:show-details="true"/>
                <table:data-pilot-member table:name="0,000386325" table:display="true" table:show-details="true"/>
                <table:data-pilot-member table:name="0,000386427" table:display="true" table:show-details="true"/>
                <table:data-pilot-member table:name="0,000386525" table:display="true" table:show-details="true"/>
                <table:data-pilot-member table:name="0,000386528" table:display="true" table:show-details="true"/>
                <table:data-pilot-member table:name="0,000386561" table:display="true" table:show-details="true"/>
                <table:data-pilot-member table:name="0,000386575" table:display="true" table:show-details="true"/>
                <table:data-pilot-member table:name="0,000386661" table:display="true" table:show-details="true"/>
                <table:data-pilot-member table:name="0,000386669" table:display="true" table:show-details="true"/>
                <table:data-pilot-member table:name="0,000386672" table:display="true" table:show-details="true"/>
                <table:data-pilot-member table:name="0,000386836" table:display="true" table:show-details="true"/>
                <table:data-pilot-member table:name="0,000386874" table:display="true" table:show-details="true"/>
                <table:data-pilot-member table:name="0,000386992" table:display="true" table:show-details="true"/>
                <table:data-pilot-member table:name="0,00038724" table:display="true" table:show-details="true"/>
                <table:data-pilot-member table:name="0,000387324" table:display="true" table:show-details="true"/>
                <table:data-pilot-member table:name="0,000387475" table:display="true" table:show-details="true"/>
                <table:data-pilot-member table:name="0,000387525" table:display="true" table:show-details="true"/>
                <table:data-pilot-member table:name="0,000387529" table:display="true" table:show-details="true"/>
                <table:data-pilot-member table:name="0,000387536" table:display="true" table:show-details="true"/>
                <table:data-pilot-member table:name="0,000387568" table:display="true" table:show-details="true"/>
                <table:data-pilot-member table:name="0,0003876" table:display="true" table:show-details="true"/>
                <table:data-pilot-member table:name="0,000387664" table:display="true" table:show-details="true"/>
                <table:data-pilot-member table:name="0,000387824" table:display="true" table:show-details="true"/>
                <table:data-pilot-member table:name="0,000387961" table:display="true" table:show-details="true"/>
                <table:data-pilot-member table:name="0,000387998" table:display="true" table:show-details="true"/>
                <table:data-pilot-member table:name="0,000388006" table:display="true" table:show-details="true"/>
                <table:data-pilot-member table:name="0,000388026" table:display="true" table:show-details="true"/>
                <table:data-pilot-member table:name="0,000388238" table:display="true" table:show-details="true"/>
                <table:data-pilot-member table:name="0,000388252" table:display="true" table:show-details="true"/>
                <table:data-pilot-member table:name="0,000388279" table:display="true" table:show-details="true"/>
                <table:data-pilot-member table:name="0,000388305" table:display="true" table:show-details="true"/>
                <table:data-pilot-member table:name="0,00038838" table:display="true" table:show-details="true"/>
                <table:data-pilot-member table:name="0,00038842" table:display="true" table:show-details="true"/>
                <table:data-pilot-member table:name="0,000388544" table:display="true" table:show-details="true"/>
                <table:data-pilot-member table:name="0,000388656" table:display="true" table:show-details="true"/>
                <table:data-pilot-member table:name="0,000388667" table:display="true" table:show-details="true"/>
                <table:data-pilot-member table:name="0,000388999" table:display="true" table:show-details="true"/>
                <table:data-pilot-member table:name="0,000389126" table:display="true" table:show-details="true"/>
                <table:data-pilot-member table:name="0,000389158" table:display="true" table:show-details="true"/>
                <table:data-pilot-member table:name="0,000389294" table:display="true" table:show-details="true"/>
                <table:data-pilot-member table:name="0,00038937" table:display="true" table:show-details="true"/>
                <table:data-pilot-member table:name="0,000389438" table:display="true" table:show-details="true"/>
                <table:data-pilot-member table:name="0,000389476" table:display="true" table:show-details="true"/>
                <table:data-pilot-member table:name="0,000389505" table:display="true" table:show-details="true"/>
                <table:data-pilot-member table:name="0,000389575" table:display="true" table:show-details="true"/>
                <table:data-pilot-member table:name="0,000389726" table:display="true" table:show-details="true"/>
                <table:data-pilot-member table:name="0,000389743" table:display="true" table:show-details="true"/>
                <table:data-pilot-member table:name="0,000390095" table:display="true" table:show-details="true"/>
                <table:data-pilot-member table:name="0,000390222" table:display="true" table:show-details="true"/>
                <table:data-pilot-member table:name="0,000390275" table:display="true" table:show-details="true"/>
                <table:data-pilot-member table:name="0,000390413" table:display="true" table:show-details="true"/>
                <table:data-pilot-member table:name="0,000390491" table:display="true" table:show-details="true"/>
                <table:data-pilot-member table:name="0,00039068" table:display="true" table:show-details="true"/>
                <table:data-pilot-member table:name="0,00039085" table:display="true" table:show-details="true"/>
                <table:data-pilot-member table:name="0,000391005" table:display="true" table:show-details="true"/>
                <table:data-pilot-member table:name="0,00039118" table:display="true" table:show-details="true"/>
                <table:data-pilot-member table:name="0,000391214" table:display="true" table:show-details="true"/>
                <table:data-pilot-member table:name="0,000391392" table:display="true" table:show-details="true"/>
                <table:data-pilot-member table:name="0,000391451" table:display="true" table:show-details="true"/>
                <table:data-pilot-member table:name="0,000391526" table:display="true" table:show-details="true"/>
                <table:data-pilot-member table:name="0,000391586" table:display="true" table:show-details="true"/>
                <table:data-pilot-member table:name="0,000392351" table:display="true" table:show-details="true"/>
                <table:data-pilot-member table:name="0,000392938" table:display="true" table:show-details="true"/>
                <table:data-pilot-member table:name="0,000392972" table:display="true" table:show-details="true"/>
                <table:data-pilot-member table:name="0,000393023" table:display="true" table:show-details="true"/>
                <table:data-pilot-member table:name="0,000393093" table:display="true" table:show-details="true"/>
                <table:data-pilot-member table:name="0,000393686" table:display="true" table:show-details="true"/>
                <table:data-pilot-member table:name="0,000394095" table:display="true" table:show-details="true"/>
                <table:data-pilot-member table:name="0,000394304" table:display="true" table:show-details="true"/>
                <table:data-pilot-member table:name="0,000394494" table:display="true" table:show-details="true"/>
                <table:data-pilot-member table:name="0,000395001" table:display="true" table:show-details="true"/>
                <table:data-pilot-member table:name="0,000395513" table:display="true" table:show-details="true"/>
                <table:data-pilot-member table:name="0,000395536" table:display="true" table:show-details="true"/>
                <table:data-pilot-member table:name="0,000395646" table:display="true" table:show-details="true"/>
                <table:data-pilot-member table:name="0,000395706" table:display="true" table:show-details="true"/>
                <table:data-pilot-member table:name="0,000395753" table:display="true" table:show-details="true"/>
                <table:data-pilot-member table:name="0,000395789" table:display="true" table:show-details="true"/>
                <table:data-pilot-member table:name="0,000396306" table:display="true" table:show-details="true"/>
                <table:data-pilot-member table:name="0,000396384" table:display="true" table:show-details="true"/>
                <table:data-pilot-member table:name="0,000396784" table:display="true" table:show-details="true"/>
                <table:data-pilot-member table:name="0,000396963" table:display="true" table:show-details="true"/>
                <table:data-pilot-member table:name="0,000397227" table:display="true" table:show-details="true"/>
                <table:data-pilot-member table:name="0,000397277" table:display="true" table:show-details="true"/>
                <table:data-pilot-member table:name="0,000397301" table:display="true" table:show-details="true"/>
                <table:data-pilot-member table:name="0,000397329" table:display="true" table:show-details="true"/>
                <table:data-pilot-member table:name="0,000397685" table:display="true" table:show-details="true"/>
                <table:data-pilot-member table:name="0,00039788" table:display="true" table:show-details="true"/>
                <table:data-pilot-member table:name="0,000397889" table:display="true" table:show-details="true"/>
                <table:data-pilot-member table:name="0,000397976" table:display="true" table:show-details="true"/>
                <table:data-pilot-member table:name="0,000398016" table:display="true" table:show-details="true"/>
                <table:data-pilot-member table:name="0,000398131" table:display="true" table:show-details="true"/>
                <table:data-pilot-member table:name="0,00039822" table:display="true" table:show-details="true"/>
                <table:data-pilot-member table:name="0,000398396" table:display="true" table:show-details="true"/>
                <table:data-pilot-member table:name="0,000398447" table:display="true" table:show-details="true"/>
                <table:data-pilot-member table:name="0,000398487" table:display="true" table:show-details="true"/>
                <table:data-pilot-member table:name="0,000398574" table:display="true" table:show-details="true"/>
                <table:data-pilot-member table:name="0,000398657" table:display="true" table:show-details="true"/>
                <table:data-pilot-member table:name="0,000398757" table:display="true" table:show-details="true"/>
                <table:data-pilot-member table:name="0,000398866" table:display="true" table:show-details="true"/>
                <table:data-pilot-member table:name="0,000398981" table:display="true" table:show-details="true"/>
                <table:data-pilot-member table:name="0,000399072" table:display="true" table:show-details="true"/>
                <table:data-pilot-member table:name="0,000399342" table:display="true" table:show-details="true"/>
                <table:data-pilot-member table:name="0,000399677" table:display="true" table:show-details="true"/>
                <table:data-pilot-member table:name="0,000400111" table:display="true" table:show-details="true"/>
                <table:data-pilot-member table:name="0,000400176" table:display="true" table:show-details="true"/>
                <table:data-pilot-member table:name="0,000400208" table:display="true" table:show-details="true"/>
                <table:data-pilot-member table:name="0,000400254" table:display="true" table:show-details="true"/>
                <table:data-pilot-member table:name="0,000400412" table:display="true" table:show-details="true"/>
                <table:data-pilot-member table:name="0,000400418" table:display="true" table:show-details="true"/>
                <table:data-pilot-member table:name="0,000400448" table:display="true" table:show-details="true"/>
                <table:data-pilot-member table:name="0,000400564" table:display="true" table:show-details="true"/>
                <table:data-pilot-member table:name="0,000400957" table:display="true" table:show-details="true"/>
                <table:data-pilot-member table:name="0,000400992" table:display="true" table:show-details="true"/>
                <table:data-pilot-member table:name="0,000401052" table:display="true" table:show-details="true"/>
                <table:data-pilot-member table:name="0,00040128" table:display="true" table:show-details="true"/>
                <table:data-pilot-member table:name="0,000401321" table:display="true" table:show-details="true"/>
                <table:data-pilot-member table:name="0,000401341" table:display="true" table:show-details="true"/>
                <table:data-pilot-member table:name="0,000402173" table:display="true" table:show-details="true"/>
                <table:data-pilot-member table:name="0,000402207" table:display="true" table:show-details="true"/>
                <table:data-pilot-member table:name="0,000402672" table:display="true" table:show-details="true"/>
                <table:data-pilot-member table:name="0,00040331" table:display="true" table:show-details="true"/>
                <table:data-pilot-member table:name="0,000403325" table:display="true" table:show-details="true"/>
                <table:data-pilot-member table:name="0,000403436" table:display="true" table:show-details="true"/>
                <table:data-pilot-member table:name="0,000403941" table:display="true" table:show-details="true"/>
                <table:data-pilot-member table:name="0,000404269" table:display="true" table:show-details="true"/>
                <table:data-pilot-member table:name="0,000404327" table:display="true" table:show-details="true"/>
                <table:data-pilot-member table:name="0,00040476" table:display="true" table:show-details="true"/>
                <table:data-pilot-member table:name="0,000404856" table:display="true" table:show-details="true"/>
                <table:data-pilot-member table:name="0,000405503" table:display="true" table:show-details="true"/>
                <table:data-pilot-member table:name="0,000405625" table:display="true" table:show-details="true"/>
                <table:data-pilot-member table:name="0,000405701" table:display="true" table:show-details="true"/>
                <table:data-pilot-member table:name="0,00040614" table:display="true" table:show-details="true"/>
                <table:data-pilot-member table:name="0,000406511" table:display="true" table:show-details="true"/>
                <table:data-pilot-member table:name="0,000406542" table:display="true" table:show-details="true"/>
                <table:data-pilot-member table:name="0,000406644" table:display="true" table:show-details="true"/>
                <table:data-pilot-member table:name="0,000407185" table:display="true" table:show-details="true"/>
                <table:data-pilot-member table:name="0,00040731" table:display="true" table:show-details="true"/>
                <table:data-pilot-member table:name="0,000408688" table:display="true" table:show-details="true"/>
                <table:data-pilot-member table:name="0,000408916" table:display="true" table:show-details="true"/>
                <table:data-pilot-member table:name="0,000409059" table:display="true" table:show-details="true"/>
                <table:data-pilot-member table:name="0,000409126" table:display="true" table:show-details="true"/>
                <table:data-pilot-member table:name="0,000409286" table:display="true" table:show-details="true"/>
                <table:data-pilot-member table:name="0,000409629" table:display="true" table:show-details="true"/>
                <table:data-pilot-member table:name="0,000409905" table:display="true" table:show-details="true"/>
                <table:data-pilot-member table:name="0,000410032" table:display="true" table:show-details="true"/>
                <table:data-pilot-member table:name="0,000410316" table:display="true" table:show-details="true"/>
                <table:data-pilot-member table:name="0,000410402" table:display="true" table:show-details="true"/>
                <table:data-pilot-member table:name="0,000411164" table:display="true" table:show-details="true"/>
                <table:data-pilot-member table:name="0,000411549" table:display="true" table:show-details="true"/>
                <table:data-pilot-member table:name="0,000411627" table:display="true" table:show-details="true"/>
                <table:data-pilot-member table:name="0,000411975" table:display="true" table:show-details="true"/>
                <table:data-pilot-member table:name="0,000412077" table:display="true" table:show-details="true"/>
                <table:data-pilot-member table:name="0,000412087" table:display="true" table:show-details="true"/>
                <table:data-pilot-member table:name="0,000412448" table:display="true" table:show-details="true"/>
                <table:data-pilot-member table:name="0,000412471" table:display="true" table:show-details="true"/>
                <table:data-pilot-member table:name="0,000412531" table:display="true" table:show-details="true"/>
                <table:data-pilot-member table:name="0,000412615" table:display="true" table:show-details="true"/>
                <table:data-pilot-member table:name="0,000412618" table:display="true" table:show-details="true"/>
                <table:data-pilot-member table:name="0,000413014" table:display="true" table:show-details="true"/>
                <table:data-pilot-member table:name="0,000414243" table:display="true" table:show-details="true"/>
                <table:data-pilot-member table:name="0,00041429" table:display="true" table:show-details="true"/>
                <table:data-pilot-member table:name="0,000414301" table:display="true" table:show-details="true"/>
                <table:data-pilot-member table:name="0,000414997" table:display="true" table:show-details="true"/>
                <table:data-pilot-member table:name="0,000415457" table:display="true" table:show-details="true"/>
                <table:data-pilot-member table:name="0,000416212" table:display="true" table:show-details="true"/>
                <table:data-pilot-member table:name="0,000416331" table:display="true" table:show-details="true"/>
                <table:data-pilot-member table:name="0,000416445" table:display="true" table:show-details="true"/>
                <table:data-pilot-member table:name="0,000416739" table:display="true" table:show-details="true"/>
                <table:data-pilot-member table:name="0,000416799" table:display="true" table:show-details="true"/>
                <table:data-pilot-member table:name="0,000416894" table:display="true" table:show-details="true"/>
                <table:data-pilot-member table:name="0,000417311" table:display="true" table:show-details="true"/>
                <table:data-pilot-member table:name="0,000417852" table:display="true" table:show-details="true"/>
                <table:data-pilot-member table:name="0,00041818" table:display="true" table:show-details="true"/>
                <table:data-pilot-member table:name="0,000418501" table:display="true" table:show-details="true"/>
                <table:data-pilot-member table:name="0,000418756" table:display="true" table:show-details="true"/>
                <table:data-pilot-member table:name="0,00041881" table:display="true" table:show-details="true"/>
                <table:data-pilot-member table:name="0,000419027" table:display="true" table:show-details="true"/>
                <table:data-pilot-member table:name="0,000419173" table:display="true" table:show-details="true"/>
                <table:data-pilot-member table:name="0,000419493" table:display="true" table:show-details="true"/>
                <table:data-pilot-member table:name="0,000420021" table:display="true" table:show-details="true"/>
                <table:data-pilot-member table:name="0,000420167" table:display="true" table:show-details="true"/>
                <table:data-pilot-member table:name="0,000420231" table:display="true" table:show-details="true"/>
                <table:data-pilot-member table:name="0,000420753" table:display="true" table:show-details="true"/>
                <table:data-pilot-member table:name="0,000420804" table:display="true" table:show-details="true"/>
                <table:data-pilot-member table:name="0,000421234" table:display="true" table:show-details="true"/>
                <table:data-pilot-member table:name="0,000421602" table:display="true" table:show-details="true"/>
                <table:data-pilot-member table:name="0,000421774" table:display="true" table:show-details="true"/>
                <table:data-pilot-member table:name="0,000421831" table:display="true" table:show-details="true"/>
                <table:data-pilot-member table:name="0,000421902" table:display="true" table:show-details="true"/>
                <table:data-pilot-member table:name="0,000422978" table:display="true" table:show-details="true"/>
                <table:data-pilot-member table:name="0,000422982" table:display="true" table:show-details="true"/>
                <table:data-pilot-member table:name="0,000423095" table:display="true" table:show-details="true"/>
                <table:data-pilot-member table:name="0,000424048" table:display="true" table:show-details="true"/>
                <table:data-pilot-member table:name="0,000424259" table:display="true" table:show-details="true"/>
                <table:data-pilot-member table:name="0,000424958" table:display="true" table:show-details="true"/>
                <table:data-pilot-member table:name="0,000425003" table:display="true" table:show-details="true"/>
                <table:data-pilot-member table:name="0,000426437" table:display="true" table:show-details="true"/>
                <table:data-pilot-member table:name="0,000428525" table:display="true" table:show-details="true"/>
                <table:data-pilot-member table:name="0,00043105" table:display="true" table:show-details="true"/>
                <table:data-pilot-member table:name="0,000432574" table:display="true" table:show-details="true"/>
                <table:data-pilot-member table:name="0,000432944" table:display="true" table:show-details="true"/>
                <table:data-pilot-member table:name="0,00043373" table:display="true" table:show-details="true"/>
                <table:data-pilot-member table:name="0,000434856" table:display="true" table:show-details="true"/>
                <table:data-pilot-member table:name="0,000436867" table:display="true" table:show-details="true"/>
                <table:data-pilot-member table:name="0,000437274" table:display="true" table:show-details="true"/>
                <table:data-pilot-member table:name="0,000437699" table:display="true" table:show-details="true"/>
                <table:data-pilot-member table:name="0,000438027" table:display="true" table:show-details="true"/>
                <table:data-pilot-member table:name="0,00043803" table:display="true" table:show-details="true"/>
                <table:data-pilot-member table:name="0,000438107" table:display="true" table:show-details="true"/>
                <table:data-pilot-member table:name="0,000438109" table:display="true" table:show-details="true"/>
                <table:data-pilot-member table:name="0,000438132" table:display="true" table:show-details="true"/>
                <table:data-pilot-member table:name="0,000438149" table:display="true" table:show-details="true"/>
                <table:data-pilot-member table:name="0,00043815" table:display="true" table:show-details="true"/>
                <table:data-pilot-member table:name="0,000438158" table:display="true" table:show-details="true"/>
                <table:data-pilot-member table:name="0,000438296" table:display="true" table:show-details="true"/>
                <table:data-pilot-member table:name="0,000438454" table:display="true" table:show-details="true"/>
                <table:data-pilot-member table:name="0,000438459" table:display="true" table:show-details="true"/>
                <table:data-pilot-member table:name="0,000438492" table:display="true" table:show-details="true"/>
                <table:data-pilot-member table:name="0,00043856" table:display="true" table:show-details="true"/>
                <table:data-pilot-member table:name="0,000438565" table:display="true" table:show-details="true"/>
                <table:data-pilot-member table:name="0,000438635" table:display="true" table:show-details="true"/>
                <table:data-pilot-member table:name="0,000438671" table:display="true" table:show-details="true"/>
                <table:data-pilot-member table:name="0,000438841" table:display="true" table:show-details="true"/>
                <table:data-pilot-member table:name="0,000438924" table:display="true" table:show-details="true"/>
                <table:data-pilot-member table:name="0,000438947" table:display="true" table:show-details="true"/>
                <table:data-pilot-member table:name="0,000439226" table:display="true" table:show-details="true"/>
                <table:data-pilot-member table:name="0,000439248" table:display="true" table:show-details="true"/>
                <table:data-pilot-member table:name="0,000439419" table:display="true" table:show-details="true"/>
                <table:data-pilot-member table:name="0,000439579" table:display="true" table:show-details="true"/>
                <table:data-pilot-member table:name="0,000439713" table:display="true" table:show-details="true"/>
                <table:data-pilot-member table:name="0,000439718" table:display="true" table:show-details="true"/>
                <table:data-pilot-member table:name="0,000439742" table:display="true" table:show-details="true"/>
                <table:data-pilot-member table:name="0,000439749" table:display="true" table:show-details="true"/>
                <table:data-pilot-member table:name="0,000439764" table:display="true" table:show-details="true"/>
                <table:data-pilot-member table:name="0,000439787" table:display="true" table:show-details="true"/>
                <table:data-pilot-member table:name="0,000439825" table:display="true" table:show-details="true"/>
                <table:data-pilot-member table:name="0,000439892" table:display="true" table:show-details="true"/>
                <table:data-pilot-member table:name="0,000439893" table:display="true" table:show-details="true"/>
                <table:data-pilot-member table:name="0,000439964" table:display="true" table:show-details="true"/>
                <table:data-pilot-member table:name="0,000440029" table:display="true" table:show-details="true"/>
                <table:data-pilot-member table:name="0,000440093" table:display="true" table:show-details="true"/>
                <table:data-pilot-member table:name="0,000440102" table:display="true" table:show-details="true"/>
                <table:data-pilot-member table:name="0,000440145" table:display="true" table:show-details="true"/>
                <table:data-pilot-member table:name="0,000440346" table:display="true" table:show-details="true"/>
                <table:data-pilot-member table:name="0,000440396" table:display="true" table:show-details="true"/>
                <table:data-pilot-member table:name="0,00044046" table:display="true" table:show-details="true"/>
                <table:data-pilot-member table:name="0,00044051" table:display="true" table:show-details="true"/>
                <table:data-pilot-member table:name="0,000440535" table:display="true" table:show-details="true"/>
                <table:data-pilot-member table:name="0,000440632" table:display="true" table:show-details="true"/>
                <table:data-pilot-member table:name="0,000440642" table:display="true" table:show-details="true"/>
                <table:data-pilot-member table:name="0,00044071" table:display="true" table:show-details="true"/>
                <table:data-pilot-member table:name="0,000440924" table:display="true" table:show-details="true"/>
                <table:data-pilot-member table:name="0,000441584" table:display="true" table:show-details="true"/>
                <table:data-pilot-member table:name="0,00044162" table:display="true" table:show-details="true"/>
                <table:data-pilot-member table:name="0,000441731" table:display="true" table:show-details="true"/>
                <table:data-pilot-member table:name="0,000441866" table:display="true" table:show-details="true"/>
                <table:data-pilot-member table:name="0,00044199" table:display="true" table:show-details="true"/>
                <table:data-pilot-member table:name="0,000442014" table:display="true" table:show-details="true"/>
                <table:data-pilot-member table:name="0,00044222" table:display="true" table:show-details="true"/>
                <table:data-pilot-member table:name="0,000442506" table:display="true" table:show-details="true"/>
                <table:data-pilot-member table:name="0,000442905" table:display="true" table:show-details="true"/>
                <table:data-pilot-member table:name="0,000443189" table:display="true" table:show-details="true"/>
                <table:data-pilot-member table:name="0,000443222" table:display="true" table:show-details="true"/>
                <table:data-pilot-member table:name="0,000443225" table:display="true" table:show-details="true"/>
                <table:data-pilot-member table:name="0,000443256" table:display="true" table:show-details="true"/>
                <table:data-pilot-member table:name="0,000443424" table:display="true" table:show-details="true"/>
                <table:data-pilot-member table:name="0,000443759" table:display="true" table:show-details="true"/>
                <table:data-pilot-member table:name="0,000444333" table:display="true" table:show-details="true"/>
                <table:data-pilot-member table:name="0,000444654" table:display="true" table:show-details="true"/>
                <table:data-pilot-member table:name="0,000444884" table:display="true" table:show-details="true"/>
                <table:data-pilot-member table:name="0,000445755" table:display="true" table:show-details="true"/>
                <table:data-pilot-member table:name="0,00044791" table:display="true" table:show-details="true"/>
                <table:data-pilot-member table:name="0,000448113" table:display="true" table:show-details="true"/>
                <table:data-pilot-member table:name="0,000449692" table:display="true" table:show-details="true"/>
                <table:data-pilot-member table:name="0,000455034" table:display="true" table:show-details="true"/>
                <table:data-pilot-member table:name="0,000455396" table:display="true" table:show-details="true"/>
                <table:data-pilot-member table:name="0,000455405" table:display="true" table:show-details="true"/>
                <table:data-pilot-member table:name="0,000456819" table:display="true" table:show-details="true"/>
                <table:data-pilot-member table:name="0,000457343" table:display="true" table:show-details="true"/>
                <table:data-pilot-member table:name="0,000457439" table:display="true" table:show-details="true"/>
                <table:data-pilot-member table:name="0,000457536" table:display="true" table:show-details="true"/>
                <table:data-pilot-member table:name="0,000459257" table:display="true" table:show-details="true"/>
                <table:data-pilot-member table:name="0,00045986" table:display="true" table:show-details="true"/>
                <table:data-pilot-member table:name="0,000461101" table:display="true" table:show-details="true"/>
                <table:data-pilot-member table:name="0,000461146" table:display="true" table:show-details="true"/>
                <table:data-pilot-member table:name="0,000461206" table:display="true" table:show-details="true"/>
                <table:data-pilot-member table:name="0,000461719" table:display="true" table:show-details="true"/>
                <table:data-pilot-member table:name="0,000461908" table:display="true" table:show-details="true"/>
                <table:data-pilot-member table:name="0,00046352" table:display="true" table:show-details="true"/>
                <table:data-pilot-member table:name="0,000465323" table:display="true" table:show-details="true"/>
                <table:data-pilot-member table:name="0,000465706" table:display="true" table:show-details="true"/>
                <table:data-pilot-member table:name="0,000466431" table:display="true" table:show-details="true"/>
                <table:data-pilot-member table:name="0,000466612" table:display="true" table:show-details="true"/>
                <table:data-pilot-member table:name="0,000468339" table:display="true" table:show-details="true"/>
                <table:data-pilot-member table:name="0,000468637" table:display="true" table:show-details="true"/>
                <table:data-pilot-member table:name="0,000469325" table:display="true" table:show-details="true"/>
                <table:data-pilot-member table:name="0,000469402" table:display="true" table:show-details="true"/>
                <table:data-pilot-member table:name="0,000470023" table:display="true" table:show-details="true"/>
                <table:data-pilot-member table:name="0,000471243" table:display="true" table:show-details="true"/>
                <table:data-pilot-member table:name="0,00047142" table:display="true" table:show-details="true"/>
                <table:data-pilot-member table:name="0,000471719" table:display="true" table:show-details="true"/>
                <table:data-pilot-member table:name="0,000472635" table:display="true" table:show-details="true"/>
                <table:data-pilot-member table:name="0,000473362" table:display="true" table:show-details="true"/>
                <table:data-pilot-member table:name="0,000474173" table:display="true" table:show-details="true"/>
                <table:data-pilot-member table:name="0,000475132" table:display="true" table:show-details="true"/>
                <table:data-pilot-member table:name="0,000475542" table:display="true" table:show-details="true"/>
                <table:data-pilot-member table:name="0,000479736" table:display="true" table:show-details="true"/>
                <table:data-pilot-member table:name="0,000482766" table:display="true" table:show-details="true"/>
                <table:data-pilot-member table:name="0,000485754" table:display="true" table:show-details="true"/>
                <table:data-pilot-member table:name="0,000488896" table:display="true" table:show-details="true"/>
                <table:data-pilot-member table:name="0,000498098" table:display="true" table:show-details="true"/>
                <table:data-pilot-member table:name="0,000498555" table:display="true" table:show-details="true"/>
                <table:data-pilot-member table:name="0,00049956" table:display="true" table:show-details="true"/>
                <table:data-pilot-member table:name="0,000501872" table:display="true" table:show-details="true"/>
                <table:data-pilot-member table:name="0,000504491" table:display="true" table:show-details="true"/>
                <table:data-pilot-member table:name="0,000506067" table:display="true" table:show-details="true"/>
                <table:data-pilot-member table:name="0,000516324" table:display="true" table:show-details="true"/>
                <table:data-pilot-member table:name="0,000516866" table:display="true" table:show-details="true"/>
                <table:data-pilot-member table:name="0,000518257" table:display="true" table:show-details="true"/>
                <table:data-pilot-member table:name="0,000533523" table:display="true" table:show-details="true"/>
                <table:data-pilot-member table:name="0,000553209" table:display="true" table:show-details="true"/>
                <table:data-pilot-member table:name="0,000554704" table:display="true" table:show-details="true"/>
                <table:data-pilot-member table:name="0,000560016" table:display="true" table:show-details="true"/>
                <table:data-pilot-member table:name="0,000583508" table:display="true" table:show-details="true"/>
                <table:data-pilot-member table:name="0,000595571" table:display="true" table:show-details="true"/>
                <table:data-pilot-member table:name="0,00060585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L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-00-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3T17:50:24.986634221</dc:date>
    <meta:editing-duration>PT30S</meta:editing-duration>
    <meta:editing-cycles>1</meta:editing-cycles>
    <meta:document-statistic meta:table-count="2" meta:cell-count="12075" meta:object-count="1"/>
    <meta:generator>LibreOffice/24.2.3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line" chart:style-name="ch1">
        <chart:legend chart:legend-position="end" svg:x="11.46cm" svg:y="2.29cm" style:legend-expansion="high" chart:style-name="ch2"/>
        <chart:plot-area chart:style-name="ch3" table:cell-range-address="PivotChart" chart:data-source-has-labels="column" svg:x="0.32cm" svg:y="0.18cm" svg:width="10.82cm" svg:height="7.74cm">
          <chart:coordinate-region svg:x="1.862cm" svg:y="0.382cm" svg:width="8.779cm" svg:height="6.885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8"/>
          </chart:series>
          <chart:series chart:style-name="ch7" chart:values-cell-range-address="PT@data 1" chart:label-cell-address="PT@label 1" chart:class="chart:line">
            <chart:data-point chart:repeated="8"/>
          </chart:series>
          <chart:series chart:style-name="ch8" chart:values-cell-range-address="PT@data 2" chart:label-cell-address="PT@label 2" chart:class="chart:line">
            <chart:data-point chart:repeated="8"/>
          </chart:series>
          <chart:series chart:style-name="ch9" chart:values-cell-range-address="PT@data 3" chart:label-cell-address="PT@label 3" chart:class="chart:line">
            <chart:data-point chart:repeated="8"/>
          </chart:series>
          <chart:series chart:style-name="ch10" chart:values-cell-range-address="PT@data 4" chart:label-cell-address="PT@label 4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aining</text:p>
                <draw:g>
                  <svg:desc>PT@label 0</svg:desc>
                </draw:g>
              </table:table-cell>
              <table:table-cell office:value-type="string">
                <text:p>double hashing</text:p>
                <draw:g>
                  <svg:desc>PT@label 1</svg:desc>
                </draw:g>
              </table:table-cell>
              <table:table-cell office:value-type="string">
                <text:p>lineal probing</text:p>
                <draw:g>
                  <svg:desc>PT@label 2</svg:desc>
                </draw:g>
              </table:table-cell>
              <table:table-cell office:value-type="string">
                <text:p>quadratic probing</text:p>
                <draw:g>
                  <svg:desc>PT@label 3</svg:desc>
                </draw:g>
              </table:table-cell>
              <table:table-cell office:value-type="string">
                <text:p>STL unordered map</text:p>
                <draw:g>
                  <svg:desc>PT@label 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PT@categories</svg:desc>
                </draw:g>
              </table:table-cell>
              <table:table-cell office:value-type="float" office:value="0.00000001643">
                <text:p>0.00000001643</text:p>
                <draw:g>
                  <svg:desc>PT@data 0</svg:desc>
                </draw:g>
              </table:table-cell>
              <table:table-cell office:value-type="float" office:value="0.00003464828">
                <text:p>0.00003464828</text:p>
                <draw:g>
                  <svg:desc>PT@data 1</svg:desc>
                </draw:g>
              </table:table-cell>
              <table:table-cell office:value-type="float" office:value="0.00004166827">
                <text:p>0.00004166827</text:p>
                <draw:g>
                  <svg:desc>PT@data 2</svg:desc>
                </draw:g>
              </table:table-cell>
              <table:table-cell office:value-type="float" office:value="0.00003367229">
                <text:p>0.00003367229</text:p>
                <draw:g>
                  <svg:desc>PT@data 3</svg:desc>
                </draw:g>
              </table:table-cell>
              <table:table-cell office:value-type="float" office:value="0.00000001776">
                <text:p>0.00000001776</text:p>
                <draw:g>
                  <svg:desc>PT@data 4</svg:desc>
                </draw:g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0.00000001769">
                <text:p>0.00000001769</text:p>
              </table:table-cell>
              <table:table-cell office:value-type="float" office:value="0.00007553948">
                <text:p>0.00007553948</text:p>
              </table:table-cell>
              <table:table-cell office:value-type="float" office:value="0.00008087986">
                <text:p>0.00008087986</text:p>
              </table:table-cell>
              <table:table-cell office:value-type="float" office:value="0.00008587869">
                <text:p>0.00008587869</text:p>
              </table:table-cell>
              <table:table-cell office:value-type="float" office:value="0.00000001799">
                <text:p>0.00000001799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00000001531">
                <text:p>0.00000001531</text:p>
              </table:table-cell>
              <table:table-cell office:value-type="float" office:value="0.00011897143">
                <text:p>0.00011897143</text:p>
              </table:table-cell>
              <table:table-cell office:value-type="float" office:value="0.00013936025">
                <text:p>0.00013936025</text:p>
              </table:table-cell>
              <table:table-cell office:value-type="float" office:value="0.00011072475">
                <text:p>0.00011072475</text:p>
              </table:table-cell>
              <table:table-cell office:value-type="float" office:value="0.00000001703">
                <text:p>0.00000001703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0000000143">
                <text:p>0.0000000143</text:p>
              </table:table-cell>
              <table:table-cell office:value-type="float" office:value="0.00020432114">
                <text:p>0.00020432114</text:p>
              </table:table-cell>
              <table:table-cell office:value-type="float" office:value="0.0002348076">
                <text:p>0.0002348076</text:p>
              </table:table-cell>
              <table:table-cell office:value-type="float" office:value="0.00019503139">
                <text:p>0.00019503139</text:p>
              </table:table-cell>
              <table:table-cell office:value-type="float" office:value="0.00000001397">
                <text:p>0.00000001397</text:p>
              </table:table-cell>
            </table:table-row>
            <table:table-row>
              <table:table-cell office:value-type="string">
                <text:p>12500</text:p>
              </table:table-cell>
              <table:table-cell office:value-type="float" office:value="0.00000001396">
                <text:p>0.00000001396</text:p>
              </table:table-cell>
              <table:table-cell office:value-type="float" office:value="0.00025041039">
                <text:p>0.00025041039</text:p>
              </table:table-cell>
              <table:table-cell office:value-type="float" office:value="0.00028815886">
                <text:p>0.00028815886</text:p>
              </table:table-cell>
              <table:table-cell office:value-type="float" office:value="0.00024045363">
                <text:p>0.00024045363</text:p>
              </table:table-cell>
              <table:table-cell office:value-type="float" office:value="0.00000001384">
                <text:p>0.00000001384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0.00000001432">
                <text:p>0.00000001432</text:p>
              </table:table-cell>
              <table:table-cell office:value-type="float" office:value="0.00030164158">
                <text:p>0.00030164158</text:p>
              </table:table-cell>
              <table:table-cell office:value-type="float" office:value="0.00035027761">
                <text:p>0.00035027761</text:p>
              </table:table-cell>
              <table:table-cell office:value-type="float" office:value="0.00029277965">
                <text:p>0.00029277965</text:p>
              </table:table-cell>
              <table:table-cell office:value-type="float" office:value="0.00000001429">
                <text:p>0.00000001429</text:p>
              </table:table-cell>
            </table:table-row>
            <table:table-row>
              <table:table-cell office:value-type="string">
                <text:p>17500</text:p>
              </table:table-cell>
              <table:table-cell office:value-type="float" office:value="0.00000001417">
                <text:p>0.00000001417</text:p>
              </table:table-cell>
              <table:table-cell office:value-type="float" office:value="0.00035188245">
                <text:p>0.00035188245</text:p>
              </table:table-cell>
              <table:table-cell office:value-type="float" office:value="0.00040597104">
                <text:p>0.00040597104</text:p>
              </table:table-cell>
              <table:table-cell office:value-type="float" office:value="0.00033831376">
                <text:p>0.00033831376</text:p>
              </table:table-cell>
              <table:table-cell office:value-type="float" office:value="0.00000001407">
                <text:p>0.00000001407</text:p>
              </table:table-cell>
            </table:table-row>
            <table:table-row>
              <table:table-cell office:value-type="string">
                <text:p>19908</text:p>
              </table:table-cell>
              <table:table-cell office:value-type="float" office:value="0.0000000144">
                <text:p>0.0000000144</text:p>
              </table:table-cell>
              <table:table-cell office:value-type="float" office:value="0.00039728191">
                <text:p>0.00039728191</text:p>
              </table:table-cell>
              <table:table-cell office:value-type="float" office:value="0.00045748819">
                <text:p>0.00045748819</text:p>
              </table:table-cell>
              <table:table-cell office:value-type="float" office:value="0.00039104903">
                <text:p>0.00039104903</text:p>
              </table:table-cell>
              <table:table-cell office:value-type="float" office:value="0.00000001416">
                <text:p>0.000000014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